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Keter YG" svg:font-family="'Keter YG'" style:font-pitch="variable"/>
    <style:font-face style:name="Mekorot-Vilna" svg:font-family="Mekorot-Vilna" style:font-pitch="variable"/>
    <style:font-face style:name="Microsoft YaHei" svg:font-family="'Microsoft YaHei'" style:font-family-generic="system" style:font-pitch="variable"/>
    <style:font-face style:name="NSimSun" svg:font-family="NSimSun" style:font-family-generic="system" style:font-pitch="variable"/>
    <style:font-face style:name="Narkisim" svg:font-family="Narkisim" style:font-family-generic="swiss" style:font-pitch="variable"/>
    <style:font-face style:name="Noto Rashi Hebrew Medium" svg:font-family="'Noto Rashi Hebrew Medium'" style:font-pitch="variable"/>
    <style:font-face style:name="Shofar" svg:font-family="Shofar"/>
    <style:font-face style:name="Shofar1" svg:font-family="Shofar" style:font-adornments="Regular" style:font-pitch="variable"/>
    <style:font-face style:name="Times New Roman" svg:font-family="'Times New Roman'" style:font-family-generic="roman"/>
  </office:font-face-decls>
  <office:automatic-styles>
    <style:style style:name="P1" style:family="paragraph" style:parent-style-name="Header">
      <style:paragraph-properties fo:text-align="center" style:justify-single-word="false" style:writing-mode="rl-tb"/>
      <style:text-properties fo:font-weight="bold" officeooo:rsid="0013c3ce" officeooo:paragraph-rsid="0013c3ce" style:font-weight-asian="bold" style:font-name-complex="Keter YG" style:font-weight-complex="bold"/>
    </style:style>
    <style:style style:name="P2" style:family="paragraph" style:parent-style-name="Footnote">
      <style:paragraph-properties fo:text-align="end" style:justify-single-word="false" style:writing-mode="rl-tb"/>
      <style:text-properties fo:font-weight="bold" officeooo:rsid="000ba53e" officeooo:paragraph-rsid="000ba53e" style:font-weight-asian="bold" style:font-weight-complex="bold"/>
    </style:style>
    <style:style style:name="P3" style:family="paragraph" style:parent-style-name="Footnote">
      <style:paragraph-properties fo:text-align="end" style:justify-single-word="false" style:writing-mode="rl-tb"/>
      <style:text-properties fo:font-weight="bold" officeooo:rsid="000caff8" officeooo:paragraph-rsid="000caff8" style:font-weight-asian="bold" style:font-weight-complex="bold"/>
    </style:style>
    <style:style style:name="P4" style:family="paragraph" style:parent-style-name="Footnote">
      <style:paragraph-properties fo:text-align="end" style:justify-single-word="false" style:writing-mode="rl-tb"/>
      <style:text-properties fo:font-weight="bold" officeooo:rsid="000e8b7e" officeooo:paragraph-rsid="000e8b7e" style:font-weight-asian="bold" style:font-weight-complex="bold"/>
    </style:style>
    <style:style style:name="P5" style:family="paragraph" style:parent-style-name="Footnote">
      <style:paragraph-properties fo:text-align="end" style:justify-single-word="false" style:writing-mode="rl-tb"/>
      <style:text-properties fo:font-weight="bold" officeooo:rsid="001132bc" officeooo:paragraph-rsid="001132bc" style:font-weight-asian="bold" style:font-weight-complex="bold"/>
    </style:style>
    <style:style style:name="P6" style:family="paragraph" style:parent-style-name="Footnote">
      <style:paragraph-properties fo:text-align="end" style:justify-single-word="false" style:writing-mode="rl-tb"/>
      <style:text-properties fo:font-weight="bold" officeooo:rsid="00127cd5" officeooo:paragraph-rsid="00127cd5" style:font-weight-asian="bold" style:font-weight-complex="bold"/>
    </style:style>
    <style:style style:name="P7" style:family="paragraph" style:parent-style-name="Footnote">
      <style:paragraph-properties fo:text-align="end" style:justify-single-word="false" style:writing-mode="rl-tb"/>
      <style:text-properties fo:font-weight="bold" officeooo:rsid="00138288" officeooo:paragraph-rsid="00138288" style:font-weight-asian="bold" style:font-weight-complex="bold"/>
    </style:style>
    <style:style style:name="P8" style:family="paragraph" style:parent-style-name="Footnote">
      <style:text-properties fo:font-weight="bold" officeooo:rsid="0020e88b" officeooo:paragraph-rsid="0020e88b" style:font-weight-asian="bold" style:font-weight-complex="bold"/>
    </style:style>
    <style:style style:name="P9" style:family="paragraph" style:parent-style-name="Footnote">
      <style:text-properties fo:font-weight="bold" officeooo:rsid="0021da70" officeooo:paragraph-rsid="0021da70" style:font-weight-asian="bold" style:font-weight-complex="bold"/>
    </style:style>
    <style:style style:name="P10" style:family="paragraph" style:parent-style-name="Footnote">
      <style:text-properties fo:font-weight="bold" officeooo:rsid="0022cd52" officeooo:paragraph-rsid="0022cd52" style:font-weight-asian="bold" style:font-weight-complex="bold"/>
    </style:style>
    <style:style style:name="P11" style:family="paragraph" style:parent-style-name="Footnote">
      <style:text-properties fo:font-weight="bold" officeooo:rsid="007d737b" officeooo:paragraph-rsid="007d737b" style:font-weight-asian="bold" style:font-weight-complex="bold"/>
    </style:style>
    <style:style style:name="P12" style:family="paragraph" style:parent-style-name="Footnote">
      <style:text-properties fo:font-weight="bold" officeooo:rsid="00e27957" officeooo:paragraph-rsid="00e27957" style:font-weight-asian="bold" style:font-weight-complex="bold"/>
    </style:style>
    <style:style style:name="P13" style:family="paragraph" style:parent-style-name="Footnote">
      <style:text-properties fo:font-weight="bold" officeooo:rsid="00f2e24f" officeooo:paragraph-rsid="00f2e24f" style:font-weight-asian="bold" style:font-weight-complex="bold"/>
    </style:style>
    <style:style style:name="P14" style:family="paragraph" style:parent-style-name="Footnote">
      <style:text-properties fo:font-weight="bold" officeooo:rsid="01018f5e" officeooo:paragraph-rsid="01018f5e" style:font-weight-asian="bold" style:font-weight-complex="bold"/>
    </style:style>
    <style:style style:name="P15" style:family="paragraph" style:parent-style-name="Footnote">
      <style:text-properties fo:font-weight="bold" officeooo:rsid="014b3477" officeooo:paragraph-rsid="014b3477" style:font-weight-asian="bold" style:font-weight-complex="bold"/>
    </style:style>
    <style:style style:name="P16" style:family="paragraph" style:parent-style-name="Footnote">
      <style:text-properties fo:font-weight="bold" officeooo:rsid="014c26b3" officeooo:paragraph-rsid="014c26b3" style:font-weight-asian="bold" style:font-weight-complex="bold"/>
    </style:style>
    <style:style style:name="P17" style:family="paragraph" style:parent-style-name="Footnote">
      <style:text-properties fo:font-weight="bold" officeooo:rsid="014d0d8e" officeooo:paragraph-rsid="014d0d8e" style:font-weight-asian="bold" style:font-weight-complex="bold"/>
    </style:style>
    <style:style style:name="P18" style:family="paragraph" style:parent-style-name="Footnote">
      <style:text-properties fo:font-weight="bold" officeooo:rsid="01b9e419" officeooo:paragraph-rsid="01b9e419" style:font-weight-asian="bold" style:font-weight-complex="bold"/>
    </style:style>
    <style:style style:name="P19" style:family="paragraph" style:parent-style-name="Footnote">
      <style:text-properties fo:font-weight="bold" officeooo:rsid="01c81e3d" officeooo:paragraph-rsid="01c81e3d" style:font-weight-asian="bold" style:font-weight-complex="bold"/>
    </style:style>
    <style:style style:name="P20" style:family="paragraph" style:parent-style-name="Footnote">
      <style:text-properties fo:font-weight="bold" officeooo:rsid="01db3455" officeooo:paragraph-rsid="01db3455" style:font-weight-asian="bold" style:font-weight-complex="bold"/>
    </style:style>
    <style:style style:name="P21" style:family="paragraph" style:parent-style-name="Footnote">
      <style:text-properties fo:font-weight="bold" officeooo:rsid="01eb6ebb" officeooo:paragraph-rsid="01eb6ebb" style:font-weight-asian="bold" style:font-weight-complex="bold"/>
    </style:style>
    <style:style style:name="P22" style:family="paragraph" style:parent-style-name="Footnote">
      <style:text-properties fo:font-weight="bold" officeooo:rsid="0205c7c0" officeooo:paragraph-rsid="0205c7c0" style:font-weight-asian="bold" style:font-weight-complex="bold"/>
    </style:style>
    <style:style style:name="P23" style:family="paragraph" style:parent-style-name="Footnote">
      <style:text-properties fo:font-weight="bold" officeooo:rsid="0215bb20" officeooo:paragraph-rsid="0215bb20" style:font-weight-asian="bold" style:font-weight-complex="bold"/>
    </style:style>
    <style:style style:name="P24" style:family="paragraph" style:parent-style-name="Footnote">
      <style:text-properties fo:font-weight="bold" officeooo:rsid="0226e8a6" officeooo:paragraph-rsid="0226e8a6" style:font-weight-asian="bold" style:font-weight-complex="bold"/>
    </style:style>
    <style:style style:name="P25" style:family="paragraph" style:parent-style-name="Footnote">
      <style:text-properties fo:font-weight="bold" officeooo:rsid="02330f84" officeooo:paragraph-rsid="02330f84" style:font-weight-asian="bold" style:font-weight-complex="bold"/>
    </style:style>
    <style:style style:name="P26" style:family="paragraph" style:parent-style-name="Footnote">
      <style:text-properties fo:font-weight="bold" officeooo:rsid="0235ff49" officeooo:paragraph-rsid="0235ff49" style:font-weight-asian="bold" style:font-weight-complex="bold"/>
    </style:style>
    <style:style style:name="P27" style:family="paragraph" style:parent-style-name="Footnote">
      <style:text-properties fo:font-weight="bold" officeooo:rsid="024b217e" officeooo:paragraph-rsid="024b217e" style:font-weight-asian="bold" style:font-weight-complex="bold"/>
    </style:style>
    <style:style style:name="P28" style:family="paragraph" style:parent-style-name="Footnote">
      <style:paragraph-properties fo:text-align="end" style:justify-single-word="false" style:writing-mode="rl-tb"/>
      <style:text-properties officeooo:paragraph-rsid="00099dd8"/>
    </style:style>
    <style:style style:name="P29" style:family="paragraph" style:parent-style-name="Footnote">
      <style:paragraph-properties fo:text-align="end" style:justify-single-word="false" style:writing-mode="rl-tb"/>
      <style:text-properties officeooo:paragraph-rsid="000b308d"/>
    </style:style>
    <style:style style:name="P30" style:family="paragraph" style:parent-style-name="Footnote">
      <style:paragraph-properties fo:text-align="end" style:justify-single-word="false" style:writing-mode="rl-tb"/>
      <style:text-properties officeooo:paragraph-rsid="000ba53e"/>
    </style:style>
    <style:style style:name="P31" style:family="paragraph" style:parent-style-name="Footnote">
      <style:paragraph-properties fo:text-align="end" style:justify-single-word="false" style:writing-mode="rl-tb"/>
      <style:text-properties officeooo:paragraph-rsid="000cadab"/>
    </style:style>
    <style:style style:name="P32" style:family="paragraph" style:parent-style-name="Footnote">
      <style:paragraph-properties fo:text-align="end" style:justify-single-word="false" style:writing-mode="rl-tb"/>
      <style:text-properties officeooo:paragraph-rsid="000caff8"/>
    </style:style>
    <style:style style:name="P33" style:family="paragraph" style:parent-style-name="Footnote">
      <style:paragraph-properties fo:text-align="end" style:justify-single-word="false" style:writing-mode="rl-tb"/>
      <style:text-properties officeooo:paragraph-rsid="000e8b7e"/>
    </style:style>
    <style:style style:name="P34" style:family="paragraph" style:parent-style-name="Footnote">
      <style:paragraph-properties fo:text-align="end" style:justify-single-word="false" style:writing-mode="rl-tb"/>
      <style:text-properties officeooo:paragraph-rsid="00107fb5"/>
    </style:style>
    <style:style style:name="P35" style:family="paragraph" style:parent-style-name="Footnote">
      <style:paragraph-properties fo:text-align="end" style:justify-single-word="false" style:writing-mode="rl-tb"/>
      <style:text-properties officeooo:paragraph-rsid="0010fed6"/>
    </style:style>
    <style:style style:name="P36" style:family="paragraph" style:parent-style-name="Footnote">
      <style:paragraph-properties fo:text-align="end" style:justify-single-word="false" style:writing-mode="rl-tb"/>
      <style:text-properties officeooo:paragraph-rsid="001132bc"/>
    </style:style>
    <style:style style:name="P37" style:family="paragraph" style:parent-style-name="Footnote">
      <style:paragraph-properties fo:text-align="end" style:justify-single-word="false" style:writing-mode="rl-tb"/>
      <style:text-properties officeooo:paragraph-rsid="0012295f"/>
    </style:style>
    <style:style style:name="P38" style:family="paragraph" style:parent-style-name="Footnote">
      <style:paragraph-properties fo:text-align="end" style:justify-single-word="false" style:writing-mode="rl-tb"/>
      <style:text-properties officeooo:paragraph-rsid="00138288"/>
    </style:style>
    <style:style style:name="P39" style:family="paragraph" style:parent-style-name="Footnote">
      <style:paragraph-properties fo:text-align="end" style:justify-single-word="false" style:writing-mode="rl-tb"/>
      <style:text-properties officeooo:rsid="0018957c" officeooo:paragraph-rsid="0018957c"/>
    </style:style>
    <style:style style:name="P40" style:family="paragraph" style:parent-style-name="Footnote">
      <style:paragraph-properties fo:text-align="end" style:justify-single-word="false" style:writing-mode="rl-tb"/>
      <style:text-properties officeooo:rsid="0018957c" officeooo:paragraph-rsid="001132bc"/>
    </style:style>
    <style:style style:name="P41" style:family="paragraph" style:parent-style-name="Footnote">
      <style:paragraph-properties fo:text-align="end" style:justify-single-word="false" style:writing-mode="rl-tb"/>
      <style:text-properties officeooo:rsid="0018957c" officeooo:paragraph-rsid="00127cd5"/>
    </style:style>
    <style:style style:name="P42" style:family="paragraph" style:parent-style-name="Footnote">
      <style:paragraph-properties fo:text-align="end" style:justify-single-word="false" style:writing-mode="rl-tb"/>
      <style:text-properties officeooo:rsid="0018957c" officeooo:paragraph-rsid="00138288"/>
    </style:style>
    <style:style style:name="P43" style:family="paragraph" style:parent-style-name="Footnote">
      <style:paragraph-properties fo:margin-left="0cm" fo:margin-right="0cm" fo:text-align="end" style:justify-single-word="false" fo:text-indent="0cm" style:auto-text-indent="false" style:writing-mode="rl-tb"/>
      <style:text-properties officeooo:rsid="0018957c" officeooo:paragraph-rsid="00138288"/>
    </style:style>
    <style:style style:name="P44" style:family="paragraph" style:parent-style-name="Footnote">
      <style:paragraph-properties fo:text-align="end" style:justify-single-word="false" style:writing-mode="rl-tb"/>
      <style:text-properties style:text-underline-style="solid" style:text-underline-width="auto" style:text-underline-color="font-color" fo:font-weight="bold" officeooo:rsid="00138288" officeooo:paragraph-rsid="00138288" style:font-weight-asian="bold" style:font-weight-complex="bold"/>
    </style:style>
    <style:style style:name="P45" style:family="paragraph" style:parent-style-name="Footnote">
      <style:text-properties style:text-underline-style="solid" style:text-underline-width="auto" style:text-underline-color="font-color" fo:font-weight="bold" officeooo:rsid="0022cd52" officeooo:paragraph-rsid="0022cd52" style:font-weight-asian="bold" style:font-weight-complex="bold"/>
    </style:style>
    <style:style style:name="P46" style:family="paragraph" style:parent-style-name="Footnote">
      <style:text-properties style:text-underline-style="solid" style:text-underline-width="auto" style:text-underline-color="font-color" fo:font-weight="bold" officeooo:rsid="007d737b" officeooo:paragraph-rsid="007d737b" style:font-weight-asian="bold" style:font-weight-complex="bold"/>
    </style:style>
    <style:style style:name="P47" style:family="paragraph" style:parent-style-name="Footnote">
      <style:text-properties style:text-underline-style="solid" style:text-underline-width="auto" style:text-underline-color="font-color" fo:font-weight="bold" officeooo:rsid="00e27957" officeooo:paragraph-rsid="00e27957" style:font-weight-asian="bold" style:font-weight-complex="bold"/>
    </style:style>
    <style:style style:name="P48" style:family="paragraph" style:parent-style-name="Footnote">
      <style:text-properties style:text-underline-style="solid" style:text-underline-width="auto" style:text-underline-color="font-color" fo:font-weight="bold" officeooo:rsid="012cee49" officeooo:paragraph-rsid="012cee49" style:font-weight-asian="bold" style:font-weight-complex="bold"/>
    </style:style>
    <style:style style:name="P49" style:family="paragraph" style:parent-style-name="Footnote">
      <style:text-properties style:text-underline-style="solid" style:text-underline-width="auto" style:text-underline-color="font-color" fo:font-weight="bold" officeooo:rsid="012ef423" officeooo:paragraph-rsid="012ef423" style:font-weight-asian="bold" style:font-weight-complex="bold"/>
    </style:style>
    <style:style style:name="P50" style:family="paragraph" style:parent-style-name="Footnote">
      <style:text-properties style:text-underline-style="solid" style:text-underline-width="auto" style:text-underline-color="font-color" fo:font-weight="bold" officeooo:rsid="013062c9" officeooo:paragraph-rsid="013062c9" style:font-weight-asian="bold" style:font-weight-complex="bold"/>
    </style:style>
    <style:style style:name="P51" style:family="paragraph" style:parent-style-name="Footnote">
      <style:text-properties style:text-underline-style="solid" style:text-underline-width="auto" style:text-underline-color="font-color" fo:font-weight="bold" officeooo:rsid="0205c7c0" officeooo:paragraph-rsid="0205c7c0" style:font-weight-asian="bold" style:font-weight-complex="bold"/>
    </style:style>
    <style:style style:name="P52" style:family="paragraph" style:parent-style-name="Footnote">
      <style:paragraph-properties style:writing-mode="rl-tb"/>
      <style:text-properties officeooo:rsid="00183951" officeooo:paragraph-rsid="00183951"/>
    </style:style>
    <style:style style:name="P53" style:family="paragraph" style:parent-style-name="Footnote">
      <style:text-properties officeooo:rsid="00183951" officeooo:paragraph-rsid="00183951"/>
    </style:style>
    <style:style style:name="P54" style:family="paragraph" style:parent-style-name="Footnote">
      <style:text-properties officeooo:rsid="00197a89" officeooo:paragraph-rsid="00197a89"/>
    </style:style>
    <style:style style:name="P55" style:family="paragraph" style:parent-style-name="Footnote">
      <style:text-properties officeooo:rsid="001cded9" officeooo:paragraph-rsid="001cded9"/>
    </style:style>
    <style:style style:name="P56" style:family="paragraph" style:parent-style-name="Footnote">
      <style:text-properties officeooo:rsid="001d3131" officeooo:paragraph-rsid="001d3131"/>
    </style:style>
    <style:style style:name="P57" style:family="paragraph" style:parent-style-name="Footnote">
      <style:paragraph-properties fo:margin-left="0cm" fo:margin-right="0cm" fo:text-indent="0cm" style:auto-text-indent="false"/>
      <style:text-properties officeooo:rsid="001d3131" officeooo:paragraph-rsid="001d3131"/>
    </style:style>
    <style:style style:name="P58" style:family="paragraph" style:parent-style-name="Footnote">
      <style:text-properties officeooo:rsid="001eaf8c" officeooo:paragraph-rsid="001eaf8c"/>
    </style:style>
    <style:style style:name="P59" style:family="paragraph" style:parent-style-name="Footnote">
      <style:text-properties officeooo:rsid="00208f55" officeooo:paragraph-rsid="00208f55"/>
    </style:style>
    <style:style style:name="P60" style:family="paragraph" style:parent-style-name="Footnote">
      <style:text-properties officeooo:rsid="0020e88b" officeooo:paragraph-rsid="0020e88b"/>
    </style:style>
    <style:style style:name="P61" style:family="paragraph" style:parent-style-name="Footnote">
      <style:paragraph-properties fo:margin-left="0cm" fo:margin-right="0cm" fo:text-indent="0cm" style:auto-text-indent="false"/>
      <style:text-properties officeooo:rsid="0020e88b" officeooo:paragraph-rsid="0020e88b"/>
    </style:style>
    <style:style style:name="P62" style:family="paragraph" style:parent-style-name="Footnote">
      <style:text-properties officeooo:rsid="002a8dc9" officeooo:paragraph-rsid="002a8dc9"/>
    </style:style>
    <style:style style:name="P63" style:family="paragraph" style:parent-style-name="Footnote">
      <style:text-properties officeooo:rsid="002cdf57" officeooo:paragraph-rsid="002cdf57"/>
    </style:style>
    <style:style style:name="P64" style:family="paragraph" style:parent-style-name="Footnote">
      <style:text-properties officeooo:rsid="002ce0ce" officeooo:paragraph-rsid="002ce0ce"/>
    </style:style>
    <style:style style:name="P65" style:family="paragraph" style:parent-style-name="Footnote">
      <style:text-properties officeooo:rsid="002db2e0" officeooo:paragraph-rsid="002db2e0"/>
    </style:style>
    <style:style style:name="P66" style:family="paragraph" style:parent-style-name="Footnote">
      <style:text-properties officeooo:rsid="002f6d25" officeooo:paragraph-rsid="002f6d25"/>
    </style:style>
    <style:style style:name="P67" style:family="paragraph" style:parent-style-name="Footnote">
      <style:text-properties officeooo:rsid="002fdaae" officeooo:paragraph-rsid="002fdaae"/>
    </style:style>
    <style:style style:name="P68" style:family="paragraph" style:parent-style-name="Footnote">
      <style:text-properties officeooo:rsid="003030f0" officeooo:paragraph-rsid="003030f0"/>
    </style:style>
    <style:style style:name="P69" style:family="paragraph" style:parent-style-name="Footnote">
      <style:text-properties officeooo:rsid="0031ba46" officeooo:paragraph-rsid="003b999c"/>
    </style:style>
    <style:style style:name="P70" style:family="paragraph" style:parent-style-name="Footnote">
      <style:text-properties officeooo:rsid="003d1692" officeooo:paragraph-rsid="003d1692"/>
    </style:style>
    <style:style style:name="P71" style:family="paragraph" style:parent-style-name="Footnote">
      <style:text-properties officeooo:rsid="00413875" officeooo:paragraph-rsid="00413875"/>
    </style:style>
    <style:style style:name="P72" style:family="paragraph" style:parent-style-name="Footnote">
      <style:text-properties officeooo:rsid="0043de04" officeooo:paragraph-rsid="0043de04"/>
    </style:style>
    <style:style style:name="P73" style:family="paragraph" style:parent-style-name="Footnote">
      <style:text-properties officeooo:rsid="0044728a" officeooo:paragraph-rsid="0044728a"/>
    </style:style>
    <style:style style:name="P74" style:family="paragraph" style:parent-style-name="Footnote">
      <style:text-properties officeooo:rsid="0048531e" officeooo:paragraph-rsid="0048531e"/>
    </style:style>
    <style:style style:name="P75" style:family="paragraph" style:parent-style-name="Footnote">
      <style:text-properties officeooo:rsid="004c360f" officeooo:paragraph-rsid="004c360f"/>
    </style:style>
    <style:style style:name="P76" style:family="paragraph" style:parent-style-name="Footnote">
      <style:text-properties officeooo:rsid="0053d67b" officeooo:paragraph-rsid="0053d67b"/>
    </style:style>
    <style:style style:name="P77" style:family="paragraph" style:parent-style-name="Footnote">
      <style:text-properties officeooo:rsid="005712fb" officeooo:paragraph-rsid="005712fb"/>
    </style:style>
    <style:style style:name="P78" style:family="paragraph" style:parent-style-name="Footnote">
      <style:text-properties officeooo:rsid="005b526c" officeooo:paragraph-rsid="005b526c"/>
    </style:style>
    <style:style style:name="P79" style:family="paragraph" style:parent-style-name="Footnote">
      <style:text-properties officeooo:rsid="005d1f6e" officeooo:paragraph-rsid="005d1f6e"/>
    </style:style>
    <style:style style:name="P80" style:family="paragraph" style:parent-style-name="Footnote">
      <style:text-properties officeooo:rsid="005d4682" officeooo:paragraph-rsid="005d4682"/>
    </style:style>
    <style:style style:name="P81" style:family="paragraph" style:parent-style-name="Footnote">
      <style:text-properties officeooo:rsid="005ea9f8" officeooo:paragraph-rsid="005ea9f8"/>
    </style:style>
    <style:style style:name="P82" style:family="paragraph" style:parent-style-name="Footnote">
      <style:text-properties officeooo:rsid="005f5d15" officeooo:paragraph-rsid="005f5d15"/>
    </style:style>
    <style:style style:name="P83" style:family="paragraph" style:parent-style-name="Footnote">
      <style:text-properties officeooo:rsid="0062e6d2" officeooo:paragraph-rsid="0062e6d2"/>
    </style:style>
    <style:style style:name="P84" style:family="paragraph" style:parent-style-name="Footnote">
      <style:text-properties officeooo:rsid="00650a2f" officeooo:paragraph-rsid="00650a2f"/>
    </style:style>
    <style:style style:name="P85" style:family="paragraph" style:parent-style-name="Footnote">
      <style:text-properties officeooo:rsid="006698d5" officeooo:paragraph-rsid="006698d5"/>
    </style:style>
    <style:style style:name="P86" style:family="paragraph" style:parent-style-name="Standard">
      <style:paragraph-properties fo:text-align="center" style:justify-single-word="false"/>
      <style:text-properties style:font-name="Mekorot-Vilna" style:text-underline-style="solid" style:text-underline-width="auto" style:text-underline-color="font-color" fo:font-weight="normal" officeooo:rsid="005250ee" officeooo:paragraph-rsid="005250ee" style:font-weight-asian="normal" style:font-name-complex="Narkisim" style:font-weight-complex="normal"/>
    </style:style>
    <style:style style:name="P87" style:family="paragraph" style:parent-style-name="Standard">
      <style:paragraph-properties fo:text-align="center" style:justify-single-word="false"/>
      <style:text-properties style:font-name="Mekorot-Vilna" style:text-underline-style="solid" style:text-underline-width="auto" style:text-underline-color="font-color" fo:font-weight="normal" officeooo:rsid="0064dfca" officeooo:paragraph-rsid="0064dfca" style:font-weight-asian="normal" style:font-name-complex="Narkisim" style:font-weight-complex="normal"/>
    </style:style>
    <style:style style:name="P88" style:family="paragraph" style:parent-style-name="Standard">
      <style:paragraph-properties fo:text-align="center" style:justify-single-word="false"/>
      <style:text-properties style:font-name="Mekorot-Vilna" style:text-underline-style="solid" style:text-underline-width="auto" style:text-underline-color="font-color" fo:font-weight="normal" officeooo:rsid="00675942" officeooo:paragraph-rsid="00675942" style:font-weight-asian="normal" style:font-name-complex="Narkisim" style:font-weight-complex="normal"/>
    </style:style>
    <style:style style:name="P89" style:family="paragraph" style:parent-style-name="Standard">
      <style:paragraph-properties fo:text-align="center" style:justify-single-word="false"/>
      <style:text-properties style:font-name="Mekorot-Vilna" style:text-underline-style="solid" style:text-underline-width="auto" style:text-underline-color="font-color" fo:font-weight="normal" officeooo:rsid="0067658f" officeooo:paragraph-rsid="0067658f" style:font-weight-asian="normal" style:font-name-complex="Narkisim" style:font-weight-complex="normal"/>
    </style:style>
    <style:style style:name="P90" style:family="paragraph" style:parent-style-name="Standard">
      <style:paragraph-properties fo:text-align="end" style:justify-single-word="false" style:writing-mode="rl-tb"/>
      <style:text-properties style:font-name="Mekorot-Vilna" fo:font-size="11pt" fo:font-weight="normal" officeooo:paragraph-rsid="00098442" style:font-size-asian="11pt" style:font-weight-asian="normal" style:font-name-complex="Narkisim" style:font-size-complex="13pt" style:language-complex="he" style:country-complex="IL" style:font-weight-complex="normal"/>
    </style:style>
    <style:style style:name="P91" style:family="paragraph" style:parent-style-name="Standard">
      <style:paragraph-properties fo:text-align="end" style:justify-single-word="false" style:writing-mode="rl-tb"/>
      <style:text-properties style:font-name="Mekorot-Vilna" fo:font-size="11pt" fo:font-weight="normal" officeooo:paragraph-rsid="000cadab" style:font-size-asian="11pt" style:font-weight-asian="normal" style:font-name-complex="Narkisim" style:font-size-complex="13pt" style:language-complex="he" style:country-complex="IL" style:font-weight-complex="normal"/>
    </style:style>
    <style:style style:name="P92" style:family="paragraph" style:parent-style-name="Standard">
      <style:paragraph-properties fo:text-align="end" style:justify-single-word="false" style:writing-mode="rl-tb"/>
      <style:text-properties style:font-name="Mekorot-Vilna" fo:font-size="11pt" fo:font-weight="normal" officeooo:paragraph-rsid="00138288" style:font-size-asian="11pt" style:font-weight-asian="normal" style:font-name-complex="Narkisim" style:font-size-complex="13pt" style:language-complex="he" style:country-complex="IL" style:font-weight-complex="normal"/>
    </style:style>
    <style:style style:name="P93" style:family="paragraph" style:parent-style-name="Standard">
      <style:paragraph-properties fo:text-align="end" style:justify-single-word="false" style:writing-mode="rl-tb"/>
      <style:text-properties style:font-name="Mekorot-Vilna" fo:font-size="11pt" fo:font-weight="normal" officeooo:paragraph-rsid="0020e88b" style:font-size-asian="11pt" style:font-weight-asian="normal" style:font-name-complex="Narkisim" style:font-size-complex="13pt" style:language-complex="he" style:country-complex="IL" style:font-weight-complex="normal"/>
    </style:style>
    <style:style style:name="P94" style:family="paragraph" style:parent-style-name="Standard">
      <style:paragraph-properties fo:text-align="end" style:justify-single-word="false" style:writing-mode="rl-tb"/>
      <style:text-properties style:font-name="Mekorot-Vilna" fo:font-size="11pt" fo:font-weight="normal" officeooo:paragraph-rsid="005ed364" style:font-size-asian="11pt" style:font-weight-asian="normal" style:font-name-complex="Narkisim" style:font-size-complex="13pt" style:language-complex="he" style:country-complex="IL" style:font-weight-complex="normal"/>
    </style:style>
    <style:style style:name="P95" style:family="paragraph" style:parent-style-name="Standard">
      <style:paragraph-properties fo:text-align="center" style:justify-single-word="false" style:writing-mode="rl-tb"/>
      <style:text-properties style:font-name="Mekorot-Vilna" fo:font-size="11pt" fo:font-weight="normal" officeooo:paragraph-rsid="00098442" style:font-size-asian="11pt" style:font-weight-asian="normal" style:font-name-complex="Narkisim" style:font-size-complex="13pt" style:language-complex="he" style:country-complex="IL" style:font-weight-complex="normal"/>
    </style:style>
    <style:style style:name="P96" style:family="paragraph" style:parent-style-name="Heading_20_1">
      <style:paragraph-properties fo:text-align="center" style:justify-single-word="false"/>
      <style:text-properties style:font-name="Mekorot-Vilna" fo:font-size="11pt" fo:font-weight="normal" style:font-size-asian="11pt" style:font-weight-asian="normal" style:font-name-complex="Narkisim" style:font-size-complex="13pt" style:language-complex="he" style:country-complex="IL" style:font-weight-complex="normal"/>
    </style:style>
    <style:style style:name="P97" style:family="paragraph" style:parent-style-name="Standard">
      <style:paragraph-properties fo:text-align="center" style:justify-single-word="false" style:writing-mode="rl-tb"/>
      <style:text-properties style:font-name="Mekorot-Vilna" fo:font-size="11pt" fo:font-weight="normal" officeooo:rsid="00183951" officeooo:paragraph-rsid="00183951" style:font-size-asian="11pt" style:font-weight-asian="normal" style:font-name-complex="Narkisim" style:font-size-complex="13pt" style:language-complex="he" style:country-complex="IL" style:font-weight-complex="normal"/>
    </style:style>
    <style:style style:name="P98" style:family="paragraph" style:parent-style-name="Standard">
      <style:paragraph-properties fo:text-align="center" style:justify-single-word="false" style:writing-mode="rl-tb"/>
      <style:text-properties style:font-name="Mekorot-Vilna" fo:font-size="11pt" fo:font-weight="normal" officeooo:rsid="00197a89" officeooo:paragraph-rsid="00197a89" style:font-size-asian="11pt" style:font-weight-asian="normal" style:font-name-complex="Narkisim" style:font-size-complex="13pt" style:language-complex="he" style:country-complex="IL" style:font-weight-complex="normal"/>
    </style:style>
    <style:style style:name="P99" style:family="paragraph" style:parent-style-name="Standard">
      <style:paragraph-properties fo:text-align="end" style:justify-single-word="false" style:writing-mode="rl-tb"/>
      <style:text-properties style:font-name="Mekorot-Vilna" fo:font-size="11pt" fo:font-weight="normal" officeooo:rsid="00197a89" officeooo:paragraph-rsid="00197a89" style:font-size-asian="11pt" style:font-weight-asian="normal" style:font-name-complex="Narkisim" style:font-size-complex="13pt" style:language-complex="he" style:country-complex="IL" style:font-weight-complex="normal"/>
    </style:style>
    <style:style style:name="P100" style:family="paragraph" style:parent-style-name="Standard">
      <style:paragraph-properties fo:text-align="center" style:justify-single-word="false" style:writing-mode="rl-tb"/>
      <style:text-properties style:font-name="Mekorot-Vilna" fo:font-size="11pt" fo:font-weight="normal" officeooo:rsid="001eaf8c" officeooo:paragraph-rsid="001eaf8c" style:font-size-asian="11pt" style:font-weight-asian="normal" style:font-name-complex="Narkisim" style:font-size-complex="13pt" style:language-complex="he" style:country-complex="IL" style:font-weight-complex="normal"/>
    </style:style>
    <style:style style:name="P101" style:family="paragraph" style:parent-style-name="Standard">
      <style:paragraph-properties fo:text-align="center" style:justify-single-word="false" style:writing-mode="rl-tb"/>
      <style:text-properties style:font-name="Mekorot-Vilna" fo:font-size="11pt" fo:font-weight="normal" officeooo:rsid="00208f55" officeooo:paragraph-rsid="00208f55" style:font-size-asian="11pt" style:font-weight-asian="normal" style:font-name-complex="Narkisim" style:font-size-complex="13pt" style:language-complex="he" style:country-complex="IL" style:font-weight-complex="normal"/>
    </style:style>
    <style:style style:name="P102" style:family="paragraph" style:parent-style-name="Standard">
      <style:paragraph-properties fo:text-align="center" style:justify-single-word="false" style:writing-mode="rl-tb"/>
      <style:text-properties style:font-name="Mekorot-Vilna" fo:font-size="11pt" fo:font-weight="normal" officeooo:rsid="0020e88b" officeooo:paragraph-rsid="0020e88b" style:font-size-asian="11pt" style:font-weight-asian="normal" style:font-name-complex="Narkisim" style:font-size-complex="13pt" style:language-complex="he" style:country-complex="IL" style:font-weight-complex="normal"/>
    </style:style>
    <style:style style:name="P103" style:family="paragraph" style:parent-style-name="Standard">
      <style:paragraph-properties fo:text-align="center" style:justify-single-word="false" style:writing-mode="rl-tb"/>
      <style:text-properties style:font-name="Mekorot-Vilna" fo:font-size="11pt" fo:font-weight="normal" officeooo:rsid="0020e88b" officeooo:paragraph-rsid="00098442" style:font-size-asian="11pt" style:font-weight-asian="normal" style:font-name-complex="Narkisim" style:font-size-complex="13pt" style:language-complex="he" style:country-complex="IL" style:font-weight-complex="normal"/>
    </style:style>
    <style:style style:name="P104" style:family="paragraph" style:parent-style-name="Standard">
      <style:paragraph-properties fo:text-align="center" style:justify-single-word="false" style:writing-mode="rl-tb"/>
      <style:text-properties style:font-name="Mekorot-Vilna" fo:font-size="11pt" style:text-underline-style="none" fo:font-weight="normal" officeooo:rsid="00138288" officeooo:paragraph-rsid="00138288" style:font-size-asian="11pt" style:font-weight-asian="normal" style:font-name-complex="Narkisim" style:font-size-complex="13pt" style:language-complex="he" style:country-complex="IL" style:font-weight-complex="normal"/>
    </style:style>
    <style:style style:name="P105" style:family="paragraph" style:parent-style-name="Contents_20_1">
      <style:paragraph-properties fo:text-align="center" style:justify-single-word="false" style:writing-mode="rl-tb"/>
      <style:text-properties style:font-name="Mekorot-Vilna" fo:font-size="11pt" style:text-underline-style="none" fo:font-weight="normal" officeooo:rsid="00138288" officeooo:paragraph-rsid="00138288" style:font-size-asian="11pt" style:font-weight-asian="normal" style:font-name-complex="Narkisim" style:font-size-complex="13pt" style:language-complex="he" style:country-complex="IL" style:font-weight-complex="normal"/>
    </style:style>
    <style:style style:name="P106" style:family="paragraph" style:parent-style-name="Standard">
      <style:paragraph-properties fo:text-align="center" style:justify-single-word="false" style:writing-mode="rl-tb"/>
      <style:text-properties style:font-name="Mekorot-Vilna" fo:font-size="11pt" style:text-underline-style="none" fo:font-weight="normal" officeooo:rsid="0020e88b" officeooo:paragraph-rsid="0020e88b" style:font-size-asian="11pt" style:font-weight-asian="normal" style:font-name-complex="Narkisim" style:font-size-complex="13pt" style:language-complex="he" style:country-complex="IL" style:font-weight-complex="normal"/>
    </style:style>
    <style:style style:name="P107" style:family="paragraph" style:parent-style-name="Heading_20_1">
      <style:paragraph-properties fo:text-align="center" style:justify-single-word="false"/>
      <style:text-properties style:font-name="Mekorot-Vilna" fo:font-size="11pt" style:text-underline-style="solid" style:text-underline-width="auto" style:text-underline-color="font-color" fo:font-weight="normal" style:font-size-asian="11pt" style:font-weight-asian="normal" style:font-name-complex="Narkisim" style:font-size-complex="13pt" style:language-complex="he" style:country-complex="IL" style:font-weight-complex="normal"/>
    </style:style>
    <style:style style:name="P108" style:family="paragraph" style:parent-style-name="Heading_20_1">
      <style:paragraph-properties fo:text-align="center" style:justify-single-word="false"/>
      <style:text-properties style:font-name="Mekorot-Vilna" fo:font-size="11pt" style:text-underline-style="solid" style:text-underline-width="auto" style:text-underline-color="font-color" fo:font-weight="normal" style:font-name-asian="Microsoft YaHei" style:font-size-asian="11pt" style:font-weight-asian="normal" style:font-name-complex="Narkisim" style:font-size-complex="13pt" style:language-complex="he" style:country-complex="IL" style:font-weight-complex="normal"/>
    </style:style>
    <style:style style:name="P109" style:family="paragraph" style:parent-style-name="Standard">
      <style:paragraph-properties fo:text-align="center" style:justify-single-word="false"/>
      <style:text-properties style:font-name="Mekorot-Vilna" fo:font-weight="normal" style:font-weight-asian="normal" style:font-name-complex="Narkisim" style:font-weight-complex="normal"/>
    </style:style>
    <style:style style:name="P110" style:family="paragraph" style:parent-style-name="Standard">
      <style:paragraph-properties fo:text-align="center" style:justify-single-word="false"/>
      <style:text-properties style:font-name="Mekorot-Vilna" fo:font-weight="normal" officeooo:paragraph-rsid="0048531e" style:font-weight-asian="normal" style:font-name-complex="Narkisim" style:font-weight-complex="normal"/>
    </style:style>
    <style:style style:name="P111" style:family="paragraph" style:parent-style-name="Standard">
      <style:paragraph-properties fo:text-align="center" style:justify-single-word="false"/>
      <style:text-properties style:font-name="Mekorot-Vilna" fo:font-weight="normal" officeooo:paragraph-rsid="004a43f2" style:font-weight-asian="normal" style:font-name-complex="Narkisim" style:font-weight-complex="normal"/>
    </style:style>
    <style:style style:name="P112" style:family="paragraph" style:parent-style-name="Standard">
      <style:paragraph-properties fo:text-align="center" style:justify-single-word="false"/>
      <style:text-properties style:font-name="Mekorot-Vilna" fo:font-weight="normal" officeooo:paragraph-rsid="005250ee" style:font-weight-asian="normal" style:font-name-complex="Narkisim" style:font-weight-complex="normal"/>
    </style:style>
    <style:style style:name="P113" style:family="paragraph" style:parent-style-name="Standard">
      <style:paragraph-properties fo:text-align="center" style:justify-single-word="false"/>
      <style:text-properties style:font-name="Mekorot-Vilna" fo:font-weight="normal" officeooo:paragraph-rsid="0064dfca" style:font-weight-asian="normal" style:font-name-complex="Narkisim" style:font-weight-complex="normal"/>
    </style:style>
    <style:style style:name="P114" style:family="paragraph" style:parent-style-name="Standard">
      <style:paragraph-properties fo:text-align="center" style:justify-single-word="false"/>
      <style:text-properties style:font-name="Mekorot-Vilna" fo:font-weight="normal" officeooo:paragraph-rsid="00675942" style:font-weight-asian="normal" style:font-name-complex="Narkisim" style:font-weight-complex="normal"/>
    </style:style>
    <style:style style:name="P115" style:family="paragraph" style:parent-style-name="Standard">
      <style:paragraph-properties fo:text-align="center" style:justify-single-word="false"/>
      <style:text-properties style:font-name="Mekorot-Vilna" fo:font-weight="normal" officeooo:paragraph-rsid="0067658f" style:font-weight-asian="normal" style:font-name-complex="Narkisim" style:font-weight-complex="normal"/>
    </style:style>
    <style:style style:name="P116" style:family="paragraph" style:parent-style-name="Standard">
      <style:paragraph-properties fo:text-align="center" style:justify-single-word="false"/>
      <style:text-properties style:font-name="Mekorot-Vilna" fo:font-weight="normal" officeooo:rsid="00429b4c" officeooo:paragraph-rsid="00429b4c" style:font-weight-asian="normal" style:font-name-complex="Narkisim" style:font-weight-complex="normal"/>
    </style:style>
    <style:style style:name="P117" style:family="paragraph" style:parent-style-name="Standard">
      <style:paragraph-properties fo:text-align="end" style:justify-single-word="false"/>
      <style:text-properties style:font-name="Mekorot-Vilna" fo:font-weight="normal" officeooo:paragraph-rsid="0048531e" style:font-weight-asian="normal" style:font-name-complex="Narkisim" style:font-weight-complex="normal"/>
    </style:style>
    <style:style style:name="P118" style:family="paragraph" style:parent-style-name="Standard">
      <style:paragraph-properties fo:text-align="end" style:justify-single-word="false"/>
      <style:text-properties style:font-name="Mekorot-Vilna" fo:font-weight="normal" officeooo:paragraph-rsid="004a43f2" style:font-weight-asian="normal" style:font-name-complex="Narkisim" style:font-weight-complex="normal"/>
    </style:style>
    <style:style style:name="P119" style:family="paragraph" style:parent-style-name="Standard">
      <style:paragraph-properties fo:text-align="end" style:justify-single-word="false"/>
      <style:text-properties style:font-name="Mekorot-Vilna" fo:font-weight="normal" officeooo:paragraph-rsid="005250ee" style:font-weight-asian="normal" style:font-name-complex="Narkisim" style:font-weight-complex="normal"/>
    </style:style>
    <style:style style:name="P120" style:family="paragraph" style:parent-style-name="Standard">
      <style:paragraph-properties fo:text-align="end" style:justify-single-word="false"/>
      <style:text-properties style:font-name="Mekorot-Vilna" fo:font-weight="normal" style:font-weight-asian="normal" style:font-name-complex="Narkisim" style:font-weight-complex="normal"/>
    </style:style>
    <style:style style:name="P121" style:family="paragraph" style:parent-style-name="Standard">
      <style:paragraph-properties fo:text-align="end" style:justify-single-word="false"/>
      <style:text-properties style:font-name="Mekorot-Vilna" fo:font-weight="normal" officeooo:paragraph-rsid="005dbe87" style:font-weight-asian="normal" style:font-name-complex="Narkisim" style:font-weight-complex="normal"/>
    </style:style>
    <style:style style:name="P122" style:family="paragraph" style:parent-style-name="Standard">
      <style:paragraph-properties fo:text-align="end" style:justify-single-word="false"/>
      <style:text-properties style:font-name="Mekorot-Vilna" fo:font-weight="normal" officeooo:paragraph-rsid="0064dfca" style:font-weight-asian="normal" style:font-name-complex="Narkisim" style:font-weight-complex="normal"/>
    </style:style>
    <style:style style:name="P123" style:family="paragraph" style:parent-style-name="Standard">
      <style:paragraph-properties fo:text-align="end" style:justify-single-word="false"/>
      <style:text-properties style:font-name="Mekorot-Vilna" fo:font-weight="normal" officeooo:paragraph-rsid="00675942" style:font-weight-asian="normal" style:font-name-complex="Narkisim" style:font-weight-complex="normal"/>
    </style:style>
    <style:style style:name="P124" style:family="paragraph" style:parent-style-name="Standard">
      <style:paragraph-properties fo:text-align="end" style:justify-single-word="false"/>
      <style:text-properties style:font-name="Mekorot-Vilna" fo:font-weight="normal" officeooo:paragraph-rsid="0067658f" style:font-weight-asian="normal" style:font-name-complex="Narkisim" style:font-weight-complex="normal"/>
    </style:style>
    <style:style style:name="P125" style:family="paragraph" style:parent-style-name="Standard">
      <style:paragraph-properties fo:text-align="end" style:justify-single-word="false"/>
      <style:text-properties style:font-name="Mekorot-Vilna" fo:font-weight="normal" officeooo:paragraph-rsid="011e93df" style:font-weight-asian="normal" style:font-name-complex="Narkisim" style:font-weight-complex="normal"/>
    </style:style>
    <style:style style:name="P126" style:family="paragraph" style:parent-style-name="Standard">
      <style:paragraph-properties fo:text-align="end" style:justify-single-word="false"/>
      <style:text-properties style:font-name="Mekorot-Vilna" fo:font-weight="normal" officeooo:paragraph-rsid="01742352" style:font-weight-asian="normal" style:font-name-complex="Narkisim" style:font-weight-complex="normal"/>
    </style:style>
    <style:style style:name="P127" style:family="paragraph" style:parent-style-name="Standard">
      <style:paragraph-properties fo:text-align="end" style:justify-single-word="false"/>
      <style:text-properties style:font-name="Mekorot-Vilna" fo:font-weight="normal" officeooo:paragraph-rsid="024f26db" style:font-weight-asian="normal" style:font-name-complex="Narkisim" style:font-weight-complex="normal"/>
    </style:style>
    <style:style style:name="P128" style:family="paragraph" style:parent-style-name="Standard">
      <style:paragraph-properties fo:text-align="center" style:justify-single-word="false"/>
      <style:text-properties style:font-name="Mekorot-Vilna" fo:font-weight="normal" officeooo:rsid="005dbe87" officeooo:paragraph-rsid="005dbe87" style:font-weight-asian="normal" style:font-name-complex="Narkisim" style:font-weight-complex="normal"/>
    </style:style>
    <style:style style:name="P129" style:family="paragraph" style:parent-style-name="Standard">
      <style:paragraph-properties fo:text-align="center" style:justify-single-word="false"/>
      <style:text-properties style:font-name="Mekorot-Vilna" fo:font-weight="normal" officeooo:rsid="005ea9f8" officeooo:paragraph-rsid="005ea9f8" style:font-weight-asian="normal" style:font-name-complex="Narkisim" style:font-weight-complex="normal"/>
    </style:style>
    <style:style style:name="P130" style:family="paragraph" style:parent-style-name="Standard">
      <style:paragraph-properties fo:text-align="center" style:justify-single-word="false"/>
      <style:text-properties style:font-name="Mekorot-Vilna" fo:font-weight="normal" officeooo:rsid="0067658f" officeooo:paragraph-rsid="0067658f" style:font-weight-asian="normal" style:font-name-complex="Narkisim" style:font-weight-complex="normal"/>
    </style:style>
    <style:style style:name="P131" style:family="paragraph" style:parent-style-name="Standard">
      <style:text-properties style:font-name="Mekorot-Vilna" fo:font-weight="normal" style:font-weight-asian="normal" style:font-name-complex="Narkisim" style:font-weight-complex="normal"/>
    </style:style>
    <style:style style:name="P132" style:family="paragraph" style:parent-style-name="Standard">
      <style:paragraph-properties fo:text-align="end" style:justify-single-word="false"/>
      <style:text-properties style:font-name="Mekorot-Vilna" fo:font-weight="normal" officeooo:rsid="0139884c" officeooo:paragraph-rsid="0139884c" style:font-weight-asian="normal" style:font-name-complex="Narkisim" style:font-weight-complex="normal"/>
    </style:style>
    <style:style style:name="P133" style:family="paragraph" style:parent-style-name="Standard">
      <style:paragraph-properties fo:text-align="center" style:justify-single-word="false"/>
      <style:text-properties style:font-name="Mekorot-Vilna" style:text-underline-style="none" fo:font-weight="normal" officeooo:rsid="00675942" officeooo:paragraph-rsid="00675942" style:font-weight-asian="normal" style:font-name-complex="Narkisim" style:font-weight-complex="normal"/>
    </style:style>
    <style:style style:name="P134" style:family="paragraph" style:parent-style-name="Footnote">
      <style:text-properties officeooo:rsid="00689cb8" officeooo:paragraph-rsid="00689cb8"/>
    </style:style>
    <style:style style:name="P135" style:family="paragraph" style:parent-style-name="Footnote">
      <style:text-properties officeooo:rsid="00695d1e" officeooo:paragraph-rsid="00695d1e"/>
    </style:style>
    <style:style style:name="P136" style:family="paragraph" style:parent-style-name="Footnote">
      <style:text-properties officeooo:rsid="006bd6d5" officeooo:paragraph-rsid="006bd6d5"/>
    </style:style>
    <style:style style:name="P137" style:family="paragraph" style:parent-style-name="Footnote">
      <style:text-properties officeooo:rsid="006d3a3a" officeooo:paragraph-rsid="006d3a3a"/>
    </style:style>
    <style:style style:name="P138" style:family="paragraph" style:parent-style-name="Footnote">
      <style:text-properties officeooo:rsid="006e29fd" officeooo:paragraph-rsid="006e29fd"/>
    </style:style>
    <style:style style:name="P139" style:family="paragraph" style:parent-style-name="Footnote">
      <style:text-properties officeooo:rsid="006ee73f" officeooo:paragraph-rsid="006ee73f"/>
    </style:style>
    <style:style style:name="P140" style:family="paragraph" style:parent-style-name="Footnote">
      <style:text-properties officeooo:rsid="006f6e88" officeooo:paragraph-rsid="006f6e88"/>
    </style:style>
    <style:style style:name="P141" style:family="paragraph" style:parent-style-name="Footnote">
      <style:text-properties officeooo:rsid="0070223d" officeooo:paragraph-rsid="0070223d"/>
    </style:style>
    <style:style style:name="P142" style:family="paragraph" style:parent-style-name="Footnote">
      <style:text-properties officeooo:rsid="0072b50d" officeooo:paragraph-rsid="0072b50d"/>
    </style:style>
    <style:style style:name="P143" style:family="paragraph" style:parent-style-name="Footnote">
      <style:text-properties officeooo:rsid="007372e4" officeooo:paragraph-rsid="007372e4"/>
    </style:style>
    <style:style style:name="P144" style:family="paragraph" style:parent-style-name="Footnote">
      <style:text-properties officeooo:rsid="0073a8a8" officeooo:paragraph-rsid="0073a8a8"/>
    </style:style>
    <style:style style:name="P145" style:family="paragraph" style:parent-style-name="Footnote">
      <style:text-properties officeooo:rsid="00755ae6" officeooo:paragraph-rsid="00755ae6"/>
    </style:style>
    <style:style style:name="P146" style:family="paragraph" style:parent-style-name="Footnote">
      <style:text-properties officeooo:rsid="00772744" officeooo:paragraph-rsid="00772744"/>
    </style:style>
    <style:style style:name="P147" style:family="paragraph" style:parent-style-name="Footnote">
      <style:text-properties officeooo:rsid="0078c7c9" officeooo:paragraph-rsid="0078c7c9"/>
    </style:style>
    <style:style style:name="P148" style:family="paragraph" style:parent-style-name="Footnote">
      <style:text-properties officeooo:rsid="0083d9d5" officeooo:paragraph-rsid="0083d9d5"/>
    </style:style>
    <style:style style:name="P149" style:family="paragraph" style:parent-style-name="Footnote">
      <style:text-properties officeooo:rsid="00854a75" officeooo:paragraph-rsid="00854a75"/>
    </style:style>
    <style:style style:name="P150" style:family="paragraph" style:parent-style-name="Footnote">
      <style:text-properties officeooo:rsid="0085f394" officeooo:paragraph-rsid="0085f394"/>
    </style:style>
    <style:style style:name="P151" style:family="paragraph" style:parent-style-name="Footnote">
      <style:text-properties officeooo:rsid="00870ab7" officeooo:paragraph-rsid="00870ab7"/>
    </style:style>
    <style:style style:name="P152" style:family="paragraph" style:parent-style-name="Footnote">
      <style:text-properties officeooo:rsid="008859f8" officeooo:paragraph-rsid="008859f8"/>
    </style:style>
    <style:style style:name="P153" style:family="paragraph" style:parent-style-name="Footnote">
      <style:text-properties officeooo:rsid="0088ba20" officeooo:paragraph-rsid="0088ba20"/>
    </style:style>
    <style:style style:name="P154" style:family="paragraph" style:parent-style-name="Footnote">
      <style:text-properties officeooo:rsid="008ce7f3" officeooo:paragraph-rsid="008ce7f3"/>
    </style:style>
    <style:style style:name="P155" style:family="paragraph" style:parent-style-name="Footnote">
      <style:text-properties officeooo:rsid="008fb49f" officeooo:paragraph-rsid="008fb49f"/>
    </style:style>
    <style:style style:name="P156" style:family="paragraph" style:parent-style-name="Footnote">
      <style:text-properties officeooo:rsid="00910abe" officeooo:paragraph-rsid="00910abe"/>
    </style:style>
    <style:style style:name="P157" style:family="paragraph" style:parent-style-name="Footnote">
      <style:text-properties officeooo:rsid="00936585" officeooo:paragraph-rsid="00936585"/>
    </style:style>
    <style:style style:name="P158" style:family="paragraph" style:parent-style-name="Footnote">
      <style:text-properties officeooo:rsid="009746cb" officeooo:paragraph-rsid="009746cb"/>
    </style:style>
    <style:style style:name="P159" style:family="paragraph" style:parent-style-name="Footnote">
      <style:text-properties officeooo:rsid="009849a2" officeooo:paragraph-rsid="009849a2"/>
    </style:style>
    <style:style style:name="P160" style:family="paragraph" style:parent-style-name="Footnote">
      <style:text-properties officeooo:rsid="009a180d" officeooo:paragraph-rsid="009a180d"/>
    </style:style>
    <style:style style:name="P161" style:family="paragraph" style:parent-style-name="Footnote">
      <style:text-properties officeooo:rsid="009d2035" officeooo:paragraph-rsid="009d2035"/>
    </style:style>
    <style:style style:name="P162" style:family="paragraph" style:parent-style-name="Footnote">
      <style:text-properties officeooo:rsid="009da35a" officeooo:paragraph-rsid="009da35a"/>
    </style:style>
    <style:style style:name="P163" style:family="paragraph" style:parent-style-name="Footnote">
      <style:text-properties officeooo:rsid="00a16bdd" officeooo:paragraph-rsid="00a16bdd"/>
    </style:style>
    <style:style style:name="P164" style:family="paragraph" style:parent-style-name="Footnote">
      <style:text-properties officeooo:rsid="00a30233" officeooo:paragraph-rsid="00a5f411"/>
    </style:style>
    <style:style style:name="P165" style:family="paragraph" style:parent-style-name="Footnote">
      <style:text-properties officeooo:rsid="00a536c5" officeooo:paragraph-rsid="00a536c5"/>
    </style:style>
    <style:style style:name="P166" style:family="paragraph" style:parent-style-name="Footnote">
      <style:text-properties officeooo:rsid="00a5f411" officeooo:paragraph-rsid="00a5f411"/>
    </style:style>
    <style:style style:name="P167" style:family="paragraph" style:parent-style-name="Footnote">
      <style:text-properties officeooo:rsid="00a72f0b" officeooo:paragraph-rsid="00a72f0b"/>
    </style:style>
    <style:style style:name="P168" style:family="paragraph" style:parent-style-name="Footnote">
      <style:text-properties officeooo:rsid="00a7dac4" officeooo:paragraph-rsid="00acb10e"/>
    </style:style>
    <style:style style:name="P169" style:family="paragraph" style:parent-style-name="Footnote">
      <style:text-properties officeooo:rsid="00acb10e" officeooo:paragraph-rsid="00acb10e"/>
    </style:style>
    <style:style style:name="P170" style:family="paragraph" style:parent-style-name="Footnote">
      <style:text-properties officeooo:rsid="00ae92a6" officeooo:paragraph-rsid="00ae92a6"/>
    </style:style>
    <style:style style:name="P171" style:family="paragraph" style:parent-style-name="Footnote">
      <style:text-properties officeooo:rsid="00af0129" officeooo:paragraph-rsid="00af0129"/>
    </style:style>
    <style:style style:name="P172" style:family="paragraph" style:parent-style-name="Footnote">
      <style:text-properties officeooo:rsid="00af08c7" officeooo:paragraph-rsid="00af08c7"/>
    </style:style>
    <style:style style:name="P173" style:family="paragraph" style:parent-style-name="Footnote">
      <style:text-properties officeooo:rsid="00b1bd72" officeooo:paragraph-rsid="00b1bd72"/>
    </style:style>
    <style:style style:name="P174" style:family="paragraph" style:parent-style-name="Footnote">
      <style:text-properties officeooo:rsid="00b42782" officeooo:paragraph-rsid="00b42782"/>
    </style:style>
    <style:style style:name="P175" style:family="paragraph" style:parent-style-name="Footnote">
      <style:text-properties officeooo:rsid="00b78d2d" officeooo:paragraph-rsid="00b78d2d"/>
    </style:style>
    <style:style style:name="P176" style:family="paragraph" style:parent-style-name="Footnote">
      <style:text-properties officeooo:rsid="00b90c40" officeooo:paragraph-rsid="00b90c40"/>
    </style:style>
    <style:style style:name="P177" style:family="paragraph" style:parent-style-name="Footnote">
      <style:text-properties officeooo:rsid="00b95280" officeooo:paragraph-rsid="00b95280"/>
    </style:style>
    <style:style style:name="P178" style:family="paragraph" style:parent-style-name="Footnote">
      <style:text-properties officeooo:rsid="00ba4d5c" officeooo:paragraph-rsid="00ba4d5c"/>
    </style:style>
    <style:style style:name="P179" style:family="paragraph" style:parent-style-name="Footnote">
      <style:text-properties officeooo:rsid="00bae55e" officeooo:paragraph-rsid="00bae55e"/>
    </style:style>
    <style:style style:name="P180" style:family="paragraph" style:parent-style-name="Footnote">
      <style:text-properties officeooo:rsid="00bee9c8" officeooo:paragraph-rsid="00bee9c8"/>
    </style:style>
    <style:style style:name="P181" style:family="paragraph" style:parent-style-name="Footnote">
      <style:text-properties officeooo:rsid="00c4fb3e" officeooo:paragraph-rsid="00c4fb3e"/>
    </style:style>
    <style:style style:name="P182" style:family="paragraph" style:parent-style-name="Footnote">
      <style:text-properties officeooo:rsid="00c70ff4" officeooo:paragraph-rsid="00c70ff4"/>
    </style:style>
    <style:style style:name="P183" style:family="paragraph" style:parent-style-name="Footnote">
      <style:text-properties officeooo:rsid="00ca9a76" officeooo:paragraph-rsid="00ca9a76"/>
    </style:style>
    <style:style style:name="P184" style:family="paragraph" style:parent-style-name="Footnote">
      <style:text-properties officeooo:rsid="00cb220b" officeooo:paragraph-rsid="00cb220b"/>
    </style:style>
    <style:style style:name="P185" style:family="paragraph" style:parent-style-name="Footnote">
      <style:text-properties officeooo:rsid="00cc26fd" officeooo:paragraph-rsid="00cc26fd"/>
    </style:style>
    <style:style style:name="P186" style:family="paragraph" style:parent-style-name="Footnote">
      <style:text-properties officeooo:rsid="00cedac7" officeooo:paragraph-rsid="00cedac7"/>
    </style:style>
    <style:style style:name="P187" style:family="paragraph" style:parent-style-name="Footnote">
      <style:text-properties officeooo:rsid="00d209f8" officeooo:paragraph-rsid="00d209f8"/>
    </style:style>
    <style:style style:name="P188" style:family="paragraph" style:parent-style-name="Footnote">
      <style:text-properties officeooo:rsid="00d43643" officeooo:paragraph-rsid="00d43643"/>
    </style:style>
    <style:style style:name="P189" style:family="paragraph" style:parent-style-name="Footnote">
      <style:text-properties officeooo:rsid="00d8194e" officeooo:paragraph-rsid="00d8194e"/>
    </style:style>
    <style:style style:name="P190" style:family="paragraph" style:parent-style-name="Footnote">
      <style:text-properties officeooo:rsid="00d9bd1e" officeooo:paragraph-rsid="00d9bd1e"/>
    </style:style>
    <style:style style:name="P191" style:family="paragraph" style:parent-style-name="Footnote">
      <style:text-properties officeooo:rsid="00da00a6" officeooo:paragraph-rsid="00da00a6"/>
    </style:style>
    <style:style style:name="P192" style:family="paragraph" style:parent-style-name="Footnote">
      <style:text-properties officeooo:rsid="00da11a4" officeooo:paragraph-rsid="00da11a4"/>
    </style:style>
    <style:style style:name="P193" style:family="paragraph" style:parent-style-name="Footnote">
      <style:text-properties officeooo:rsid="00e3def0" officeooo:paragraph-rsid="00e3def0"/>
    </style:style>
    <style:style style:name="P194" style:family="paragraph" style:parent-style-name="Footnote">
      <style:text-properties officeooo:rsid="00e4ba2b" officeooo:paragraph-rsid="00e4ba2b"/>
    </style:style>
    <style:style style:name="P195" style:family="paragraph" style:parent-style-name="Footnote">
      <style:text-properties officeooo:rsid="00e6fc34" officeooo:paragraph-rsid="00e6fc34"/>
    </style:style>
    <style:style style:name="P196" style:family="paragraph" style:parent-style-name="Footnote">
      <style:text-properties officeooo:rsid="00e8eb64" officeooo:paragraph-rsid="00e8eb64"/>
    </style:style>
    <style:style style:name="P197" style:family="paragraph" style:parent-style-name="Footnote">
      <style:text-properties officeooo:rsid="00e8ec38" officeooo:paragraph-rsid="00e8ec38"/>
    </style:style>
    <style:style style:name="P198" style:family="paragraph" style:parent-style-name="Footnote">
      <style:text-properties officeooo:rsid="00e9c652" officeooo:paragraph-rsid="00e9c652"/>
    </style:style>
    <style:style style:name="P199" style:family="paragraph" style:parent-style-name="Footnote">
      <style:text-properties officeooo:rsid="00ea3da2" officeooo:paragraph-rsid="00ea3da2"/>
    </style:style>
    <style:style style:name="P200" style:family="paragraph" style:parent-style-name="Footnote">
      <style:text-properties officeooo:rsid="00ebe0df" officeooo:paragraph-rsid="00ebe0df"/>
    </style:style>
    <style:style style:name="P201" style:family="paragraph" style:parent-style-name="Footnote">
      <style:text-properties officeooo:rsid="00f0e00a" officeooo:paragraph-rsid="00f0e00a"/>
    </style:style>
    <style:style style:name="P202" style:family="paragraph" style:parent-style-name="Footnote">
      <style:text-properties officeooo:rsid="00f15641" officeooo:paragraph-rsid="00f15641"/>
    </style:style>
    <style:style style:name="P203" style:family="paragraph" style:parent-style-name="Footnote">
      <style:text-properties officeooo:rsid="00f2e24f" officeooo:paragraph-rsid="00f2e24f"/>
    </style:style>
    <style:style style:name="P204" style:family="paragraph" style:parent-style-name="Footnote">
      <style:text-properties officeooo:rsid="00f4fa14" officeooo:paragraph-rsid="00f4fa14"/>
    </style:style>
    <style:style style:name="P205" style:family="paragraph" style:parent-style-name="Footnote">
      <style:text-properties officeooo:rsid="00f96f38" officeooo:paragraph-rsid="00f96f38"/>
    </style:style>
    <style:style style:name="P206" style:family="paragraph" style:parent-style-name="Footnote">
      <style:text-properties officeooo:rsid="00fc4c98" officeooo:paragraph-rsid="00fc4c98"/>
    </style:style>
    <style:style style:name="P207" style:family="paragraph" style:parent-style-name="Footnote">
      <style:text-properties officeooo:rsid="00fd3d0b" officeooo:paragraph-rsid="00fd3d0b"/>
    </style:style>
    <style:style style:name="P208" style:family="paragraph" style:parent-style-name="Footnote">
      <style:text-properties officeooo:rsid="00fdf24f" officeooo:paragraph-rsid="00fdf24f"/>
    </style:style>
    <style:style style:name="P209" style:family="paragraph" style:parent-style-name="Footnote">
      <style:text-properties officeooo:rsid="00ff9d90" officeooo:paragraph-rsid="00ff9d90"/>
    </style:style>
    <style:style style:name="P210" style:family="paragraph" style:parent-style-name="Footnote">
      <style:text-properties officeooo:rsid="01012491" officeooo:paragraph-rsid="01012491"/>
    </style:style>
    <style:style style:name="P211" style:family="paragraph" style:parent-style-name="Footnote">
      <style:text-properties officeooo:rsid="01035839" officeooo:paragraph-rsid="01035839"/>
    </style:style>
    <style:style style:name="P212" style:family="paragraph" style:parent-style-name="Footnote">
      <style:text-properties officeooo:rsid="010379a2" officeooo:paragraph-rsid="010379a2"/>
    </style:style>
    <style:style style:name="P213" style:family="paragraph" style:parent-style-name="Footnote">
      <style:text-properties officeooo:rsid="01070948" officeooo:paragraph-rsid="01070948"/>
    </style:style>
    <style:style style:name="P214" style:family="paragraph" style:parent-style-name="Footnote">
      <style:text-properties officeooo:rsid="01096e29" officeooo:paragraph-rsid="01096e29"/>
    </style:style>
    <style:style style:name="P215" style:family="paragraph" style:parent-style-name="Footnote">
      <style:text-properties officeooo:rsid="010de03e" officeooo:paragraph-rsid="010de03e"/>
    </style:style>
    <style:style style:name="P216" style:family="paragraph" style:parent-style-name="Footnote">
      <style:text-properties officeooo:rsid="010de421" officeooo:paragraph-rsid="010de421"/>
    </style:style>
    <style:style style:name="P217" style:family="paragraph" style:parent-style-name="Footnote">
      <style:text-properties officeooo:rsid="01114482" officeooo:paragraph-rsid="01114482"/>
    </style:style>
    <style:style style:name="P218" style:family="paragraph" style:parent-style-name="Footnote">
      <style:text-properties officeooo:rsid="0111665e" officeooo:paragraph-rsid="0111665e"/>
    </style:style>
    <style:style style:name="P219" style:family="paragraph" style:parent-style-name="Footnote">
      <style:text-properties officeooo:rsid="0119c9b2" officeooo:paragraph-rsid="0119c9b2"/>
    </style:style>
    <style:style style:name="P220" style:family="paragraph" style:parent-style-name="Footnote">
      <style:text-properties officeooo:rsid="011cb7db" officeooo:paragraph-rsid="011cb7db"/>
    </style:style>
    <style:style style:name="P221" style:family="paragraph" style:parent-style-name="Footnote">
      <style:text-properties officeooo:rsid="01214dee" officeooo:paragraph-rsid="01214dee"/>
    </style:style>
    <style:style style:name="P222" style:family="paragraph" style:parent-style-name="Footnote">
      <style:text-properties officeooo:rsid="0123b757" officeooo:paragraph-rsid="0123b757"/>
    </style:style>
    <style:style style:name="P223" style:family="paragraph" style:parent-style-name="Footnote">
      <style:text-properties officeooo:rsid="01251e3f" officeooo:paragraph-rsid="01251e3f"/>
    </style:style>
    <style:style style:name="P224" style:family="paragraph" style:parent-style-name="Footnote">
      <style:text-properties officeooo:rsid="01254acd" officeooo:paragraph-rsid="01254acd"/>
    </style:style>
    <style:style style:name="P225" style:family="paragraph" style:parent-style-name="Footnote">
      <style:text-properties officeooo:rsid="012a513c" officeooo:paragraph-rsid="012a513c"/>
    </style:style>
    <style:style style:name="P226" style:family="paragraph" style:parent-style-name="Footnote">
      <style:text-properties officeooo:rsid="012c65d4" officeooo:paragraph-rsid="012c65d4"/>
    </style:style>
    <style:style style:name="P227" style:family="paragraph" style:parent-style-name="Footnote">
      <style:text-properties officeooo:rsid="012c844e" officeooo:paragraph-rsid="012c844e"/>
    </style:style>
    <style:style style:name="P228" style:family="paragraph" style:parent-style-name="Footnote">
      <style:text-properties officeooo:rsid="012cb29e" officeooo:paragraph-rsid="012cb29e"/>
    </style:style>
    <style:style style:name="P229" style:family="paragraph" style:parent-style-name="Footnote">
      <style:text-properties officeooo:rsid="013062c9" officeooo:paragraph-rsid="013062c9"/>
    </style:style>
    <style:style style:name="P230" style:family="paragraph" style:parent-style-name="Footnote">
      <style:text-properties officeooo:rsid="0139884c" officeooo:paragraph-rsid="0139884c"/>
    </style:style>
    <style:style style:name="P231" style:family="paragraph" style:parent-style-name="Footnote">
      <style:text-properties officeooo:rsid="013b7900" officeooo:paragraph-rsid="013b7900"/>
    </style:style>
    <style:style style:name="P232" style:family="paragraph" style:parent-style-name="Footnote">
      <style:text-properties officeooo:rsid="014582a5" officeooo:paragraph-rsid="014582a5"/>
    </style:style>
    <style:style style:name="P233" style:family="paragraph" style:parent-style-name="Footnote">
      <style:text-properties officeooo:rsid="0147225e" officeooo:paragraph-rsid="0147225e"/>
    </style:style>
    <style:style style:name="P234" style:family="paragraph" style:parent-style-name="Footnote">
      <style:text-properties officeooo:rsid="01475c39" officeooo:paragraph-rsid="01475c39"/>
    </style:style>
    <style:style style:name="P235" style:family="paragraph" style:parent-style-name="Footnote">
      <style:text-properties officeooo:rsid="0147ba8b" officeooo:paragraph-rsid="0147ba8b"/>
    </style:style>
    <style:style style:name="P236" style:family="paragraph" style:parent-style-name="Footnote">
      <style:text-properties officeooo:rsid="01498ef0" officeooo:paragraph-rsid="01498ef0"/>
    </style:style>
    <style:style style:name="P237" style:family="paragraph" style:parent-style-name="Footnote">
      <style:text-properties officeooo:rsid="014c26b3" officeooo:paragraph-rsid="014c26b3"/>
    </style:style>
    <style:style style:name="P238" style:family="paragraph" style:parent-style-name="Footnote">
      <style:text-properties officeooo:rsid="014d0d8e" officeooo:paragraph-rsid="014d0d8e"/>
    </style:style>
    <style:style style:name="P239" style:family="paragraph" style:parent-style-name="Footnote">
      <style:text-properties officeooo:rsid="014de06f" officeooo:paragraph-rsid="014de06f"/>
    </style:style>
    <style:style style:name="P240" style:family="paragraph" style:parent-style-name="Footnote">
      <style:text-properties officeooo:rsid="0152f296" officeooo:paragraph-rsid="0152f296"/>
    </style:style>
    <style:style style:name="P241" style:family="paragraph" style:parent-style-name="Footnote">
      <style:text-properties officeooo:rsid="015489d6" officeooo:paragraph-rsid="015489d6"/>
    </style:style>
    <style:style style:name="P242" style:family="paragraph" style:parent-style-name="Footnote">
      <style:text-properties officeooo:rsid="01570e7c" officeooo:paragraph-rsid="01570e7c"/>
    </style:style>
    <style:style style:name="P243" style:family="paragraph" style:parent-style-name="Footnote">
      <style:text-properties officeooo:rsid="0157ff10" officeooo:paragraph-rsid="0157ff10"/>
    </style:style>
    <style:style style:name="P244" style:family="paragraph" style:parent-style-name="Footnote">
      <style:text-properties officeooo:rsid="015c9c3a" officeooo:paragraph-rsid="015c9c3a"/>
    </style:style>
    <style:style style:name="P245" style:family="paragraph" style:parent-style-name="Footnote">
      <style:text-properties officeooo:rsid="015d7ac1" officeooo:paragraph-rsid="015d7ac1"/>
    </style:style>
    <style:style style:name="P246" style:family="paragraph" style:parent-style-name="Footnote">
      <style:text-properties officeooo:rsid="015dd97b" officeooo:paragraph-rsid="015dd97b"/>
    </style:style>
    <style:style style:name="P247" style:family="paragraph" style:parent-style-name="Footnote">
      <style:text-properties officeooo:rsid="015dde1d" officeooo:paragraph-rsid="015dde1d"/>
    </style:style>
    <style:style style:name="P248" style:family="paragraph" style:parent-style-name="Footnote">
      <style:text-properties officeooo:rsid="015e4a07" officeooo:paragraph-rsid="015e4a07"/>
    </style:style>
    <style:style style:name="P249" style:family="paragraph" style:parent-style-name="Footnote">
      <style:text-properties officeooo:rsid="0169a080" officeooo:paragraph-rsid="0169a080"/>
    </style:style>
    <style:style style:name="P250" style:family="paragraph" style:parent-style-name="Footnote">
      <style:text-properties officeooo:rsid="0170410b" officeooo:paragraph-rsid="0170410b"/>
    </style:style>
    <style:style style:name="P251" style:family="paragraph" style:parent-style-name="Footnote">
      <style:text-properties officeooo:rsid="01717107" officeooo:paragraph-rsid="01717107"/>
    </style:style>
    <style:style style:name="P252" style:family="paragraph" style:parent-style-name="Footnote">
      <style:text-properties officeooo:rsid="0172d726" officeooo:paragraph-rsid="0172d726"/>
    </style:style>
    <style:style style:name="P253" style:family="paragraph" style:parent-style-name="Footnote">
      <style:text-properties officeooo:rsid="01768639" officeooo:paragraph-rsid="01768639"/>
    </style:style>
    <style:style style:name="P254" style:family="paragraph" style:parent-style-name="Footnote">
      <style:text-properties officeooo:rsid="0179156d" officeooo:paragraph-rsid="0179156d"/>
    </style:style>
    <style:style style:name="P255" style:family="paragraph" style:parent-style-name="Footnote">
      <style:text-properties officeooo:rsid="017a6dad" officeooo:paragraph-rsid="017a6dad"/>
    </style:style>
    <style:style style:name="P256" style:family="paragraph" style:parent-style-name="Footnote">
      <style:text-properties officeooo:rsid="017d5df6" officeooo:paragraph-rsid="017d5df6"/>
    </style:style>
    <style:style style:name="P257" style:family="paragraph" style:parent-style-name="Footnote">
      <style:text-properties officeooo:rsid="017e19c1" officeooo:paragraph-rsid="017e19c1"/>
    </style:style>
    <style:style style:name="P258" style:family="paragraph" style:parent-style-name="Footnote">
      <style:text-properties officeooo:rsid="01819d81" officeooo:paragraph-rsid="01819d81"/>
    </style:style>
    <style:style style:name="P259" style:family="paragraph" style:parent-style-name="Footnote">
      <style:text-properties officeooo:rsid="01831e1e" officeooo:paragraph-rsid="01831e1e"/>
    </style:style>
    <style:style style:name="P260" style:family="paragraph" style:parent-style-name="Footnote">
      <style:text-properties officeooo:rsid="01844e1c" officeooo:paragraph-rsid="01844e1c"/>
    </style:style>
    <style:style style:name="P261" style:family="paragraph" style:parent-style-name="Footnote">
      <style:text-properties officeooo:rsid="018500f2" officeooo:paragraph-rsid="018500f2"/>
    </style:style>
    <style:style style:name="P262" style:family="paragraph" style:parent-style-name="Footnote">
      <style:text-properties officeooo:rsid="0186fdd7" officeooo:paragraph-rsid="0186fdd7"/>
    </style:style>
    <style:style style:name="P263" style:family="paragraph" style:parent-style-name="Footnote">
      <style:text-properties officeooo:rsid="018b4c15" officeooo:paragraph-rsid="018b4c15"/>
    </style:style>
    <style:style style:name="P264" style:family="paragraph" style:parent-style-name="Footnote">
      <style:text-properties officeooo:rsid="018ba3e5" officeooo:paragraph-rsid="018ba3e5"/>
    </style:style>
    <style:style style:name="P265" style:family="paragraph" style:parent-style-name="Footnote">
      <style:text-properties officeooo:rsid="018e0418" officeooo:paragraph-rsid="018e0418"/>
    </style:style>
    <style:style style:name="P266" style:family="paragraph" style:parent-style-name="Footnote">
      <style:text-properties officeooo:rsid="0192d2fb" officeooo:paragraph-rsid="0192d2fb"/>
    </style:style>
    <style:style style:name="P267" style:family="paragraph" style:parent-style-name="Footnote">
      <style:text-properties officeooo:rsid="0194f66c" officeooo:paragraph-rsid="0194f66c"/>
    </style:style>
    <style:style style:name="P268" style:family="paragraph" style:parent-style-name="Footnote">
      <style:text-properties officeooo:rsid="01966191" officeooo:paragraph-rsid="01966191"/>
    </style:style>
    <style:style style:name="P269" style:family="paragraph" style:parent-style-name="Footnote">
      <style:text-properties officeooo:rsid="01a2a35c" officeooo:paragraph-rsid="01a2a35c"/>
    </style:style>
    <style:style style:name="P270" style:family="paragraph" style:parent-style-name="Footnote">
      <style:text-properties officeooo:rsid="01a2b115" officeooo:paragraph-rsid="01a2b115"/>
    </style:style>
    <style:style style:name="P271" style:family="paragraph" style:parent-style-name="Footnote">
      <style:text-properties officeooo:rsid="01a36c5e" officeooo:paragraph-rsid="01a36c5e"/>
    </style:style>
    <style:style style:name="P272" style:family="paragraph" style:parent-style-name="Footnote">
      <style:text-properties officeooo:rsid="01a4d483" officeooo:paragraph-rsid="01a4d483"/>
    </style:style>
    <style:style style:name="P273" style:family="paragraph" style:parent-style-name="Footnote">
      <style:text-properties officeooo:rsid="01a6906a" officeooo:paragraph-rsid="01a6906a"/>
    </style:style>
    <style:style style:name="P274" style:family="paragraph" style:parent-style-name="Footnote">
      <style:text-properties officeooo:rsid="01a87b2b" officeooo:paragraph-rsid="01a87b2b"/>
    </style:style>
    <style:style style:name="P275" style:family="paragraph" style:parent-style-name="Footnote">
      <style:text-properties officeooo:rsid="01aa7462" officeooo:paragraph-rsid="01aa7462"/>
    </style:style>
    <style:style style:name="P276" style:family="paragraph" style:parent-style-name="Footnote">
      <style:text-properties officeooo:rsid="01ac21b6" officeooo:paragraph-rsid="01ac21b6"/>
    </style:style>
    <style:style style:name="P277" style:family="paragraph" style:parent-style-name="Footnote">
      <style:text-properties officeooo:rsid="01ac505c" officeooo:paragraph-rsid="01ac505c"/>
    </style:style>
    <style:style style:name="P278" style:family="paragraph" style:parent-style-name="Footnote">
      <style:text-properties officeooo:rsid="01ad3c29" officeooo:paragraph-rsid="01ad3c29"/>
    </style:style>
    <style:style style:name="P279" style:family="paragraph" style:parent-style-name="Footnote">
      <style:text-properties officeooo:rsid="01adf597" officeooo:paragraph-rsid="01adf597"/>
    </style:style>
    <style:style style:name="P280" style:family="paragraph" style:parent-style-name="Footnote">
      <style:text-properties officeooo:rsid="01af0cb2" officeooo:paragraph-rsid="01af0cb2"/>
    </style:style>
    <style:style style:name="P281" style:family="paragraph" style:parent-style-name="Footnote">
      <style:text-properties officeooo:rsid="01b0716d" officeooo:paragraph-rsid="01b0716d"/>
    </style:style>
    <style:style style:name="P282" style:family="paragraph" style:parent-style-name="Footnote">
      <style:text-properties officeooo:rsid="01b09421" officeooo:paragraph-rsid="01b09421"/>
    </style:style>
    <style:style style:name="P283" style:family="paragraph" style:parent-style-name="Footnote">
      <style:text-properties officeooo:rsid="01b5fb1b" officeooo:paragraph-rsid="01b5fb1b"/>
    </style:style>
    <style:style style:name="P284" style:family="paragraph" style:parent-style-name="Footnote">
      <style:text-properties officeooo:rsid="01b7de04" officeooo:paragraph-rsid="01b7de04"/>
    </style:style>
    <style:style style:name="P285" style:family="paragraph" style:parent-style-name="Footnote">
      <style:text-properties officeooo:rsid="01b9e419" officeooo:paragraph-rsid="01b9e419"/>
    </style:style>
    <style:style style:name="P286" style:family="paragraph" style:parent-style-name="Footnote">
      <style:text-properties officeooo:rsid="01baec3b" officeooo:paragraph-rsid="01baec3b"/>
    </style:style>
    <style:style style:name="P287" style:family="paragraph" style:parent-style-name="Footnote">
      <style:text-properties officeooo:rsid="01bd4408" officeooo:paragraph-rsid="01bd4408"/>
    </style:style>
    <style:style style:name="P288" style:family="paragraph" style:parent-style-name="Footnote">
      <style:text-properties officeooo:rsid="01c28e66" officeooo:paragraph-rsid="01c28e66"/>
    </style:style>
    <style:style style:name="P289" style:family="paragraph" style:parent-style-name="Footnote">
      <style:text-properties officeooo:rsid="01c3d6fa" officeooo:paragraph-rsid="01c3d6fa"/>
    </style:style>
    <style:style style:name="P290" style:family="paragraph" style:parent-style-name="Footnote">
      <style:text-properties officeooo:rsid="01c60f36" officeooo:paragraph-rsid="01c60f36"/>
    </style:style>
    <style:style style:name="P291" style:family="paragraph" style:parent-style-name="Footnote">
      <style:text-properties officeooo:rsid="01c68678" officeooo:paragraph-rsid="01c68678"/>
    </style:style>
    <style:style style:name="P292" style:family="paragraph" style:parent-style-name="Footnote">
      <style:text-properties officeooo:rsid="01c94aa4" officeooo:paragraph-rsid="01c94aa4"/>
    </style:style>
    <style:style style:name="P293" style:family="paragraph" style:parent-style-name="Footnote">
      <style:text-properties officeooo:rsid="01c993bd" officeooo:paragraph-rsid="01c993bd"/>
    </style:style>
    <style:style style:name="P294" style:family="paragraph" style:parent-style-name="Footnote">
      <style:text-properties officeooo:rsid="01ca7598" officeooo:paragraph-rsid="01ca7598"/>
    </style:style>
    <style:style style:name="P295" style:family="paragraph" style:parent-style-name="Footnote">
      <style:text-properties officeooo:rsid="01cb54d4" officeooo:paragraph-rsid="01cb54d4"/>
    </style:style>
    <style:style style:name="P296" style:family="paragraph" style:parent-style-name="Footnote">
      <style:text-properties officeooo:rsid="01cbe4e0" officeooo:paragraph-rsid="01cbe4e0"/>
    </style:style>
    <style:style style:name="P297" style:family="paragraph" style:parent-style-name="Footnote">
      <style:text-properties officeooo:rsid="01cc650c" officeooo:paragraph-rsid="01cc650c"/>
    </style:style>
    <style:style style:name="P298" style:family="paragraph" style:parent-style-name="Footnote">
      <style:text-properties officeooo:rsid="01cdae38" officeooo:paragraph-rsid="01cdae38"/>
    </style:style>
    <style:style style:name="P299" style:family="paragraph" style:parent-style-name="Footnote">
      <style:text-properties officeooo:rsid="01d2b053" officeooo:paragraph-rsid="01d2b053"/>
    </style:style>
    <style:style style:name="P300" style:family="paragraph" style:parent-style-name="Footnote">
      <style:text-properties officeooo:rsid="01d8dc47" officeooo:paragraph-rsid="01d8dc47"/>
    </style:style>
    <style:style style:name="P301" style:family="paragraph" style:parent-style-name="Footnote">
      <style:text-properties officeooo:rsid="01dadc4f" officeooo:paragraph-rsid="01dadc4f"/>
    </style:style>
    <style:style style:name="P302" style:family="paragraph" style:parent-style-name="Footnote">
      <style:text-properties officeooo:rsid="01dd1d83" officeooo:paragraph-rsid="01dd1d83"/>
    </style:style>
    <style:style style:name="P303" style:family="paragraph" style:parent-style-name="Footnote">
      <style:text-properties officeooo:rsid="01e09b29" officeooo:paragraph-rsid="01e09b29"/>
    </style:style>
    <style:style style:name="P304" style:family="paragraph" style:parent-style-name="Footnote">
      <style:text-properties officeooo:rsid="01e480f0" officeooo:paragraph-rsid="01e480f0"/>
    </style:style>
    <style:style style:name="P305" style:family="paragraph" style:parent-style-name="Footnote">
      <style:text-properties officeooo:rsid="01e552d4" officeooo:paragraph-rsid="01e552d4"/>
    </style:style>
    <style:style style:name="P306" style:family="paragraph" style:parent-style-name="Footnote">
      <style:text-properties officeooo:rsid="01e5a1c9" officeooo:paragraph-rsid="01e5a1c9"/>
    </style:style>
    <style:style style:name="P307" style:family="paragraph" style:parent-style-name="Footnote">
      <style:text-properties officeooo:rsid="01e93a18" officeooo:paragraph-rsid="01e93a18"/>
    </style:style>
    <style:style style:name="P308" style:family="paragraph" style:parent-style-name="Footnote">
      <style:text-properties officeooo:rsid="01ecbad4" officeooo:paragraph-rsid="01ecbad4"/>
    </style:style>
    <style:style style:name="P309" style:family="paragraph" style:parent-style-name="Footnote">
      <style:text-properties officeooo:rsid="01ed0e5e" officeooo:paragraph-rsid="01ed0e5e"/>
    </style:style>
    <style:style style:name="P310" style:family="paragraph" style:parent-style-name="Footnote">
      <style:text-properties officeooo:rsid="01eeda28" officeooo:paragraph-rsid="01eeda28"/>
    </style:style>
    <style:style style:name="P311" style:family="paragraph" style:parent-style-name="Footnote">
      <style:text-properties officeooo:rsid="01f09c7a" officeooo:paragraph-rsid="01f09c7a"/>
    </style:style>
    <style:style style:name="P312" style:family="paragraph" style:parent-style-name="Footnote">
      <style:text-properties officeooo:rsid="01f1cb29" officeooo:paragraph-rsid="01f1cb29"/>
    </style:style>
    <style:style style:name="P313" style:family="paragraph" style:parent-style-name="Footnote">
      <style:text-properties officeooo:rsid="01f2fc25" officeooo:paragraph-rsid="01f2fc25"/>
    </style:style>
    <style:style style:name="P314" style:family="paragraph" style:parent-style-name="Footnote">
      <style:text-properties officeooo:rsid="01f45192" officeooo:paragraph-rsid="01f45192"/>
    </style:style>
    <style:style style:name="P315" style:family="paragraph" style:parent-style-name="Footnote">
      <style:text-properties officeooo:rsid="01f4e875" officeooo:paragraph-rsid="01f4e875"/>
    </style:style>
    <style:style style:name="P316" style:family="paragraph" style:parent-style-name="Footnote">
      <style:text-properties officeooo:rsid="01f52775" officeooo:paragraph-rsid="01f52775"/>
    </style:style>
    <style:style style:name="P317" style:family="paragraph" style:parent-style-name="Footnote">
      <style:text-properties officeooo:rsid="01f56977" officeooo:paragraph-rsid="01f56977"/>
    </style:style>
    <style:style style:name="P318" style:family="paragraph" style:parent-style-name="Footnote">
      <style:text-properties officeooo:rsid="01f5c9ca" officeooo:paragraph-rsid="01f5c9ca"/>
    </style:style>
    <style:style style:name="P319" style:family="paragraph" style:parent-style-name="Footnote">
      <style:text-properties officeooo:rsid="02051b02" officeooo:paragraph-rsid="02051b02"/>
    </style:style>
    <style:style style:name="P320" style:family="paragraph" style:parent-style-name="Footnote">
      <style:text-properties officeooo:rsid="020548ef" officeooo:paragraph-rsid="020548ef"/>
    </style:style>
    <style:style style:name="P321" style:family="paragraph" style:parent-style-name="Footnote">
      <style:text-properties officeooo:rsid="02054dce" officeooo:paragraph-rsid="02054dce"/>
    </style:style>
    <style:style style:name="P322" style:family="paragraph" style:parent-style-name="Footnote">
      <style:text-properties officeooo:rsid="0205b248" officeooo:paragraph-rsid="0205b248"/>
    </style:style>
    <style:style style:name="P323" style:family="paragraph" style:parent-style-name="Footnote">
      <style:text-properties officeooo:rsid="0205c7c0" officeooo:paragraph-rsid="0205c7c0"/>
    </style:style>
    <style:style style:name="P324" style:family="paragraph" style:parent-style-name="Footnote">
      <style:text-properties officeooo:rsid="02075747" officeooo:paragraph-rsid="02075747"/>
    </style:style>
    <style:style style:name="P325" style:family="paragraph" style:parent-style-name="Footnote">
      <style:text-properties officeooo:rsid="02095739" officeooo:paragraph-rsid="02095739"/>
    </style:style>
    <style:style style:name="P326" style:family="paragraph" style:parent-style-name="Footnote">
      <style:text-properties officeooo:rsid="020afd99" officeooo:paragraph-rsid="020afd99"/>
    </style:style>
    <style:style style:name="P327" style:family="paragraph" style:parent-style-name="Footnote">
      <style:text-properties officeooo:rsid="020b6b9c" officeooo:paragraph-rsid="020b6b9c"/>
    </style:style>
    <style:style style:name="P328" style:family="paragraph" style:parent-style-name="Footnote">
      <style:text-properties officeooo:rsid="020d3af1" officeooo:paragraph-rsid="020d3af1"/>
    </style:style>
    <style:style style:name="P329" style:family="paragraph" style:parent-style-name="Footnote">
      <style:text-properties officeooo:rsid="020dacbe" officeooo:paragraph-rsid="020dacbe"/>
    </style:style>
    <style:style style:name="P330" style:family="paragraph" style:parent-style-name="Footnote">
      <style:text-properties officeooo:rsid="020f6ab4" officeooo:paragraph-rsid="020f6ab4"/>
    </style:style>
    <style:style style:name="P331" style:family="paragraph" style:parent-style-name="Footnote">
      <style:text-properties officeooo:rsid="02119a5f" officeooo:paragraph-rsid="02119a5f"/>
    </style:style>
    <style:style style:name="P332" style:family="paragraph" style:parent-style-name="Footnote">
      <style:text-properties officeooo:rsid="02136588" officeooo:paragraph-rsid="02136588"/>
    </style:style>
    <style:style style:name="P333" style:family="paragraph" style:parent-style-name="Footnote">
      <style:text-properties officeooo:rsid="02177f8e" officeooo:paragraph-rsid="02177f8e"/>
    </style:style>
    <style:style style:name="P334" style:family="paragraph" style:parent-style-name="Footnote">
      <style:text-properties officeooo:rsid="0218392f" officeooo:paragraph-rsid="0218392f"/>
    </style:style>
    <style:style style:name="P335" style:family="paragraph" style:parent-style-name="Footnote">
      <style:text-properties officeooo:rsid="021a1c2b" officeooo:paragraph-rsid="021a1c2b"/>
    </style:style>
    <style:style style:name="P336" style:family="paragraph" style:parent-style-name="Footnote">
      <style:text-properties officeooo:rsid="021a9a9d" officeooo:paragraph-rsid="021a9a9d"/>
    </style:style>
    <style:style style:name="P337" style:family="paragraph" style:parent-style-name="Footnote">
      <style:text-properties officeooo:rsid="021c8acc" officeooo:paragraph-rsid="021c8acc"/>
    </style:style>
    <style:style style:name="P338" style:family="paragraph" style:parent-style-name="Footnote">
      <style:text-properties officeooo:rsid="021fcd78" officeooo:paragraph-rsid="021fcd78"/>
    </style:style>
    <style:style style:name="P339" style:family="paragraph" style:parent-style-name="Footnote">
      <style:text-properties officeooo:rsid="02210a61" officeooo:paragraph-rsid="02210a61"/>
    </style:style>
    <style:style style:name="P340" style:family="paragraph" style:parent-style-name="Footnote">
      <style:text-properties officeooo:rsid="022244f0" officeooo:paragraph-rsid="022244f0"/>
    </style:style>
    <style:style style:name="P341" style:family="paragraph" style:parent-style-name="Footnote">
      <style:text-properties officeooo:rsid="02237a3b" officeooo:paragraph-rsid="02237a3b"/>
    </style:style>
    <style:style style:name="P342" style:family="paragraph" style:parent-style-name="Footnote">
      <style:text-properties officeooo:rsid="0225412f" officeooo:paragraph-rsid="0225412f"/>
    </style:style>
    <style:style style:name="P343" style:family="paragraph" style:parent-style-name="Footnote">
      <style:text-properties officeooo:rsid="022931d9" officeooo:paragraph-rsid="022931d9"/>
    </style:style>
    <style:style style:name="P344" style:family="paragraph" style:parent-style-name="Footnote">
      <style:text-properties officeooo:rsid="0229e8fd" officeooo:paragraph-rsid="0229e8fd"/>
    </style:style>
    <style:style style:name="P345" style:family="paragraph" style:parent-style-name="Footnote">
      <style:text-properties officeooo:rsid="022a352d" officeooo:paragraph-rsid="022a352d"/>
    </style:style>
    <style:style style:name="P346" style:family="paragraph" style:parent-style-name="Footnote">
      <style:text-properties officeooo:rsid="022ada6a" officeooo:paragraph-rsid="022ada6a"/>
    </style:style>
    <style:style style:name="P347" style:family="paragraph" style:parent-style-name="Footnote">
      <style:text-properties officeooo:rsid="022b800c" officeooo:paragraph-rsid="022b800c"/>
    </style:style>
    <style:style style:name="P348" style:family="paragraph" style:parent-style-name="Footnote">
      <style:text-properties officeooo:rsid="022c24fd" officeooo:paragraph-rsid="022c24fd"/>
    </style:style>
    <style:style style:name="P349" style:family="paragraph" style:parent-style-name="Footnote">
      <style:text-properties officeooo:rsid="022c867d" officeooo:paragraph-rsid="022c867d"/>
    </style:style>
    <style:style style:name="P350" style:family="paragraph" style:parent-style-name="Footnote">
      <style:text-properties officeooo:rsid="022efdc8" officeooo:paragraph-rsid="022efdc8"/>
    </style:style>
    <style:style style:name="P351" style:family="paragraph" style:parent-style-name="Footnote">
      <style:text-properties officeooo:rsid="022f614e" officeooo:paragraph-rsid="022f614e"/>
    </style:style>
    <style:style style:name="P352" style:family="paragraph" style:parent-style-name="Footnote">
      <style:text-properties officeooo:rsid="022fa755" officeooo:paragraph-rsid="022fa755"/>
    </style:style>
    <style:style style:name="P353" style:family="paragraph" style:parent-style-name="Footnote">
      <style:text-properties officeooo:rsid="0231d5b0" officeooo:paragraph-rsid="0231d5b0"/>
    </style:style>
    <style:style style:name="P354" style:family="paragraph" style:parent-style-name="Footnote">
      <style:text-properties officeooo:rsid="02338101" officeooo:paragraph-rsid="02338101"/>
    </style:style>
    <style:style style:name="P355" style:family="paragraph" style:parent-style-name="Footnote">
      <style:text-properties officeooo:rsid="0235eb39" officeooo:paragraph-rsid="0235eb39"/>
    </style:style>
    <style:style style:name="P356" style:family="paragraph" style:parent-style-name="Footnote">
      <style:text-properties officeooo:rsid="023acfce" officeooo:paragraph-rsid="023acfce"/>
    </style:style>
    <style:style style:name="P357" style:family="paragraph" style:parent-style-name="Footnote">
      <style:text-properties officeooo:rsid="023cae8f" officeooo:paragraph-rsid="023cae8f"/>
    </style:style>
    <style:style style:name="P358" style:family="paragraph" style:parent-style-name="Footnote">
      <style:text-properties officeooo:rsid="023d5935" officeooo:paragraph-rsid="023d5935"/>
    </style:style>
    <style:style style:name="P359" style:family="paragraph" style:parent-style-name="Footnote">
      <style:text-properties officeooo:rsid="023f3b08" officeooo:paragraph-rsid="023f3b08"/>
    </style:style>
    <style:style style:name="P360" style:family="paragraph" style:parent-style-name="Footnote">
      <style:text-properties officeooo:rsid="02424816" officeooo:paragraph-rsid="02424816"/>
    </style:style>
    <style:style style:name="P361" style:family="paragraph" style:parent-style-name="Footnote">
      <style:text-properties officeooo:rsid="02440410" officeooo:paragraph-rsid="02440410"/>
    </style:style>
    <style:style style:name="P362" style:family="paragraph" style:parent-style-name="Footnote">
      <style:text-properties officeooo:rsid="024783f3" officeooo:paragraph-rsid="024783f3"/>
    </style:style>
    <style:style style:name="P363" style:family="paragraph" style:parent-style-name="Footnote">
      <style:text-properties officeooo:rsid="02487791" officeooo:paragraph-rsid="02487791"/>
    </style:style>
    <style:style style:name="P364" style:family="paragraph" style:parent-style-name="Footnote">
      <style:text-properties officeooo:rsid="024975a3" officeooo:paragraph-rsid="024975a3"/>
    </style:style>
    <style:style style:name="P365" style:family="paragraph" style:parent-style-name="Footnote">
      <style:text-properties officeooo:rsid="024c3e25" officeooo:paragraph-rsid="024c3e25"/>
    </style:style>
    <style:style style:name="P366" style:family="paragraph" style:parent-style-name="Footnote">
      <style:text-properties officeooo:rsid="024f26db" officeooo:paragraph-rsid="024f26db"/>
    </style:style>
    <style:style style:name="P367" style:family="paragraph" style:parent-style-name="Footnote">
      <style:text-properties officeooo:rsid="0250fdfb" officeooo:paragraph-rsid="0250fdfb"/>
    </style:style>
    <style:style style:name="P368" style:family="paragraph" style:parent-style-name="Footnote">
      <style:text-properties officeooo:rsid="0251f8dd" officeooo:paragraph-rsid="0251f8dd"/>
    </style:style>
    <style:style style:name="P369" style:family="paragraph" style:parent-style-name="Footnote">
      <style:text-properties officeooo:rsid="025396e4" officeooo:paragraph-rsid="025396e4"/>
    </style:style>
    <style:style style:name="P370" style:family="paragraph" style:parent-style-name="Footnote">
      <style:text-properties officeooo:rsid="0254d06c" officeooo:paragraph-rsid="0254d06c"/>
    </style:style>
    <style:style style:name="P371" style:family="paragraph" style:parent-style-name="Footnote">
      <style:text-properties officeooo:rsid="02568ac1" officeooo:paragraph-rsid="02568ac1"/>
    </style:style>
    <style:style style:name="P372" style:family="paragraph" style:parent-style-name="Footnote">
      <style:text-properties officeooo:rsid="0256a7c5" officeooo:paragraph-rsid="0256a7c5"/>
    </style:style>
    <style:style style:name="P373" style:family="paragraph" style:parent-style-name="Footnote">
      <style:text-properties officeooo:rsid="0256ea0e" officeooo:paragraph-rsid="0256ea0e"/>
    </style:style>
    <style:style style:name="P374" style:family="paragraph" style:parent-style-name="Footnote">
      <style:text-properties officeooo:rsid="025707cf" officeooo:paragraph-rsid="025707cf"/>
    </style:style>
    <style:style style:name="P375" style:family="paragraph" style:parent-style-name="Footnote">
      <style:text-properties officeooo:rsid="025d6510" officeooo:paragraph-rsid="025d6510"/>
    </style:style>
    <style:style style:name="P376" style:family="paragraph" style:parent-style-name="Footnote">
      <style:text-properties officeooo:rsid="025f7e94" officeooo:paragraph-rsid="025f7e94"/>
    </style:style>
    <style:style style:name="P377" style:family="paragraph" style:parent-style-name="Footnote">
      <style:text-properties officeooo:rsid="026020dd" officeooo:paragraph-rsid="026020d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429b4c"/>
    </style:style>
    <style:style style:name="T3" style:family="text">
      <style:text-properties style:text-underline-style="solid" style:text-underline-width="auto" style:text-underline-color="font-color" officeooo:rsid="00098442"/>
    </style:style>
    <style:style style:name="T4" style:family="text">
      <style:text-properties officeooo:rsid="00098442"/>
    </style:style>
    <style:style style:name="T5" style:family="text">
      <style:text-properties officeooo:rsid="0018957c"/>
    </style:style>
    <style:style style:name="T6" style:family="text">
      <style:text-properties officeooo:rsid="00107fb5"/>
    </style:style>
    <style:style style:name="T7" style:family="text">
      <style:text-properties officeooo:rsid="0012295f"/>
    </style:style>
    <style:style style:name="T8" style:family="text">
      <style:text-properties officeooo:rsid="001ae8ed"/>
    </style:style>
    <style:style style:name="T9" style:family="text">
      <style:text-properties officeooo:rsid="001d1586"/>
    </style:style>
    <style:style style:name="T10" style:family="text">
      <style:text-properties officeooo:rsid="001eaf8c"/>
    </style:style>
    <style:style style:name="T11" style:family="text">
      <style:text-properties officeooo:rsid="0020e88b"/>
    </style:style>
    <style:style style:name="T12" style:family="text">
      <style:text-properties officeooo:rsid="002c6129"/>
    </style:style>
    <style:style style:name="T13" style:family="text">
      <style:text-properties officeooo:rsid="002c6a31"/>
    </style:style>
    <style:style style:name="T14" style:family="text">
      <style:text-properties officeooo:rsid="0032d0a1"/>
    </style:style>
    <style:style style:name="T15" style:family="text">
      <style:text-properties officeooo:rsid="0034de6f"/>
    </style:style>
    <style:style style:name="T16" style:family="text">
      <style:text-properties officeooo:rsid="0035a411"/>
    </style:style>
    <style:style style:name="T17" style:family="text">
      <style:text-properties officeooo:rsid="003798d0"/>
    </style:style>
    <style:style style:name="T18" style:family="text">
      <style:text-properties officeooo:rsid="00389d18"/>
    </style:style>
    <style:style style:name="T19" style:family="text">
      <style:text-properties officeooo:rsid="003a9884"/>
    </style:style>
    <style:style style:name="T20" style:family="text">
      <style:text-properties officeooo:rsid="003afead"/>
    </style:style>
    <style:style style:name="T21" style:family="text">
      <style:text-properties officeooo:rsid="003b999c"/>
    </style:style>
    <style:style style:name="T22" style:family="text">
      <style:text-properties officeooo:rsid="003eee1e"/>
    </style:style>
    <style:style style:name="T23" style:family="text">
      <style:text-properties officeooo:rsid="003fb013"/>
    </style:style>
    <style:style style:name="T24" style:family="text">
      <style:text-properties officeooo:rsid="0047ccee"/>
    </style:style>
    <style:style style:name="T25" style:family="text">
      <style:text-properties officeooo:rsid="004d2af4"/>
    </style:style>
    <style:style style:name="T26" style:family="text">
      <style:text-properties officeooo:rsid="004ee9c3"/>
    </style:style>
    <style:style style:name="T27" style:family="text">
      <style:text-properties officeooo:rsid="005082ef"/>
    </style:style>
    <style:style style:name="T28" style:family="text">
      <style:text-properties officeooo:rsid="00557777"/>
    </style:style>
    <style:style style:name="T29" style:family="text">
      <style:text-properties officeooo:rsid="00569508"/>
    </style:style>
    <style:style style:name="T30" style:family="text">
      <style:text-properties officeooo:rsid="0058dbf5"/>
    </style:style>
    <style:style style:name="T31" style:family="text">
      <style:text-properties officeooo:rsid="005a07f2"/>
    </style:style>
    <style:style style:name="T32" style:family="text">
      <style:text-properties officeooo:rsid="005aa063"/>
    </style:style>
    <style:style style:name="T33" style:family="text">
      <style:text-properties officeooo:rsid="005ed364"/>
    </style:style>
    <style:style style:name="T34" style:family="text">
      <style:text-properties officeooo:rsid="0060f010"/>
    </style:style>
    <style:style style:name="T35" style:family="text">
      <style:text-properties officeooo:rsid="00675942"/>
    </style:style>
    <style:style style:name="T36" style:family="text">
      <style:text-properties officeooo:rsid="0069fe42"/>
    </style:style>
    <style:style style:name="T37" style:family="text">
      <style:text-properties officeooo:rsid="006cab23"/>
    </style:style>
    <style:style style:name="T38" style:family="text">
      <style:text-properties officeooo:rsid="0070ac07"/>
    </style:style>
    <style:style style:name="T39" style:family="text">
      <style:text-properties officeooo:rsid="00721373"/>
    </style:style>
    <style:style style:name="T40" style:family="text">
      <style:text-properties officeooo:rsid="0077e461"/>
    </style:style>
    <style:style style:name="T41" style:family="text">
      <style:text-properties officeooo:rsid="007a2612"/>
    </style:style>
    <style:style style:name="T42" style:family="text">
      <style:text-properties officeooo:rsid="007ec333"/>
    </style:style>
    <style:style style:name="T43" style:family="text">
      <style:text-properties officeooo:rsid="007ec3b9"/>
    </style:style>
    <style:style style:name="T44" style:family="text">
      <style:text-properties officeooo:rsid="007fb004"/>
    </style:style>
    <style:style style:name="T45" style:family="text">
      <style:text-properties officeooo:rsid="00810464"/>
    </style:style>
    <style:style style:name="T46" style:family="text">
      <style:text-properties officeooo:rsid="00827a12"/>
    </style:style>
    <style:style style:name="T47" style:family="text">
      <style:text-properties officeooo:rsid="00851e65"/>
    </style:style>
    <style:style style:name="T48" style:family="text">
      <style:text-properties officeooo:rsid="00893feb"/>
    </style:style>
    <style:style style:name="T49" style:family="text">
      <style:text-properties officeooo:rsid="00899f64"/>
    </style:style>
    <style:style style:name="T50" style:family="text">
      <style:text-properties officeooo:rsid="008a6790"/>
    </style:style>
    <style:style style:name="T51" style:family="text">
      <style:text-properties officeooo:rsid="008aa707"/>
    </style:style>
    <style:style style:name="T52" style:family="text">
      <style:text-properties officeooo:rsid="008ae99a"/>
    </style:style>
    <style:style style:name="T53" style:family="text">
      <style:text-properties officeooo:rsid="008dc197"/>
    </style:style>
    <style:style style:name="T54" style:family="text">
      <style:text-properties officeooo:rsid="008e485f"/>
    </style:style>
    <style:style style:name="T55" style:family="text">
      <style:text-properties officeooo:rsid="00918a9a"/>
    </style:style>
    <style:style style:name="T56" style:family="text">
      <style:text-properties officeooo:rsid="00935dd5"/>
    </style:style>
    <style:style style:name="T57" style:family="text">
      <style:text-properties officeooo:rsid="0094b7dd"/>
    </style:style>
    <style:style style:name="T58" style:family="text">
      <style:text-properties officeooo:rsid="009568a8"/>
    </style:style>
    <style:style style:name="T59" style:family="text">
      <style:text-properties officeooo:rsid="009882c9"/>
    </style:style>
    <style:style style:name="T60" style:family="text">
      <style:text-properties officeooo:rsid="009b537c"/>
    </style:style>
    <style:style style:name="T61" style:family="text">
      <style:text-properties officeooo:rsid="00a47b42"/>
    </style:style>
    <style:style style:name="T62" style:family="text">
      <style:text-properties officeooo:rsid="00a5831a"/>
    </style:style>
    <style:style style:name="T63" style:family="text">
      <style:text-properties officeooo:rsid="00a5f411"/>
    </style:style>
    <style:style style:name="T64" style:family="text">
      <style:text-properties officeooo:rsid="00a7b004"/>
    </style:style>
    <style:style style:name="T65" style:family="text">
      <style:text-properties officeooo:rsid="00a8f9f4"/>
    </style:style>
    <style:style style:name="T66" style:family="text">
      <style:text-properties officeooo:rsid="00a991d3"/>
    </style:style>
    <style:style style:name="T67" style:family="text">
      <style:text-properties officeooo:rsid="00aa60ff"/>
    </style:style>
    <style:style style:name="T68" style:family="text">
      <style:text-properties officeooo:rsid="00ac5f72"/>
    </style:style>
    <style:style style:name="T69" style:family="text">
      <style:text-properties officeooo:rsid="00acb10e"/>
    </style:style>
    <style:style style:name="T70" style:family="text">
      <style:text-properties officeooo:rsid="00b297b7"/>
    </style:style>
    <style:style style:name="T71" style:family="text">
      <style:text-properties officeooo:rsid="00b52226"/>
    </style:style>
    <style:style style:name="T72" style:family="text">
      <style:text-properties officeooo:rsid="00b6c24a"/>
    </style:style>
    <style:style style:name="T73" style:family="text">
      <style:text-properties officeooo:rsid="00b95280"/>
    </style:style>
    <style:style style:name="T74" style:family="text">
      <style:text-properties officeooo:rsid="00bf289d"/>
    </style:style>
    <style:style style:name="T75" style:family="text">
      <style:text-properties officeooo:rsid="00c0ebdd"/>
    </style:style>
    <style:style style:name="T76" style:family="text">
      <style:text-properties officeooo:rsid="00c22909"/>
    </style:style>
    <style:style style:name="T77" style:family="text">
      <style:text-properties officeooo:rsid="00c2ca15"/>
    </style:style>
    <style:style style:name="T78" style:family="text">
      <style:text-properties officeooo:rsid="00c3a4a7"/>
    </style:style>
    <style:style style:name="T79" style:family="text">
      <style:text-properties officeooo:rsid="00c53446"/>
    </style:style>
    <style:style style:name="T80" style:family="text">
      <style:text-properties officeooo:rsid="00c8e7fe"/>
    </style:style>
    <style:style style:name="T81" style:family="text">
      <style:text-properties officeooo:rsid="00ca7bc9"/>
    </style:style>
    <style:style style:name="T82" style:family="text">
      <style:text-properties officeooo:rsid="00caadf5"/>
    </style:style>
    <style:style style:name="T83" style:family="text">
      <style:text-properties officeooo:rsid="00cc17d4"/>
    </style:style>
    <style:style style:name="T84" style:family="text">
      <style:text-properties officeooo:rsid="00cc31f7"/>
    </style:style>
    <style:style style:name="T85" style:family="text">
      <style:text-properties officeooo:rsid="00cc5523"/>
    </style:style>
    <style:style style:name="T86" style:family="text">
      <style:text-properties officeooo:rsid="00cdbdeb"/>
    </style:style>
    <style:style style:name="T87" style:family="text">
      <style:text-properties officeooo:rsid="00cfe320"/>
    </style:style>
    <style:style style:name="T88" style:family="text">
      <style:text-properties officeooo:rsid="00d348c0"/>
    </style:style>
    <style:style style:name="T89" style:family="text">
      <style:text-properties officeooo:rsid="00d4f269"/>
    </style:style>
    <style:style style:name="T90" style:family="text">
      <style:text-properties officeooo:rsid="00d63d17"/>
    </style:style>
    <style:style style:name="T91" style:family="text">
      <style:text-properties officeooo:rsid="00d6a8be"/>
    </style:style>
    <style:style style:name="T92" style:family="text">
      <style:text-properties officeooo:rsid="00da9627"/>
    </style:style>
    <style:style style:name="T93" style:family="text">
      <style:text-properties officeooo:rsid="00db38c8"/>
    </style:style>
    <style:style style:name="T94" style:family="text">
      <style:text-properties officeooo:rsid="00dd0b9f"/>
    </style:style>
    <style:style style:name="T95" style:family="text">
      <style:text-properties officeooo:rsid="00df01f0"/>
    </style:style>
    <style:style style:name="T96" style:family="text">
      <style:text-properties officeooo:rsid="00e09217"/>
    </style:style>
    <style:style style:name="T97" style:family="text">
      <style:text-properties officeooo:rsid="00e5bf00"/>
    </style:style>
    <style:style style:name="T98" style:family="text">
      <style:text-properties officeooo:rsid="00e5f8a6"/>
    </style:style>
    <style:style style:name="T99" style:family="text">
      <style:text-properties officeooo:rsid="00ef8b4d"/>
    </style:style>
    <style:style style:name="T100" style:family="text">
      <style:text-properties officeooo:rsid="00f36966"/>
    </style:style>
    <style:style style:name="T101" style:family="text">
      <style:text-properties officeooo:rsid="00f43ecf"/>
    </style:style>
    <style:style style:name="T102" style:family="text">
      <style:text-properties officeooo:rsid="00f891be"/>
    </style:style>
    <style:style style:name="T103" style:family="text">
      <style:text-properties officeooo:rsid="00fb218b"/>
    </style:style>
    <style:style style:name="T104" style:family="text">
      <style:text-properties officeooo:rsid="0103fe7e"/>
    </style:style>
    <style:style style:name="T105" style:family="text">
      <style:text-properties officeooo:rsid="0104e4bd"/>
    </style:style>
    <style:style style:name="T106" style:family="text">
      <style:text-properties officeooo:rsid="01058002"/>
    </style:style>
    <style:style style:name="T107" style:family="text">
      <style:text-properties officeooo:rsid="01061077"/>
    </style:style>
    <style:style style:name="T108" style:family="text">
      <style:text-properties officeooo:rsid="010a7104"/>
    </style:style>
    <style:style style:name="T109" style:family="text">
      <style:text-properties officeooo:rsid="010ba469"/>
    </style:style>
    <style:style style:name="T110" style:family="text">
      <style:text-properties officeooo:rsid="010ceb9c"/>
    </style:style>
    <style:style style:name="T111" style:family="text">
      <style:text-properties officeooo:rsid="010d942d"/>
    </style:style>
    <style:style style:name="T112" style:family="text">
      <style:text-properties officeooo:rsid="010de03e"/>
    </style:style>
    <style:style style:name="T113" style:family="text">
      <style:text-properties officeooo:rsid="010e51cd"/>
    </style:style>
    <style:style style:name="T114" style:family="text">
      <style:text-properties officeooo:rsid="010ff1b4"/>
    </style:style>
    <style:style style:name="T115" style:family="text">
      <style:text-properties officeooo:rsid="011372ac"/>
    </style:style>
    <style:style style:name="T116" style:family="text">
      <style:text-properties officeooo:rsid="01167d5a"/>
    </style:style>
    <style:style style:name="T117" style:family="text">
      <style:text-properties officeooo:rsid="0118213a"/>
    </style:style>
    <style:style style:name="T118" style:family="text">
      <style:text-properties officeooo:rsid="011a1596"/>
    </style:style>
    <style:style style:name="T119" style:family="text">
      <style:text-properties officeooo:rsid="011bc5e7"/>
    </style:style>
    <style:style style:name="T120" style:family="text">
      <style:text-properties officeooo:rsid="011e93df"/>
    </style:style>
    <style:style style:name="T121" style:family="text">
      <style:text-properties officeooo:rsid="0120657a"/>
    </style:style>
    <style:style style:name="T122" style:family="text">
      <style:text-properties officeooo:rsid="012096f5"/>
    </style:style>
    <style:style style:name="T123" style:family="text">
      <style:text-properties officeooo:rsid="0122bed4"/>
    </style:style>
    <style:style style:name="T124" style:family="text">
      <style:text-properties officeooo:rsid="01238e75"/>
    </style:style>
    <style:style style:name="T125" style:family="text">
      <style:text-properties officeooo:rsid="01293e4c"/>
    </style:style>
    <style:style style:name="T126" style:family="text">
      <style:text-properties officeooo:rsid="012976fe"/>
    </style:style>
    <style:style style:name="T127" style:family="text">
      <style:text-properties officeooo:rsid="012b84c1"/>
    </style:style>
    <style:style style:name="T128" style:family="text">
      <style:text-properties officeooo:rsid="012c445c"/>
    </style:style>
    <style:style style:name="T129" style:family="text">
      <style:text-properties officeooo:rsid="012e6e36"/>
    </style:style>
    <style:style style:name="T130" style:family="text">
      <style:text-properties officeooo:rsid="0130d2aa"/>
    </style:style>
    <style:style style:name="T131" style:family="text">
      <style:text-properties officeooo:rsid="01310c6a"/>
    </style:style>
    <style:style style:name="T132" style:family="text">
      <style:text-properties officeooo:rsid="01329f0b"/>
    </style:style>
    <style:style style:name="T133" style:family="text">
      <style:text-properties officeooo:rsid="0133fd38"/>
    </style:style>
    <style:style style:name="T134" style:family="text">
      <style:text-properties officeooo:rsid="01355bfa"/>
    </style:style>
    <style:style style:name="T135" style:family="text">
      <style:text-properties officeooo:rsid="013604aa"/>
    </style:style>
    <style:style style:name="T136" style:family="text">
      <style:text-properties officeooo:rsid="0136e34c"/>
    </style:style>
    <style:style style:name="T137" style:family="text">
      <style:text-properties officeooo:rsid="0137d479"/>
    </style:style>
    <style:style style:name="T138" style:family="text">
      <style:text-properties officeooo:rsid="0138895a"/>
    </style:style>
    <style:style style:name="T139" style:family="text">
      <style:text-properties officeooo:rsid="013d48fe"/>
    </style:style>
    <style:style style:name="T140" style:family="text">
      <style:text-properties officeooo:rsid="013ee7ef"/>
    </style:style>
    <style:style style:name="T141" style:family="text">
      <style:text-properties officeooo:rsid="013f885c"/>
    </style:style>
    <style:style style:name="T142" style:family="text">
      <style:text-properties officeooo:rsid="0140fba1"/>
    </style:style>
    <style:style style:name="T143" style:family="text">
      <style:text-properties officeooo:rsid="0142879e"/>
    </style:style>
    <style:style style:name="T144" style:family="text">
      <style:text-properties officeooo:rsid="014420a0"/>
    </style:style>
    <style:style style:name="T145" style:family="text">
      <style:text-properties officeooo:rsid="0145dac6"/>
    </style:style>
    <style:style style:name="T146" style:family="text">
      <style:text-properties officeooo:rsid="0148eb00"/>
    </style:style>
    <style:style style:name="T147" style:family="text">
      <style:text-properties officeooo:rsid="014b9b78"/>
    </style:style>
    <style:style style:name="T148" style:family="text">
      <style:text-properties officeooo:rsid="014f07e6"/>
    </style:style>
    <style:style style:name="T149" style:family="text">
      <style:text-properties officeooo:rsid="0150cf50"/>
    </style:style>
    <style:style style:name="T150" style:family="text">
      <style:text-properties officeooo:rsid="0151d0d4"/>
    </style:style>
    <style:style style:name="T151" style:family="text">
      <style:text-properties officeooo:rsid="01557789"/>
    </style:style>
    <style:style style:name="T152" style:family="text">
      <style:text-properties officeooo:rsid="015aa2a8"/>
    </style:style>
    <style:style style:name="T153" style:family="text">
      <style:text-properties officeooo:rsid="015ed1b1"/>
    </style:style>
    <style:style style:name="T154" style:family="text">
      <style:text-properties officeooo:rsid="015f84dc"/>
    </style:style>
    <style:style style:name="T155" style:family="text">
      <style:text-properties officeooo:rsid="01610c26"/>
    </style:style>
    <style:style style:name="T156" style:family="text">
      <style:text-properties officeooo:rsid="01618405"/>
    </style:style>
    <style:style style:name="T157" style:family="text">
      <style:text-properties officeooo:rsid="0162ac28"/>
    </style:style>
    <style:style style:name="T158" style:family="text">
      <style:text-properties officeooo:rsid="01643bfa"/>
    </style:style>
    <style:style style:name="T159" style:family="text">
      <style:text-properties officeooo:rsid="0164f22c"/>
    </style:style>
    <style:style style:name="T160" style:family="text">
      <style:text-properties officeooo:rsid="0166d375"/>
    </style:style>
    <style:style style:name="T161" style:family="text">
      <style:text-properties officeooo:rsid="016807fa"/>
    </style:style>
    <style:style style:name="T162" style:family="text">
      <style:text-properties officeooo:rsid="016aa9f6"/>
    </style:style>
    <style:style style:name="T163" style:family="text">
      <style:text-properties officeooo:rsid="016b7289"/>
    </style:style>
    <style:style style:name="T164" style:family="text">
      <style:text-properties officeooo:rsid="016c70ac"/>
    </style:style>
    <style:style style:name="T165" style:family="text">
      <style:text-properties officeooo:rsid="016c831e"/>
    </style:style>
    <style:style style:name="T166" style:family="text">
      <style:text-properties officeooo:rsid="016e799b"/>
    </style:style>
    <style:style style:name="T167" style:family="text">
      <style:text-properties officeooo:rsid="0176d4ef"/>
    </style:style>
    <style:style style:name="T168" style:family="text">
      <style:text-properties officeooo:rsid="01780bbe"/>
    </style:style>
    <style:style style:name="T169" style:family="text">
      <style:text-properties officeooo:rsid="017823b5"/>
    </style:style>
    <style:style style:name="T170" style:family="text">
      <style:text-properties officeooo:rsid="017c5018"/>
    </style:style>
    <style:style style:name="T171" style:family="text">
      <style:text-properties officeooo:rsid="01800f32"/>
    </style:style>
    <style:style style:name="T172" style:family="text">
      <style:text-properties officeooo:rsid="0187a997"/>
    </style:style>
    <style:style style:name="T173" style:family="text">
      <style:text-properties officeooo:rsid="0188f964"/>
    </style:style>
    <style:style style:name="T174" style:family="text">
      <style:text-properties officeooo:rsid="018966fc"/>
    </style:style>
    <style:style style:name="T175" style:family="text">
      <style:text-properties officeooo:rsid="018cf21d"/>
    </style:style>
    <style:style style:name="T176" style:family="text">
      <style:text-properties officeooo:rsid="018fe4ce"/>
    </style:style>
    <style:style style:name="T177" style:family="text">
      <style:text-properties officeooo:rsid="019022e0"/>
    </style:style>
    <style:style style:name="T178" style:family="text">
      <style:text-properties officeooo:rsid="01918db6"/>
    </style:style>
    <style:style style:name="T179" style:family="text">
      <style:text-properties officeooo:rsid="01944250"/>
    </style:style>
    <style:style style:name="T180" style:family="text">
      <style:text-properties officeooo:rsid="01980e80"/>
    </style:style>
    <style:style style:name="T181" style:family="text">
      <style:text-properties officeooo:rsid="0199fd5d"/>
    </style:style>
    <style:style style:name="T182" style:family="text">
      <style:text-properties officeooo:rsid="019be833"/>
    </style:style>
    <style:style style:name="T183" style:family="text">
      <style:text-properties officeooo:rsid="019d1a90"/>
    </style:style>
    <style:style style:name="T184" style:family="text">
      <style:text-properties officeooo:rsid="019e80f2"/>
    </style:style>
    <style:style style:name="T185" style:family="text">
      <style:text-properties officeooo:rsid="01a03fcd"/>
    </style:style>
    <style:style style:name="T186" style:family="text">
      <style:text-properties officeooo:rsid="01a1bd32"/>
    </style:style>
    <style:style style:name="T187" style:family="text">
      <style:text-properties officeooo:rsid="01a27d7c"/>
    </style:style>
    <style:style style:name="T188" style:family="text">
      <style:text-properties officeooo:rsid="01a40fa5"/>
    </style:style>
    <style:style style:name="T189" style:family="text">
      <style:text-properties officeooo:rsid="01a538bc"/>
    </style:style>
    <style:style style:name="T190" style:family="text">
      <style:text-properties officeooo:rsid="01a6cf69"/>
    </style:style>
    <style:style style:name="T191" style:family="text">
      <style:text-properties officeooo:rsid="01a9cabe"/>
    </style:style>
    <style:style style:name="T192" style:family="text">
      <style:text-properties officeooo:rsid="01af80bd"/>
    </style:style>
    <style:style style:name="T193" style:family="text">
      <style:text-properties officeooo:rsid="01b06253"/>
    </style:style>
    <style:style style:name="T194" style:family="text">
      <style:text-properties officeooo:rsid="01b1123a"/>
    </style:style>
    <style:style style:name="T195" style:family="text">
      <style:text-properties officeooo:rsid="01b22e77"/>
    </style:style>
    <style:style style:name="T196" style:family="text">
      <style:text-properties officeooo:rsid="01b3d299"/>
    </style:style>
    <style:style style:name="T197" style:family="text">
      <style:text-properties officeooo:rsid="01b4dda3"/>
    </style:style>
    <style:style style:name="T198" style:family="text">
      <style:text-properties officeooo:rsid="01b8a9e5"/>
    </style:style>
    <style:style style:name="T199" style:family="text">
      <style:text-properties officeooo:rsid="01bbae10"/>
    </style:style>
    <style:style style:name="T200" style:family="text">
      <style:text-properties officeooo:rsid="01bce9dd"/>
    </style:style>
    <style:style style:name="T201" style:family="text">
      <style:text-properties style:font-name="Noto Rashi Hebrew Medium" fo:font-size="8pt" style:font-size-asian="8pt" style:font-size-complex="8pt"/>
    </style:style>
    <style:style style:name="T202" style:family="text">
      <style:text-properties officeooo:rsid="01becebb"/>
    </style:style>
    <style:style style:name="T203" style:family="text">
      <style:text-properties officeooo:rsid="01c53184"/>
    </style:style>
    <style:style style:name="T204" style:family="text">
      <style:text-properties officeooo:rsid="01c56e90"/>
    </style:style>
    <style:style style:name="T205" style:family="text">
      <style:text-properties officeooo:rsid="01c68e0f"/>
    </style:style>
    <style:style style:name="T206" style:family="text">
      <style:text-properties officeooo:rsid="01cf78dd"/>
    </style:style>
    <style:style style:name="T207" style:family="text">
      <style:text-properties officeooo:rsid="01d17730"/>
    </style:style>
    <style:style style:name="T208" style:family="text">
      <style:text-properties officeooo:rsid="01d2c3ce"/>
    </style:style>
    <style:style style:name="T209" style:family="text">
      <style:text-properties officeooo:rsid="01d328fb"/>
    </style:style>
    <style:style style:name="T210" style:family="text">
      <style:text-properties officeooo:rsid="01d411ed"/>
    </style:style>
    <style:style style:name="T211" style:family="text">
      <style:text-properties officeooo:rsid="01d5965d"/>
    </style:style>
    <style:style style:name="T212" style:family="text">
      <style:text-properties officeooo:rsid="01d63122"/>
    </style:style>
    <style:style style:name="T213" style:family="text">
      <style:text-properties officeooo:rsid="01d63847"/>
    </style:style>
    <style:style style:name="T214" style:family="text">
      <style:text-properties officeooo:rsid="01d7a3fd"/>
    </style:style>
    <style:style style:name="T215" style:family="text">
      <style:text-properties officeooo:rsid="01d7ab1b"/>
    </style:style>
    <style:style style:name="T216" style:family="text">
      <style:text-properties officeooo:rsid="01da188d"/>
    </style:style>
    <style:style style:name="T217" style:family="text">
      <style:text-properties officeooo:rsid="01db3455"/>
    </style:style>
    <style:style style:name="T218" style:family="text">
      <style:text-properties officeooo:rsid="01dd65d6"/>
    </style:style>
    <style:style style:name="T219" style:family="text">
      <style:text-properties officeooo:rsid="01df57b2"/>
    </style:style>
    <style:style style:name="T220" style:family="text">
      <style:text-properties officeooo:rsid="01e6baca"/>
    </style:style>
    <style:style style:name="T221" style:family="text">
      <style:text-properties officeooo:rsid="01e74388"/>
    </style:style>
    <style:style style:name="T222" style:family="text">
      <style:text-properties officeooo:rsid="01e93fef"/>
    </style:style>
    <style:style style:name="T223" style:family="text">
      <style:text-properties officeooo:rsid="01e9938c"/>
    </style:style>
    <style:style style:name="T224" style:family="text">
      <style:text-properties officeooo:rsid="01f0548e"/>
    </style:style>
    <style:style style:name="T225" style:family="text">
      <style:text-properties officeooo:rsid="01f2a58d"/>
    </style:style>
    <style:style style:name="T226" style:family="text">
      <style:text-properties officeooo:rsid="01f7c687"/>
    </style:style>
    <style:style style:name="T227" style:family="text">
      <style:text-properties officeooo:rsid="01f7db01"/>
    </style:style>
    <style:style style:name="T228" style:family="text">
      <style:text-properties officeooo:rsid="01f8ea9a"/>
    </style:style>
    <style:style style:name="T229" style:family="text">
      <style:text-properties officeooo:rsid="01fa1ce3"/>
    </style:style>
    <style:style style:name="T230" style:family="text">
      <style:text-properties officeooo:rsid="01fc142e"/>
    </style:style>
    <style:style style:name="T231" style:family="text">
      <style:text-properties officeooo:rsid="01fd7e3d"/>
    </style:style>
    <style:style style:name="T232" style:family="text">
      <style:text-properties officeooo:rsid="01fe61cb"/>
    </style:style>
    <style:style style:name="T233" style:family="text">
      <style:text-properties officeooo:rsid="01ff7364"/>
    </style:style>
    <style:style style:name="T234" style:family="text">
      <style:text-properties officeooo:rsid="0200c7e3"/>
    </style:style>
    <style:style style:name="T235" style:family="text">
      <style:text-properties officeooo:rsid="0201a015"/>
    </style:style>
    <style:style style:name="T236" style:family="text">
      <style:text-properties officeooo:rsid="02034731"/>
    </style:style>
    <style:style style:name="T237" style:family="text">
      <style:text-properties officeooo:rsid="020b699d"/>
    </style:style>
    <style:style style:name="T238" style:family="text">
      <style:text-properties officeooo:rsid="020faae9"/>
    </style:style>
    <style:style style:name="T239" style:family="text">
      <style:text-properties officeooo:rsid="0213f85b"/>
    </style:style>
    <style:style style:name="T240" style:family="text">
      <style:text-properties officeooo:rsid="021db2cc"/>
    </style:style>
    <style:style style:name="T241" style:family="text">
      <style:text-properties officeooo:rsid="0220c3e3"/>
    </style:style>
    <style:style style:name="T242" style:family="text">
      <style:text-properties officeooo:rsid="02274e40"/>
    </style:style>
    <style:style style:name="T243" style:family="text">
      <style:text-properties officeooo:rsid="022b800c"/>
    </style:style>
    <style:style style:name="T244" style:family="text">
      <style:text-properties officeooo:rsid="022e8029"/>
    </style:style>
    <style:style style:name="T245" style:family="text">
      <style:text-properties officeooo:rsid="0230c6d6"/>
    </style:style>
    <style:style style:name="T246" style:family="text">
      <style:text-properties officeooo:rsid="0237cd09"/>
    </style:style>
    <style:style style:name="T247" style:family="text">
      <style:text-properties officeooo:rsid="02398fff"/>
    </style:style>
    <style:style style:name="T248" style:family="text">
      <style:text-properties officeooo:rsid="023af088"/>
    </style:style>
    <style:style style:name="T249" style:family="text">
      <style:text-properties officeooo:rsid="0240d2c9"/>
    </style:style>
    <style:style style:name="T250" style:family="text">
      <style:text-properties officeooo:rsid="024122d6"/>
    </style:style>
    <style:style style:name="T251" style:family="text">
      <style:text-properties officeooo:rsid="024489a6"/>
    </style:style>
    <style:style style:name="T252" style:family="text">
      <style:text-properties officeooo:rsid="0244e26d"/>
    </style:style>
    <style:style style:name="T253" style:family="text">
      <style:text-properties officeooo:rsid="02462466"/>
    </style:style>
    <style:style style:name="T254" style:family="text">
      <style:text-properties officeooo:rsid="02468b33"/>
    </style:style>
    <style:style style:name="T255" style:family="text">
      <style:text-properties officeooo:rsid="024b134c"/>
    </style:style>
    <style:style style:name="T256" style:family="text">
      <style:text-properties officeooo:rsid="024d4438"/>
    </style:style>
    <style:style style:name="T257" style:family="text">
      <style:text-properties officeooo:rsid="025707cf"/>
    </style:style>
    <style:style style:name="T258" style:family="text">
      <style:text-properties officeooo:rsid="02585cbc"/>
    </style:style>
    <style:style style:name="T259" style:family="text">
      <style:text-properties officeooo:rsid="02588a58"/>
    </style:style>
    <style:style style:name="T260" style:family="text">
      <style:text-properties officeooo:rsid="0258a557"/>
    </style:style>
    <style:style style:name="T261" style:family="text">
      <style:text-properties officeooo:rsid="0259fa60"/>
    </style:style>
    <style:style style:name="T262" style:family="text">
      <style:text-properties officeooo:rsid="025ab7d0"/>
    </style:style>
    <style:style style:name="T263" style:family="text">
      <style:text-properties officeooo:rsid="025b80fd"/>
    </style:style>
    <style:style style:name="T264" style:family="text">
      <style:text-properties officeooo:rsid="025e4bb4"/>
    </style:style>
    <style:style style:name="T265" style:family="text">
      <style:text-properties officeooo:rsid="02603845"/>
    </style:style>
    <style:style style:name="T266" style:family="text">
      <style:text-properties officeooo:rsid="0262d0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text:span text:style-name="T3">פ</text:span><text:span text:style-name="T1">רק ראשון</text:span><text:span text:style-name="T1"><text:note text:id="ftn1" text:note-class="footnote"><text:note-citation>1</text:note-citation><text:note-body><text:p text:style-name="P44">פרק ראשון</text:p></text:note-body></text:note></text:span></text:p>
      <text:p text:style-name="P105">א<text:note text:id="ftn2" text:note-class="footnote"><text:note-citation>2</text:note-citation><text:note-body><text:p text:style-name="P7">משנה א</text:p></text:note-body></text:note></text:p>
      <text:p text:style-name="P90"><text:tab/><text:note text:id="ftn3" text:note-class="footnote"><text:note-citation>3</text:note-citation><text:note-body><text:p text:style-name="P28">הקדים ר<text:span text:style-name="T5">בי</text:span> שמשנה ראשונה אומר שגוי בכמה אופנים פוטר בכורה של בהמה שקונה.</text:p></text:note-body></text:note>הַלּוֹקֵחַ עֻבַּר חֲמוֹרוֹ<text:note text:id="ftn4" text:note-class="footnote"><text:note-citation>4</text:note-citation><text:note-body><text:p text:style-name="P28">מתחילים בבכור בהמה טמאה. אולי הוא מפני שהוא חידוש, וחביב, או מפני שמילוי קצרים, רוצים ללומדו ראשון.</text:p></text:note-body></text:note> שֶׁל נָכְרִי, וְהַמּוֹכֵר לוֹ אַף עַל פִּי שֶׁאֵינוֹ רַשַּׁאי<text:note text:id="ftn5" text:note-class="footnote"><text:note-citation>5</text:note-citation><text:note-body><text:p text:style-name="P28">אמר’ שאינו כל כך פשוט מהו איסור זה, יש איסור להפקיע מבכירות, ויש גם כן איסור של מכירה לגוי מחמת איסורי שבת. רע"ב כ’ שהוא מפני שמלאכה נעשה בשבת. לשונו סתום, שיכול גוי לעשות מלאכה בבהמתו בשבת. גמרא מסיק שגמרא גוזר לציורים שאינו של גוי (כמו אם רק משכירו) או כעין זה.</text:p></text:note-body></text:note><text:note text:id="ftn6" text:note-class="footnote"><text:note-citation>6</text:note-citation><text:note-body><text:p text:style-name="P29">לכאורה, ההוה אמינא הוא שכיון שהוא אסור, יש לקנוס אותו.</text:p></text:note-body></text:note> וְהַמִּשְׁתַּתֵּף לוֹ<text:note text:id="ftn7" text:note-class="footnote"><text:note-citation>7</text:note-citation><text:note-body><text:p text:style-name="P29">אין שטוף כל שהוא מהני לזה. מחלקת הוא בגמרא, אבל גמרא אומר שהוא שצריך שגוי יקנה מה שאם נחתך אותו חלק, נעשה בעל מום. יש אומרים שצריך יותר, שצריך שיעשה טריפה או כדומה.</text:p></text:note-body></text:note>, וְהַמְקַבֵּל מִמֶּנּוּ<text:note text:id="ftn8" text:note-class="footnote"><text:note-citation>8</text:note-citation><text:note-body><text:p text:style-name="P29">רצה לומר, ישראל מקבל מגוי.</text:p></text:note-body></text:note>, וְהַנּוֹתֵן לוֹ בְקַבָּלָה, פָּטוּר מִן הַבְּכוֹרָה, שֶׁנֶּאֱמַר (במדבר ג), בְּיִשְׂרָאֵל<text:note text:id="ftn9" text:note-class="footnote"><text:note-citation>9</text:note-citation><text:note-body><text:p text:style-name="P29">שם, אומר "כל" שמלמד שצריך להיות כולו לישראל. ויש עוד דרשות על זה בגמרא.</text:p></text:note-body></text:note>, אֲבָל לֹא בַאֲחֵרִים. כֹּהֲנִים וּלְוִיִּם פְּטוּרִין מִקַּל וָחֹמֶר, אִם פָּטְרוּ שֶׁל יִשְׂרָאֵל בַּמִּדְבָּר, דִּין הוּא שֶׁיִּפְטְרוּ שֶׁל עַצְמָן<text:note text:id="ftn10" text:note-class="footnote"><text:note-citation>10</text:note-citation><text:note-body><text:p text:style-name="P29">זה חידוש, שרק במדבר פטרו, אבל צריך להיות שמה שראינו שפעם אחד יוכלו לפטור די להוכיח כן.</text:p></text:note-body></text:note><text:note text:id="ftn11" text:note-class="footnote"><text:note-citation>11</text:note-citation><text:note-body><text:p text:style-name="P30">יש להעיר שפטרו פדיון הבן. י"א שהיה פדיון בהמה טמאה באותו פדיון גם כן. גם י"ל שהוקשו בכור בהמה לבכור אדם. </text:p></text:note-body></text:note>: </text:p>
      <text:p text:style-name="P95">ב<text:note text:id="ftn12" text:note-class="footnote"><text:note-citation>12</text:note-citation><text:note-body><text:p text:style-name="P2">משנה ב</text:p></text:note-body></text:note></text:p>
      <text:p text:style-name="P91"><text:tab/>פָּרָה שֶׁיָּלְדָה כְּמִין חֲמוֹר, וַחֲמוֹר שֶׁיָּלְדָה כְּמִין סוּס<text:note text:id="ftn13" text:note-class="footnote"><text:note-citation>13</text:note-citation><text:note-body><text:p text:style-name="P31">פרה יש לו דין בכור, אבל הוא בכור בהמה טמאה. דינו חלוק בדין בכור בהמה טמאה. אז, הוה אמינא שרק כאן, שיש חילוק בדיני בכורות, פטור, אבל אולי בכמור שילדה כמין סוס, שאין לסוס דיני בכור יחייב. גם אומר גמרא שחמור יותר דומה לסוס במראתו מלפרה.</text:p></text:note-body></text:note>, פָּטוּר מִן הַבְּכוֹרָה, שֶׁנֶּאֱמַר פֶּטֶר חֲמוֹר פֶּטֶר חֲמוֹר, שְׁנֵי פְעָמִים, עַד שֶׁיְּהֵא הַיּוֹלֵד חֲמוֹר וְהַנּוֹלָד חֲמוֹר. וּמָה הֵם בַּאֲכִילָה<text:note text:id="ftn14" text:note-class="footnote"><text:note-citation>14</text:note-citation><text:note-body><text:p text:style-name="P31">היה הוה אמינא לומר שכמו שאין לו דין פרה לענין בכור, כך אין לו דין פרה לאכילה.</text:p></text:note-body></text:note> בְּהֵמָה טְהוֹרָה שֶׁיָּלְדָה כְּמִין בְּהֵמָה טְמֵאָה, מֻתָּר בַּאֲכִילָה. וּטְמֵאָה שֶׁיָּלְדָה כְּמִין בְּהֵמָה טְהוֹרָה, אָסוּר בַּאֲכִילָה, שֶׁהַיּוֹצֵא מֵהַטָּמֵא<text:note text:id="ftn15" text:note-class="footnote"><text:note-citation>15</text:note-citation><text:note-body><text:p text:style-name="P32">גמרא מקשה למה מוסיף כלל זה, ומבאר שהוא כדי שלא יטעו בגירסת משנה.</text:p></text:note-body></text:note>, טָמֵא. וְהַיּוֹצֵא מִן הַטָּהוֹר, טָהוֹר.<text:note text:id="ftn16" text:note-class="footnote"><text:note-citation>16</text:note-citation><text:note-body><text:p text:style-name="P32">כלל זה אינו רק בחמור היוצא מפר או כדומה, אלא הוא בעוד דינים, כמו מה שחלב בהמה טהורה טהורה. זה באמת דין אחר, אבל גמרא מייחסם.</text:p></text:note-body></text:note><text:note text:id="ftn17" text:note-class="footnote"><text:note-citation>17</text:note-citation><text:note-body><text:p text:style-name="P32">יש יוצאים מן הכלל. דב<text:span text:style-name="T6">ש</text:span> מותר באכילה, אף שיוצא מדבר טמא. גמרא מתיר מחמת סברה, שאינו יוצא כל כך (שאינו גידול, כמו שכ’ משנה בדגים, ורק אוכל ונעשה דבש), ומקרא. דנים פוסקים בשיילא"ק, שהוא דבר הבא מבייט"ל, והוא דומה לדבש, ונעשה כדי לעשות שדברים יהיו שיינ"י. רב משה התירו, אבל יש פוסקים שהחמירו. דנים אם סברה שייך בו ואם קרא קאי אף עליו. יש הכשרים שלא נותנים הכשרם לזה. יש שכ’ שאם נתיר רק דבר, נתיר רק מין של דבורה מיוחדת, שאולי רק אותו דבורה התיר. אין שום מי שאומר כן, ומזה מוכיח ר"מ להתיר של"ק (שהוא מין דבש).</text:p></text:note-body></text:note> דָּג טָמֵא שֶׁבָּלַע דָּג טָהוֹר, מֻתָּר בַּאֲכִילָה. וְטָהוֹר שֶׁבָּלַע דָּג טָמֵא, אָסוּר בַּאֲכִילָה, לְפִי שֶׁאֵינוֹ גִדּוּלָיו: </text:p>
      <text:p text:style-name="P95">ג.<text:note text:id="ftn18" text:note-class="footnote"><text:note-citation>18</text:note-citation><text:note-body><text:p text:style-name="P3">משנה ג</text:p></text:note-body></text:note></text:p>
      <text:p text:style-name="P90"><text:tab/>חֲמוֹר שֶׁלֹּא בִכְּרָה, וְיָלְדָה שְׁנֵי זְכָרִים<text:note text:id="ftn19" text:note-class="footnote"><text:note-citation>19</text:note-citation><text:note-body><text:p text:style-name="P33">לאחר כן, נדון מה אם הלידה היה באותו זמן (אם אפשר לצמצם), אבל כאן היה זה אחר זה, אבל לא ידוע איזה היה קודם.</text:p></text:note-body></text:note>, נוֹתֵן טָלֶה אֶחָד לַכֹּהֵן. זָכָר וּנְקֵבָה, מַפְרִישׁ טָלֶה אֶחָד לְעַצְמוֹ<text:note text:id="ftn20" text:note-class="footnote"><text:note-citation>20</text:note-citation><text:note-body><text:p text:style-name="P33">צריך להפריש אחד כדי לחלל קדושת פטר רחם. אין צריך ליתן אותו לכהן כיון שהמוציא מחברו עליו הראיה.</text:p></text:note-body></text:note>. שְׁתֵּי חֲמוֹרִים שֶׁלֹּא בִכְּרוּ, וְיָלְדוּ שְׁנֵי זְכָרִים, נוֹתֵן שְׁנֵי טְלָיִים לַכֹּהֵן. זָכָר וּנְקֵבָה, אוֹ שְׁנֵי זְכָרִים וּנְקֵבָה, נוֹתֵן טָלֶה אֶחָד לַכֹּהֵן. שְׁתֵּי נְקֵבוֹת וְזָכָר אוֹ שְׁנֵי זְכָרִים וּשְׁתֵּי נְקֵבוֹת, אֵין כָּאן לַכֹּהֵן כְּלוּם<text:note text:id="ftn21" text:note-class="footnote"><text:note-citation>21</text:note-citation><text:note-body><text:p text:style-name="P33">כ’ רע"ב בשם רבותיו שההלכה שווה למש"א לעיל שמפריש לעצמו (שהוא ספק חיוב זה), ואז צריך להפריש שני טלאים (ואולי יכול להיות אותו טלה). רמב"ם חולק (ויש דוחים שלא רצה לומר כן), שכיון שיש כמה צדדים כאן, אין צריכים להפריש כלל. קשה, שלכאורה, אין יותר צדדים שיעשו שהוא פטור לגמרא, שהצדדים לחייבו שוה. דנו בזה.</text:p></text:note-body></text:note>. </text:p>
      <text:p text:style-name="P95">ד<text:note text:id="ftn22" text:note-class="footnote"><text:note-citation>22</text:note-citation><text:note-body><text:p text:style-name="P4">משנה ד</text:p></text:note-body></text:note></text:p>
      <text:p text:style-name="P90"><text:tab/>אַחַת בִּכְּרָה וְאַחַת שֶׁלֹּא בִכְּרָה וְיָלְדוּ שְׁנֵי זְכָרִים, נוֹתֵן טָלֶה אֶחָד לַכֹּהֵן. זָכָר וּנְקֵבָה, מַפְרִישׁ טָלֶה אֶחָד לְעַצְמוֹ.<text:note text:id="ftn23" text:note-class="footnote"><text:note-citation>23</text:note-citation><text:note-body><text:p text:style-name="P34">חלקו ר"י ור"ש אם פטר חמור בלי פדיון שה אסור בהנאה או מותר (אלא שחייב לערפו). גמרא מבאר שמשניות שאומרים שמפריש שה לעצמו הוא רק כר"י (כדי להסיר קדושה ואיסור של פט"ח). מק’ תוס’ שאף לר"ש נצטרך <text:span text:style-name="T266">הפרשה</text:span> כדי לגרום שלא יחייב לערפו. ת’ שכיון שא"צ ליתן לכהן את השה, אינו חייב <text:span text:style-name="T266">בהפרשה</text:span>. לכאורה, כוונתו למר (ודנו (ע’ ר"ש בשערי יושר) מהו הפשט בזה) שתלוי מצות <text:span text:style-name="T266">הפרשה</text:span> במצות נתינה לכהן. המקור לומר כן צריך ביאור. מתוס’ נמצא שמה שא"צ ליתן לכהן הוא דין ודאי (שאל"ה, נאמר שמספק צריך לקיים מצות עריפה. זה שייך לסוגית תקפו כהן. יש (רי”ט אלגאזי) שאומר שעל מצות עריפה אומרים המוציא מחבירו עליו הראיה. מחודש לומר כן, אבל מחדש שעיקר הדין הוא שצריך להפסיד חמורו, וצריכים להוציאו ממנו. על פי זה, מת’ ק’ תוס’.).</text:p></text:note-body></text:note><text:note text:id="ftn24" text:note-class="footnote"><text:note-citation>24</text:note-citation><text:note-body><text:p text:style-name="P35">משמע מדין זה שמה שמסיר קדושת חמור הוא ההפרשה ולא הנתינה לכהן. בעז"ה, לקמן נדון בזה.</text:p></text:note-body></text:note> שֶׁנֶּאֱמַר (שמות לד), וּפֶטֶר חֲמוֹר תִּפְדֶּה בְשֶׂה, מִן הַכְּבָשִׂים וּמִן הָעִזִּים<text:note text:id="ftn25" text:note-class="footnote"><text:note-citation>25</text:note-citation><text:note-body><text:p text:style-name="P35">זה כבר מבואר בקרא.</text:p></text:note-body></text:note>. זָכָר וּנְקֵבָה, גָּדוֹל וְקָטָן, תָּמִים וּבַעַל מוּם. וּפוֹדֶה בוֹ פְּעָמִים<text:note text:id="ftn26" text:note-class="footnote"><text:note-citation>26</text:note-citation><text:note-body><text:p text:style-name="P35">רש"י מבאר שאם כהן חוזרו לו, יכול לפדות עוד חמור בו. יש הוה אמינא לומר שכבר בא קדושת חמור לו, ואי אפשר לסבול עוד קדושה. תוס’ כ’ שישראל שלא נתחייב ליתן שה לכהן (במצב ספק) פודה בו פעמים הרבה כיון שעדיין שלו הוא. יש שמדייקים מרש"י (שלא כ’ כתוס’, אף שעליו משמע ממשנה שקאי (ועוד שעליו קאי סיפא (אבל לא סיפא דסיפא) של משנה זה)) שלא סובר שיכול לעשות כמה שאומר תוס’. לכאורה, יסבור שיש דבר שחל עליו שגורם שלא יכול לחול עליו קדושה שניה, ואותו דבר נתבטל כשניתן לכהן.</text:p><text:p text:style-name="P35"><text:tab/>אין זה דומה למחלקת ר"א ורבנן (ה) ששם חולקים במה עושה פדיון והיתר חמור, אבל כאן, חולקים אם נתינת לכהן עושה היתר שה.</text:p></text:note-body></text:note> הַרְבֵּה. נִכְנָס לַדִּיר לְהִתְעַשֵּׂר<text:note text:id="ftn27" text:note-class="footnote"><text:note-citation>27</text:note-citation><text:note-body><text:p text:style-name="P36">זה, לכאורה, קאי על שה של ספק, שאם לא כן, נעשה ממון שבט, וצריך ליתן אותו לכהן. גם אי אפשר לאוקמו בשקנה מכהן, שהרי לקוח הוא. צריך לומר שקאי על מש"א לעיל (ומחדש שכיון שנשאר בידו, אינו נחשב ספק אם הוא שלו לפוטרו מבכור, אלא הממע"ה עושה שהוא שלו בוודאי.</text:p></text:note-body></text:note>. וְאִם מֵת, נֶהֱנִים בּוֹ.<text:note text:id="ftn28" text:note-class="footnote"><text:note-citation>28</text:note-citation><text:note-body><text:p text:style-name="P36">לכאורה, זה קאי על זה שצריך ליתן לכהן, ואומר שאף לאחר מיתו, כהן נהנה בו, וצריך בעל ליתן אותו לכהן. יש פשט אחר במשנה, אבל כו"ע מודו שזה הדין. ההו"א הוא שכיון שמת, א"צ ליתן לכהן, או שכיון שלא נתנו לכהן, יש איסור הנאה של בכור עליו.</text:p></text:note-body></text:note></text:p>
      <text:p text:style-name="P95">ה<text:note text:id="ftn29" text:note-class="footnote"><text:note-citation>29</text:note-citation><text:note-body><text:p text:style-name="P5">משנה ה</text:p></text:note-body></text:note></text:p>
      <text:p text:style-name="P90"><text:soft-page-break/><text:tab/>אֵין פּוֹדִים לֹא בָעֵגֶל, וְלֹא בַחַיָּה, וְלֹא בַשְּׁחוּטָה, וְלֹא בַטְּרֵפָה, וְלֹא בַכִּלְאַי<text:span text:style-name="T4">ם</text:span><text:span text:style-name="T4"><text:note text:id="ftn30" text:note-class="footnote"><text:note-citation>30</text:note-citation><text:note-body><text:p text:style-name="P37">טריפה וכלאים הם שה, ונתמעטו מקרא כיון שפסולים לקרבן. אעפ"כ, מרבים בע"מ מדרשה.</text:p></text:note-body></text:note></text:span><text:span text:style-name="T4">.</text:span> וְלֹא בַכּוֹי<text:note text:id="ftn31" text:note-class="footnote"><text:note-citation>31</text:note-citation><text:note-body><text:p text:style-name="P37">רבי אמר בזה חולם, ולא חיריק. <text:span text:style-name="T7">רש"ש שליטא אמר שהוא מסופק. שוב מצאתי שאותו משניות שממנו קרא רבי אמר חולם, ואז אולי אין ללמוד מכאן.</text:span></text:p></text:note-body></text:note><text:note text:id="ftn32" text:note-class="footnote"><text:note-citation>32</text:note-citation><text:note-body><text:p text:style-name="P38">חולקים בחולין אם כוי הוא בריה בפני עצמה,ולא הכריעו אם הוא בהמה (שה) או לא. אז, לא פודה בו כיון שספק הוא. יש אומרים שהוא כלאים של צבי ותייש. אז, לא פדוה בו לת"ק כיון שהוא כלאים. ר"א פוסל כיון שספק אם חוששים לזרע אב (שהוא צבי) לעשות שאינו שה.</text:p></text:note-body></text:note>. רַבִּי אֶלְעָזָר מַתִּיר בַּכִּלְאַיִם מִפְּנֵי שֶׁהוּא שֶׂה, וְאוֹסֵר בַּכּוֹי מִפְּנֵי שֶׁהוּא סָפֵק נְתָנוֹ לַכֹּהֵן<text:note text:id="ftn33" text:note-class="footnote"><text:note-citation>33</text:note-citation><text:note-body><text:p text:style-name="P38">נתן את החמור לכהן.</text:p></text:note-body></text:note>, אֵין הַכֹּהֵן רַשַּׁאי לְקַיְּמוֹ<text:note text:id="ftn34" text:note-class="footnote"><text:note-citation>34</text:note-citation><text:note-body><text:p text:style-name="P38">לכאורה, ההו"א הוא שיפטור כמו שפטור על חמור שלו. גמרא אומר שיש עוד חידוש כאן שכשנותן לכהן, צריך לשמור שכהן יפריש שה (שכהנים חשודים כיון שפטור על פט"ח). יש ראשונים שכ’ שלכן לכתחילה לא יתן לכהן.</text:p></text:note-body></text:note> עַד שֶׁיַּפְרִישׁ שֶׂה תַחְתָּיו: </text:p>
      <text:p text:style-name="P95">ו<text:note text:id="ftn35" text:note-class="footnote"><text:note-citation>35</text:note-citation><text:note-body><text:p text:style-name="P6">משנה ו</text:p></text:note-body></text:note></text:p>
      <text:p text:style-name="P90"><text:tab/>הַמַּפְרִישׁ פִּדְיוֹן פֶּטֶר חֲמוֹר וּמֵת<text:note text:id="ftn36" text:note-class="footnote"><text:note-citation>36</text:note-citation><text:note-body><text:p text:style-name="P38">מת השה.</text:p></text:note-body></text:note>, רַבִּי אֱלִיעֶזֶר אוֹמֵר, חַיָּבִין בְּאַחֲרָיוּתוֹ<text:note text:id="ftn37" text:note-class="footnote"><text:note-citation>37</text:note-citation><text:note-body><text:p text:style-name="P40">ר"א מודה שבספק יכול להפריש רק אחד. צריך ביאור איך, שלא חל פדיון עד שנותן. חמדת שלמה כ’ ש"עשו שאינו זוכה כזוכה" מדרבנן (כן סובר ר”א בכ”מ).מוזר שלא יבאר כן גמרא. שם, השיב נתיבות עליו. רי"ט אלגאזי כ’ שנתינה עושה חלק מן החלות רק כשצריך ליתן לכהן. גם יש להעיר שיש אומרים שאף לר"א שניהם עושים אותו פדיון, ולא רק נתינה לכהן.</text:p></text:note-body></text:note>, כַּחֲמֵשׁ סְלָעִים שֶׁל בֵּן.<text:note text:id="ftn38" text:note-class="footnote"><text:note-citation>38</text:note-citation><text:note-body><text:p text:style-name="P38">נלמד מפדיון הבן שפדיון חל כשנותן לכהן.</text:p></text:note-body></text:note> וַחֲכָמִים אוֹמְרִים<text:note text:id="ftn39" text:note-class="footnote"><text:note-citation>39</text:note-citation><text:note-body><text:p text:style-name="P38">אף שיש דברים הנל’ מפדיון הבן לכאן, יש קרא שלומד זה מפדיון מעשר שחל כיון שפודה, ולא כשעושה כחיובו באותו ממון.</text:p></text:note-body></text:note>, אֵין חַיָּבִין בְּאַחֲרָיוּתוֹ, כְּפִדְיוֹן מַעֲשֵׂר שֵׁנִי. הֵעִיד רַבִּי יְהוֹשֻׁעַ וְרַבִּי צָדוֹק עַל פִּדְיוֹן פֶּטֶר חֲמוֹר שֶׁמֵּת, שֶׁאֵין כָּאן לַכֹּהֵן כְּלוּם. מֵת פֶּטֶר חֲמוֹר, רַבִּי אֱלִיעֶזֶר אוֹמֵר, יִקָּבֵר, וּמֻתָּר בַּהֲנָאָתוֹ שֶׁל טָלֶה. וַחֲכָמִים אוֹמְרִים, אֵינוֹ צָרִיךְ לְהִקָּבֵר, וְהַטָּלֶה לַכֹּהֵ<text:note text:id="ftn40" text:note-class="footnote"><text:note-citation>40</text:note-citation><text:note-body><text:p text:style-name="P38">הולכים לשיטתם בזה, שחולקים אם חל הפדיון.</text:p></text:note-body></text:note>: </text:p>
      <text:p text:style-name="P95">ז<text:note text:id="ftn41" text:note-class="footnote"><text:note-citation>41</text:note-citation><text:note-body><text:p text:style-name="P6">משנה ז</text:p></text:note-body></text:note></text:p>
      <text:p text:style-name="P92"><text:tab/>לֹא רָצָה לִפְדּוֹתוֹ, עוֹרְפוֹ בְקוֹפִיץ מֵאַחֲרָיו וְקוֹבְרוֹ. מִצְוַת פְּדִיָּה קוֹדֶמֶת לְמִצְוַת עֲרִיפָה<text:note text:id="ftn42" text:note-class="footnote"><text:note-citation>42</text:note-citation><text:note-body><text:p text:style-name="P41">משמע שהם שני מצות (וכן מונה אותם הרמב"ם), אלא שאחד קודם לחביאו. ראב"ד כ’ שעריפה חטא הוא,ש מפסיק ממון כהן.</text:p></text:note-body></text:note>, שֶׁנֶּאֱמַר (שמות יג), וְאִם לֹא תִפְדֶּה וַעֲרַפְתּוֹ. מִצְוַת יְעִידָה<text:note text:id="ftn43" text:note-class="footnote"><text:note-citation>43</text:note-citation><text:note-body><text:p text:style-name="P42">מצות יעידה כולל של אב ושל בן. חולקים איזה קודם.</text:p></text:note-body></text:note> קוֹדֶמֶת לְמִצְוַת פְּדִיָּה<text:note text:id="ftn44" text:note-class="footnote"><text:note-citation>44</text:note-citation><text:note-body><text:p text:style-name="P42">משמע שהוא מצוה לו. ק"ק, שנפדית בע"כ. אולי אומר שלא יעכב, ויקבל ברצון. יש ראשונים שאומרים שאין זה מצוה (אבל לא מביא ראיה מעריפה, ואז משמע כרמב"ם).</text:p></text:note-body></text:note>, שֶׁנֶּאֱמַר (שם כא), אֲשֶׁר לֹא יְעָדָהּ וְהֶפְדָּהּ. מִצְוַת יִבּוּם קוֹדֶמֶת לְמִצְוַת חֲלִיצָה, בָּרִאשׁוֹנָה, שֶׁהָיוּ מִתְכַּוְּנִין לְשֵׁם מִצְוָה. וְעַכְשָׁיו שֶׁאֵין מִתְכַּוְּנִין לְשֵׁם מִצְוָה, אָמְרוּ מִצְוַת חֲלִיצָה קוֹדֶמֶת לְמִצְוַת יִבּוּם<text:note text:id="ftn45" text:note-class="footnote"><text:note-citation>45</text:note-citation><text:note-body><text:p text:style-name="P42">חולקים ראשונים אם זה מדאורייתא או מדרבנן.</text:p></text:note-body></text:note>.<text:note text:id="ftn46" text:note-class="footnote"><text:note-citation>46</text:note-citation><text:note-body><text:p text:style-name="P42">חול’ ש"ע ורמ"א אם הלכה כרבנן או אבא שאול. יש ספרדים שמייבמים.</text:p></text:note-body></text:note> מִצְוַת גְּאֻלָּה<text:note text:id="ftn47" text:note-class="footnote"><text:note-citation>47</text:note-citation><text:note-body><text:p text:style-name="P42">של דבר שנקדש לדמים לבדק הבית.</text:p></text:note-body></text:note> בָּאָדוֹן הוּא קוֹדֵם לְכָל אָדָם<text:note text:id="ftn48" text:note-class="footnote"><text:note-citation>48</text:note-citation><text:note-body><text:p text:style-name="P43"><text:s text:c="2"/>מבארים ראשונים שהוא מפני שמוסיף חומש.</text:p></text:note-body></text:note>, שֶׁנֶּאֱמַר (ויקרא כז), וְאִם לֹא יִגָּאֵל וְנִמְכַּר בְּעֶרְכֶּךְ: </text:p>
      <text:p text:style-name="P107">פרק שני<text:note text:id="ftn49" text:note-class="footnote"><text:note-citation>49</text:note-citation><text:note-body><text:p text:style-name="P44">פרק שני</text:p></text:note-body></text:note></text:p>
      <text:p text:style-name="P104">א<text:note text:id="ftn50" text:note-class="footnote"><text:note-citation>50</text:note-citation><text:note-body><text:p text:style-name="P7">משנה א</text:p></text:note-body></text:note></text:p>
      <text:p text:style-name="P92"><text:tab/>הַלּוֹקֵחַ עֻבַּר פָּרָתוֹ<text:note text:id="ftn51" text:note-class="footnote"><text:note-citation>51</text:note-citation><text:note-body><text:p text:style-name="P39">נקט פרה מפני שרק עליו יש איסור למכור (שיש בו חשש מלאכה בשבת).</text:p></text:note-body></text:note> שֶׁל נָכְרִי, וְהַמּוֹכֵר לוֹ אַף עַל פִּי שֶׁאֵינוֹ רַשַּׁאי<text:note text:id="ftn52" text:note-class="footnote"><text:note-citation>52</text:note-citation><text:note-body><text:p text:style-name="P39">היום (ואף בימי אמוראים), כן עושים (משתתפים).</text:p></text:note-body></text:note>, הַמִּשְׁתַּתֵּף לוֹ, וְהַמְקַבֵּל מִמֶּנּוּ, וְהַנּוֹתֵן לוֹ בְקַבָּלָה, פָּטוּר מִן הַבְּכוֹרָה, שֶׁנֶּאֱמַר (במדבר ג), בְּיִשְׂרָאֵל, אֲבָל לֹא בַאֲחֵרִים. כֹּהֲנִים וּלְוִיִּם חַיָּבִין. לֹא נִפְטְרוּ מִבְּכוֹר בְּהֵמָה טְהוֹרָה, (וְלֹא נִפְטְרוּ) אֶלָּא מִפִּדְיוֹן הַבֵּן וּמִפֶּטֶר חֲמוֹר: </text:p>
      <text:p text:style-name="P97">ב<text:note text:id="ftn53" text:note-class="footnote"><text:note-citation>53</text:note-citation><text:note-body><text:p text:style-name="P8">משנה ב</text:p></text:note-body></text:note></text:p>
      <text:p text:style-name="P92"><text:tab/>כָּל הַקֳּדָשִׁים שֶׁקָּדַם מוּם קָבוּעַ לְהֶקְדֵּשָׁן, וְנִפְדּוּ, חַיָּבִים בַּבְּכוֹרָה וּבַמַּתָּנוֹת, וְיוֹצְאִין לְחֻלִּין לִגָּזֵז וּלְהֵעָבֵד, וּוְלָדָן וַחֲלָבָן מֻתָּר לְאַחַר פִּדְיוֹנָן, וְהַשּׁוֹחֲטָן בַּחוּץ פָּטוּר, וְאֵין עוֹשִׂים תְּמוּרָה, וְאִם מֵתוּ יִפָּדוּ, חוּץ מִן הַבְּכוֹר וּמִן הַמַּעֲשֵׂר: </text:p>
      <text:p text:style-name="P97">ג<text:note text:id="ftn54" text:note-class="footnote"><text:note-citation>54</text:note-citation><text:note-body><text:p text:style-name="P8">משנה ג</text:p></text:note-body></text:note></text:p>
      <text:p text:style-name="P92"><text:tab/>כֹּל שֶׁקָּדַם הֶקְדֵּשָׁן אֶת מוּמָן, אוֹ מוּם עוֹבֵר לְהֶקְדֵּשָׁן, וּלְאַחַר מִכָּאן נוֹלָד לָהֶם מוּם קָבוּעַ (וְנִפְדּוּ), פְּטוּרִין מִן הַבְּכוֹרָה וּמִן הַמַּתָּנוֹת, וְאֵינָן יוֹצְאִין לְחֻלִּין לִגָּזֵז וּלְהֵעָבֵד, וּוְלָדָן וַחֲלָבָן אָסוּר לְאַחַר פִּדְיוֹנָן<text:note text:id="ftn55" text:note-class="footnote"><text:note-citation>55</text:note-citation><text:note-body><text:p text:style-name="P52">אינם קודשים די להיפדות</text:p></text:note-body></text:note>, וְהַשּׁוֹחֲטָן בַּחוּץ חַיָּב<text:note text:id="ftn56" text:note-class="footnote"><text:note-citation>56</text:note-citation><text:note-body><text:p text:style-name="P53">לפני פדיונם, שלרבי עקיבה אם עלה לא ירד.</text:p></text:note-body></text:note>, וְעוֹשִׂין תְּמוּרָה<text:note text:id="ftn57" text:note-class="footnote"><text:note-citation>57</text:note-citation><text:note-body><text:p text:style-name="P53">דן גמרא אם זה לפני פדיון או לאחר פדיון. לכאורה, המשך משנה קצת משמע שהוא רק לפני פדיון.</text:p></text:note-body></text:note>, וְאִם מֵתוּ יִקָּבֵרוּ: </text:p>
      <text:p text:style-name="P97">ד<text:note text:id="ftn58" text:note-class="footnote"><text:note-citation>58</text:note-citation><text:note-body><text:p text:style-name="P8">חשנה ד</text:p></text:note-body></text:note></text:p>
      <text:p text:style-name="P92"><text:soft-page-break/><text:tab/>הַמְקַבֵּל צֹאן<text:note text:id="ftn59" text:note-class="footnote"><text:note-citation>59</text:note-citation><text:note-body><text:p text:style-name="P54">נקרא צאן כיון שהדרך היה לעשות כן בצאן. נקרא ברזל כיון שאי אפשר לחסר על ידי זה.</text:p></text:note-body></text:note> בַּרְזֶל<text:note text:id="ftn60" text:note-class="footnote"><text:note-citation>60</text:note-citation><text:note-body><text:p text:style-name="P54">הוא שנותן חפץ שלו לחברו, ואדם עושה עמו עסק, ונתרווח, ומשלם אותו חפץ (או שוויו מבתחילה) לבעלו עם קצת מן השכר. זה אסור כיון שהוא אגר נטר, שהוא כעין הלוואה (או מכר), ונותן לו שכרו יותר על <text:span text:style-name="T8">ה</text:span>הלוואה.</text:p></text:note-body></text:note> מִן הַנָּכְרִי, וְלָדוֹת פְּטוּרִין<text:note text:id="ftn61" text:note-class="footnote"><text:note-citation>61</text:note-citation><text:note-body><text:p text:style-name="P55">פטורות הולדות של צאן שנתן לסיבה פשוטה, והוא שהוא עדיין קצת של נכרי. דין זה אומר שאם ולדות מולידים, אף הם פטורים. גמרא מבאר שכיון שאם לא יכול נכרי להשיג ממונו מן הצאן, יקח מן הוולדות. <text:span text:style-name="T9">אם ולדי ולדות מולידים, חייב, שהרי לא לוקח מהם נכרי.</text:span></text:p></text:note-body></text:note>, וּוַלְדֵי וְלָדוֹת חַיָּבִין. הֶעֱמִיד וְלָדוֹת תַּחַת אִמּוֹתֵיהֶם, וַלְדֵי וְלָדוֹת פְטוּרִין, וּוַלדי וַלְדֵי וְלָדוֹת חַיָּבִין. רַבָּן שִׁמְעוֹן בֶּן גַּמְלִיאֵל אוֹמֵר, אֲפִלּוּ עַד עֲשָׂרָה דוֹרוֹת<text:note text:id="ftn62" text:note-class="footnote"><text:note-citation>62</text:note-citation><text:note-body><text:p text:style-name="P56">זה רק דוגמא, שלעולם הוא.</text:p></text:note-body></text:note>, פְּטוּרִין, שֶׁאַחֲרָיוּתָן לַנָּכְרִי<text:note text:id="ftn63" text:note-class="footnote"><text:note-citation>63</text:note-citation><text:note-body><text:p text:style-name="P57"><text:s text:c="3"/><text:span text:style-name="T10">דן גמרא אם הוא רק אם מתנה. יש כמה ראשונים שאומרים שהלכה כרשב"ג, שהרי הלכה כמותו בכל מקום שהוא במשנה.</text:span></text:p></text:note-body></text:note>:</text:p>
      <text:p text:style-name="P98">ה<text:note text:id="ftn64" text:note-class="footnote"><text:note-citation>64</text:note-citation><text:note-body><text:p text:style-name="P8">משנה ה</text:p></text:note-body></text:note></text:p>
      <text:p text:style-name="P99"><text:tab/>רָחֵל שֶׁיָּלְדָה כְּמִין עֵז, וְעֵז שֶׁיָּלְדָה כְּמִין רָחֵל<text:note text:id="ftn65" text:note-class="footnote"><text:note-citation>65</text:note-citation><text:note-body><text:p text:style-name="P58">אף שרחל ועז חייבים בבכוררה, פטור כיון שהוא "נדמה.”</text:p></text:note-body></text:note>, פָּטוּר מִן הַבְּכוֹרָה. וְאִם יֵשׁ בּוֹ מִקְצָת סִימָנִין<text:note text:id="ftn66" text:note-class="footnote"><text:note-citation>66</text:note-citation><text:note-body><text:p text:style-name="P58">דבר שעושה אותו דומה לאמו.</text:p></text:note-body></text:note>, חַיָּב: </text:p>
      <text:p text:style-name="P100">ו<text:note text:id="ftn67" text:note-class="footnote"><text:note-citation>67</text:note-citation><text:note-body><text:p text:style-name="P8">משנה ו</text:p></text:note-body></text:note></text:p>
      <text:p text:style-name="P90">רָחֵל שֶׁלֹּא בִכְּרָה וְיָלְדָה שְׁנֵי זְכָרִים וְיָצְאוּ שְׁנֵי רָאשֵׁיהֶן<text:note text:id="ftn68" text:note-class="footnote"><text:note-citation>68</text:note-citation><text:note-body><text:p text:style-name="P58">יציאת ראש נחשב לידה.</text:p></text:note-body></text:note> כְּאֶחָד, רַבִּי יוֹסֵי הַגְּלִילִי אוֹמֵר, שְׁנֵיהֶן לַכֹּהֵן. שֶׁנֶּאֱמַר (שמות יג), הַזְּכָרִים לַה'. וַחֲכָמִים אוֹמְרִים, אִי אֶפְשָׁר<text:note text:id="ftn69" text:note-class="footnote"><text:note-citation>69</text:note-citation><text:note-body><text:p text:style-name="P58">משמע שהיו דורשים כריה"ג אילו היה אפשר.</text:p></text:note-body></text:note>, אֶלָּא אֶחָד לוֹ וְאֶחָד לַכֹּהֵן<text:note text:id="ftn70" text:note-class="footnote"><text:note-citation>70</text:note-citation><text:note-body><text:p text:style-name="P58">זה נקרא "אפשר לצמצם בידי שמים.” דן גמרא אם אפשר לצמצם בידי אדם; לכאורה, מסיק שהוא אותו מחלקת.</text:p></text:note-body></text:note>. רַבִּי טַרְפוֹן אוֹמֵר, הַכֹּהֵן בּוֹרֵר לוֹ אֶת הַיָפֶה. רַבִּי עֲקִיבָא אוֹמֵר, מְשַׁמְּנִים בֵּינֵיהֶן, וְהַשֵּׁנִי יִרְעֶה עַד שֶׁיִּסְתָּאֵב. וְחַיָּב בַּמַּתָּנוֹת רַבִּי יוֹסֵי פּוֹטֵר. מֵת אֶחָד מֵהֶן, רַבִּי טַרְפוֹן אוֹמֵר, יַחֲלוֹקוּ. רַבִּי עֲקִיבָא אוֹמֵר, הַמּוֹצִיא מֵחֲבֵרוֹ עָלָיו הָרְאָיָה. זָכָר וּנְקֵבָה, אֵין כָּאן לַכֹּהֵן כְּלוּם: </text:p>
      <text:p text:style-name="P101">ז<text:note text:id="ftn71" text:note-class="footnote"><text:note-citation>71</text:note-citation><text:note-body><text:p text:style-name="P8">משנה ז</text:p></text:note-body></text:note></text:p>
      <text:p text:style-name="P93">שְׁתֵּי רְחֵלוֹת שֶׁלֹּא בִכְּרוּ, וְיָלְדוּ שְׁנֵי זְכָרִים, נוֹתֵן שְׁנֵיהֶם לַכֹּהֵן. זָכָר וּנְקֵבָה, הַזָּכָר לַכֹּהֵן. שְׁנֵי זְכָרִים וּנְקֵבָה, אֶחָד לוֹ וְאֶחָד לַכֹּהֵן. רַבִּי טַרְפוֹן אוֹמֵר, הַכֹּהֵן בּוֹרֵר לוֹ אֶת הַיָּפֶה<text:note text:id="ftn72" text:note-class="footnote"><text:note-citation>72</text:note-citation><text:note-body><text:p text:style-name="P59">שמסתמא, החזק נולד ראשון.</text:p></text:note-body></text:note>. רַבִּי עֲקִיבָא אוֹמֵר, מְשַׁמְּנִים בֵּינֵיהֶן<text:note text:id="ftn73" text:note-class="footnote"><text:note-citation>73</text:note-citation><text:note-body><text:p text:style-name="P59">המוציא מחבירו עליו הראיה.</text:p></text:note-body></text:note>, וְהַשֵּׁנִי יִרְעֶה עַד שֶׁיִּסְתָּאֵב. וְחַיָּב בַּמַּתָּנוֹת<text:note text:id="ftn74" text:note-class="footnote"><text:note-citation>74</text:note-citation><text:note-body><text:p text:style-name="P59">חייב ממה נפשך, שאם אינו בכור, חייב, ואם הוא בכור, צריך ליתן כולו.</text:p></text:note-body></text:note>. רַבִּי יוֹסֵי פּוֹטֵר<text:note text:id="ftn75" text:note-class="footnote"><text:note-citation>75</text:note-citation><text:note-body><text:p text:style-name="P59">עשו תקנה לעשות את שאינו זוכה כזוכה, והוא כאילו בא לו מכהן. זה מפני שלא נטעה לומר שאינו בכור כלל. מאנו שר"י אומר כן בכ"מ, וצ"ל שמחדש שהוא תקנה מסתבר, ואז יתקיים בכ"מ.</text:p></text:note-body></text:note>. מֵת אֶחָד מֵהֶן, רַבִּי טַרְפוֹן אוֹמֵר, יַחֲלוֹקוּ<text:note text:id="ftn76" text:note-class="footnote"><text:note-citation>76</text:note-citation><text:note-body><text:p text:style-name="P59">חוזר ממה שאמר לעיל שנוטל הכוהן היפה,<text:span text:style-name="T11">אבל משנה לא זזה ממקומה.</text:span></text:p></text:note-body></text:note><text:note text:id="ftn77" text:note-class="footnote"><text:note-citation>77</text:note-citation><text:note-body><text:p text:style-name="P60">גמרא מבאר שאין זה בכל ציור, אלא בנתן לרועה כהן עם שאר בהמותיו, ואז כאילו הקנה לו חלק מקרקעותו, ואז אינו ברשותו. רע"ב לא מבאר על פי זה, אלא שסובר כסומכוס (ויש צד בגמרא כזה, אלא שלא מסיק כן).</text:p></text:note-body></text:note>. רַבִּי עֲקִיבָא אוֹמֵר, הַמּוֹצִיא מֵחֲבֵרוֹ עָלָיו הָרְאָיָה. שְׁתֵּי נְקֵבוֹת וְזָכָר, אוֹ שְׁנֵי זְכָרִים וּשְׁתֵּי נְקֵבוֹת, אֵין כָּאן לַכֹּהֵן כְּלוּם<text:note text:id="ftn78" text:note-class="footnote"><text:note-citation>78</text:note-citation><text:note-body><text:p text:style-name="P59">אף ר"ט מודה לזה, שכיון שאין יודעים שיש בכור, אומרים שהמוציא מחבירו עליו הראיה.</text:p></text:note-body></text:note>: </text:p>
      <text:p text:style-name="P101">ח<text:note text:id="ftn79" text:note-class="footnote"><text:note-citation>79</text:note-citation><text:note-body><text:p text:style-name="P9">משנה ח</text:p></text:note-body></text:note></text:p>
      <text:p text:style-name="P90"><text:note text:id="ftn80" text:note-class="footnote"><text:note-citation>80</text:note-citation><text:note-body><text:p text:style-name="P62">משניות כופלים ציורי ספק, ומקשים ראשונים למה כופלים עליהם. פשוט שיש מהם שהם חידושים. <text:span text:style-name="T13">באר’ שלכאו’, כל ציור הוא חי’, שיש מהוכחות ר"ט שהם יותר חזקים.</text:span></text:p></text:note-body></text:note>אַחַת בִּכְּרָה וְאַחַת שֶׁלֹּא בִכְּרָה וְיָלְדוּ שְׁנֵי זְכָרִים, אֶחָד לוֹ וְאֶחָד לַכֹּהֵן<text:note text:id="ftn81" text:note-class="footnote"><text:note-citation>81</text:note-citation><text:note-body><text:p text:style-name="P60">זה, לכאורה, פשוט, אלא שהוא הקדמה למשנה. גם, לכאורה, יש חידוש במה שא"צ לדעת מי היא האם. </text:p></text:note-body></text:note>. רַבִּי טַרְפוֹן אוֹמֵר, הַכֹּהֵן בּוֹרֵר לוֹ אֶת הַיָּפֶה<text:note text:id="ftn82" text:note-class="footnote"><text:note-citation>82</text:note-citation><text:note-body><text:p text:style-name="P61"><text:s text:c="5"/>שמסתבר שהוא הבכור לאמ<text:span text:style-name="T12">ו שבדרך כלל, נולד ראשון יותר חזק ממה שאינו ראשון.</text:span> נמצא שחולקים אם מכריעים על פי סברות מדעתנו, <text:span text:style-name="T13">אם זה הוכחה די.</text:span></text:p><text:p text:style-name="P61"><text:s text:c="9"/><text:span text:style-name="T22">הקשיתי לרבי שרש"י פירש (בפשט אחד) שעגלא תלתא שמשובחת בגמ’ הוא שלישי לבטן. צ"ל שהוא יותר טוב. אולי הוא רק יותר טוב לאכילה, אבל על הכל אינו יותר טוב. אמר’ שיודע שיש שמקשים כן ודנים בזה, אבל לא שכח מי. </text:span><text:span text:style-name="T23">שוב אמר שתוס’ דן בזה, ומפני זה דוחה פירוש זה.</text:span></text:p></text:note-body></text:note>. רַבִּי עֲקִיבָא אוֹמֵר, מְשַׁמְּנִין בֵּינֵיהֶן, וְהַשֵּׁנִי יִרְעֶה עַד שֶׁיִּסְתָּאֵב. וְחַיָּב בַּמַּתָּנוֹת<text:note text:id="ftn83" text:note-class="footnote"><text:note-citation>83</text:note-citation><text:note-body><text:p text:style-name="P63">חייב מפני שכהן בא משני צדדים, שאם הוא בכור, כולו של כהן, ואם לא, חייב במתנות.</text:p></text:note-body></text:note>. רַבִּי יוֹסֵי פּוֹטֵר<text:note text:id="ftn84" text:note-class="footnote"><text:note-citation>84</text:note-citation><text:note-body><text:p text:style-name="P64">זה פטור מדרבנן, שעשו שאינו זוכה כזוכה, שכדי שלא נקל ולא לנהוג עמו כבכור, עשו לו עדו דין כבכור, ועשו כאילו ניתן ומקובל. אז, אין ממ"נ עוד לתת לכהן.</text:p></text:note-body></text:note>, שֶׁהָיָה רַבִּי יוֹסֵי אוֹמֵר, כֹּל שֶׁחֲלִיפָיו בְּיַד כֹּהֵן, פָּטוּר מִן הַמַתָּנוֹת. רַבִּי מֵאִיר מְחַיֵּב<text:note text:id="ftn85" text:note-class="footnote"><text:note-citation>85</text:note-citation><text:note-body><text:p text:style-name="P65">לכאורה, כאן כופל שיטת ת"ק.</text:p></text:note-body></text:note>. מֵת אֶחָד מֵהֶן, רַבִּי טַרְפוֹן אוֹמֵר, יַחֲלוֹקוּ. רַבִּי עֲקִיבָא אוֹמֵר, הַמּוֹצִיא מֵחֲבֵרוֹ עָלָיו הָרְאָיָה. זָכָר וּנְקֵבָה, אֵין כָּאן לַכֹּהֵן כְּלוּם: </text:p>
      <text:p text:style-name="P101">ט<text:note text:id="ftn86" text:note-class="footnote"><text:note-citation>86</text:note-citation><text:note-body><text:p text:style-name="P9">משנה ט</text:p></text:note-body></text:note></text:p>
      <text:p text:style-name="P90">יוֹצֵא דֹּפֶן וְהַבָּא אַחֲרָיו<text:note text:id="ftn87" text:note-class="footnote"><text:note-citation>87</text:note-citation><text:note-body><text:p text:style-name="P66">הענין הוא שתורה קורא לראשון בכור, אבל גם תולה דינים אלו בפטר רחם, והרי יוצא דופן לא פטר את הרחם. אז, הראשון הוא הבכור, והשני הוא פטר רחם.</text:p></text:note-body></text:note>, רַבִּי טַרְפוֹן אוֹמִר, שְׁנֵיהֶם יִרְעוּ עַד שֶׁיִּסְתָּאֲבוּ וְיֵאָכְלוּ בְמוּמָן לַבְּעָלִים<text:note text:id="ftn88" text:note-class="footnote"><text:note-citation>88</text:note-citation><text:note-body><text:p text:style-name="P67">שניהם ספק<text:span text:style-name="T15">ות.</text:span> <text:span text:style-name="T15">רע"ב פירש שאולי כר"ע, ואז אין אחד בכור. </text:span><text:span text:style-name="T16">כ’ שגם לא נודע איזה הוא הבכור, אם אחד בכור. נמצא שלש צדדים- כדי להיות בכור, צריך להיות פט"ר, צריך להיות נולד ראשון, או צריך להיות שניהם. </text:span><text:span text:style-name="T17">לכאורה, אין צורך לומר שיש שלש צדדים; היה קל לומר שיש שני צדדים; אולי צריך שניהם או אולי רק אחד. העיר’ שלרע"ב אולי הוא ספק ספיקא, ואולי זה יהיה קשה. גמ’ לא אומר מה שאומר רע"ב, והוא מוסיף כן מדעתו.</text:span></text:p><text:p text:style-name="P67"><text:tab/><text:span text:style-name="T18">יש שדנים למה מוסיף רע"ב נקודה זה.</text:span></text:p></text:note-body></text:note>. רַבִּי עֲקִיבָא אוֹמֵר, שְׁנֵיהֶן אֵינָן בְּכוֹר, הָרִאשׁוֹן מִשּׁוּם שֶׁאֵינוֹ פֶטֶר רֶחֶם, וְהַשֵּׁנִי מִשּׁוּם שֶׁקִּדְּמוֹ אַחֵר<text:note text:id="ftn89" text:note-class="footnote"><text:note-citation>89</text:note-citation><text:note-body><text:p text:style-name="P68">שכדי להיות קדושת בכור, צריך להיות שני הדברים- צריך להיות בכור, וצריך להיות פטר רחם.</text:p></text:note-body></text:note><text:note text:id="ftn90" text:note-class="footnote"><text:note-citation>90</text:note-citation><text:note-body><text:p text:style-name="P69">דן גמ’ כעין זה אף באדם. <text:span text:style-name="T14">שם, סותם כר"ע. </text:span><text:span text:style-name="T21">שם</text:span><text:span text:style-name="T19">, הוז’ שיטת ר"ש שפט"ר עושה בכור בוודאי. </text:span><text:span text:style-name="T20">לכאו’, סובר כן אף כאן, ואף ר"ט סובר זה שם. צר"ב למה לא מז’ שניהם במקום אחד.</text:span></text:p></text:note-body></text:note>: </text:p>
      <text:p text:style-name="P108"><text:soft-page-break/>פרק שלישי<text:note text:id="ftn91" text:note-class="footnote"><text:note-citation>91</text:note-citation><text:note-body><text:p text:style-name="P45">פרק שלישי</text:p></text:note-body></text:note></text:p>
      <text:p text:style-name="P106">א<text:note text:id="ftn92" text:note-class="footnote"><text:note-citation>92</text:note-citation><text:note-body><text:p text:style-name="P10">משנה א</text:p></text:note-body></text:note></text:p>
      <text:p text:style-name="P90">הַלּוֹקֵחַ בְּהֵמָה מִן הַנָּכְרִי וְאֵין יָדוּעַ אִם בִּכְּרָה וְאִם לֹא בִכְּרָה, רַבִּי יִשְׁמָעֵאל אוֹמֵר, עֵז בַּת שְׁנָתָהּ<text:note text:id="ftn93" text:note-class="footnote"><text:note-citation>93</text:note-citation><text:note-body><text:p text:style-name="P70">ר"ל, בתוך שנה ראשונה שלה.</text:p></text:note-body></text:note> וַדַּאי לַכֹּהֵן, מִכָּאן וְאֵילָךְ סָפֵק. רָחֵל בַּת שְׁתַּיִם וַדַּאי לַכֹּהֵן, מִכָּאן וְאֵילָךְ סָפֵק. פָּרָה וַחֲמוֹר בְּנוֹת שָׁלשׁ וַדַּאי לַכֹּהֵן, מִכָּאן וְאֵילָךְ סָפֵק<text:note text:id="ftn94" text:note-class="footnote"><text:note-citation>94</text:note-citation><text:note-body><text:p text:style-name="P73">יש מק’ למה הוא ספק, שרוב מולידים בתוך שנה ראשונה. <text:span text:style-name="T24">יש שאומ’ שחוש’ למיעוט כשרוב צ’ פעולה. (מהרש"ל כ’ שזה רק דרבנן.)</text:span></text:p></text:note-body></text:note>. אָמַר לוֹ רַבִּי עֲקִיבָא, אִלּוּ בַּוָּלָד בִּלְבַד בְּהֵמָה נִפְטֶרֶת, הָיָה כִדְבָרֶיךָ, אֶלָּא אָמְרוּ, סִימַן הַוָּלָד בִּבְהֵמָה דַקָּה<text:note text:id="ftn95" text:note-class="footnote"><text:note-citation>95</text:note-citation><text:note-body><text:p text:style-name="P71">דן בגמרא אם סובר רבי ישמעאל שאלו לא פוטר או שלא חוששים לאלו.</text:p></text:note-body></text:note>, טִנוּף. וּבְגַסָּה, שִׁלְיָא. וּבְאִשָּׁה, שְׁפִיר וְשִׁלְיָא. זֶה הַכְּלָל, כֹּל שֶׁיָדוּעַ שֶׁבִּכְּרָה, אֵין כָּאן לַכֹּהֵן כְּלוּם. וְכֹל שֶׁלֹּא בִכְּרָה, הֲרֵי זֶה לַכֹּהֵן. אִם סָפֵק, יֵאָכֵל בְּמוּמוֹ לַבְּעָלִים. רַבִּי אֱלִיעֶזֶר בֶּן יַעֲקֹב אוֹמֵר, בְּהֵמָה גַסָּה שֶׁשָּׁפְעָה חֲרָרַת דָּם, הֲרֵי זוֹ תִקָּבֵר<text:note text:id="ftn96" text:note-class="footnote"><text:note-citation>96</text:note-citation><text:note-body><text:p text:style-name="P74">צריך קבורה כדי שיהיה ידוע שפטור מן הבכורה.</text:p></text:note-body></text:note>, וְנִפְטְרָה מִן הַבְּכוֹרָה:<text:note text:id="ftn97" text:note-class="footnote"><text:note-citation>97</text:note-citation><text:note-body><text:p text:style-name="P72">יש שהעירו שכמה דנים אלו נשתנו היום כיון שהמציאות נשתנה.</text:p></text:note-body></text:note></text:p>
      <text:p text:style-name="P102">ב<text:note text:id="ftn98" text:note-class="footnote"><text:note-citation>98</text:note-citation><text:note-body><text:p text:style-name="P10">משנה ב</text:p></text:note-body></text:note></text:p>
      <text:p text:style-name="P90">רַבָּן שִׁמְעוֹן בֶּן גַּמְלִיאֵל אוֹמֵר, הַלּוֹקֵחַ בְּהֵמָה מְנִיקָה<text:note text:id="ftn99" text:note-class="footnote"><text:note-citation>99</text:note-citation><text:note-body><text:p text:style-name="P75">משמע שצ"ל מניק, אבל מה שיש לו חלב לא מוכיח שהוליד. <text:span text:style-name="T25">צריך לומר שחוש’ למיעוט שחולבות אף שלא יולדות, </text:span><text:span text:style-name="T26">שסומכים מיעוט לחזקה. </text:span><text:span text:style-name="T27">יש שכ’ שלא סומכים חז’ למיעוט, ומוק’ משנה בבהמה שידע שחלבה קודם שילדה.</text:span></text:p></text:note-body></text:note> מִן הַנָּכְרִי, אֵינוֹ חוֹשֵׁשׁ שֶׁמָּא בְנָהּ שֶׁל אַחֶרֶת הָיָה. נִכְנַס לְתוֹךְ עֶדְרוֹ וְרָאָה אֶת הַמַּבְכִּירוֹת מְנִיקוֹת וְאֶת שֶׁאֵינָן מַבְכִּירוֹת מְנִיקוֹת, אֵינוֹ חוֹשֵׁשׁ שֶׁמָּא בְנָהּ שֶׁל זוֹ בָּא לוֹ אֵצֶל זוֹ, אוֹ שֶׁמָּא בְנָהּ שֶׁל זוֹ בָּא לוֹ אֵצֶל זוֹ<text:note text:id="ftn100" text:note-class="footnote"><text:note-citation>100</text:note-citation><text:note-body><text:p text:style-name="P76">זה רק מפני שכל הוולדות שם, אבל אילו היה מניק, ואולי לא היה וולדו שם, אין להוכיח שמניק את וולדו. <text:span text:style-name="T28">כיון שהיה לו וולד, אם אינו שם, היה מניק וולד של אחר. </text:span><text:span text:style-name="T29">(גמרא דן בכל זה, אבל שם סותר אם הוא ספק או בוודאי כמש"כ.)</text:span></text:p></text:note-body></text:note>: </text:p>
      <text:p text:style-name="P102">ג<text:note text:id="ftn101" text:note-class="footnote"><text:note-citation>101</text:note-citation><text:note-body><text:p text:style-name="P10">משנה ג </text:p></text:note-body></text:note></text:p>
      <text:p text:style-name="P90"><text:note text:id="ftn102" text:note-class="footnote"><text:note-citation>102</text:note-citation><text:note-body><text:p text:style-name="P77">קרא כ’, “לא תגוז בכור צאנך.” זה אוסר גיזת צמר של בכור ושל כל קרבנות. מרבה גמ’ אף בכור בע"מ, שאף לא צריך פדיון, וכן שאר פסו"מ שנתקדשו, שכ’, “תזבח ואכלת בשר.” <text:span text:style-name="T30">איסור זה הוא לאו, שכיון שאסרו, החזירו ללאו של "לא תגוז בכור צאנך.”</text:span></text:p><text:p text:style-name="P77"><text:tab/><text:span text:style-name="T31">כאן, דנים בבכור בעל מום שנשחט לאכלו. </text:span><text:span text:style-name="T32">כדי לשחטו, צריך להסיר שערו. יש ראשונים שכ’ ששער עושה חלדה, ויש שכ’ שחוששים שעושה שסכין לא יחתוך יפה, וינבל.</text:span></text:p></text:note-body></text:note>רַבִּי יוֹסֵי בֶּן מְשֻׁלָּם אוֹמֵר, הַשּׁוֹחֵט אֶת הַבְּכוֹר, עוֹשֶׂה מָקוֹם בְּקוֹפִיץ<text:note text:id="ftn103" text:note-class="footnote"><text:note-citation>103</text:note-citation><text:note-body><text:p text:style-name="P78">צריך לגוז בידו, שהוא תולש, שהוא רק אסור מדרבנן, ור"ל שעושה מקום לקופיץ. מחדש שיכול לדחות דרבנן, ואף לקופיץ, שהוא יותר גדול מסכין אחר.</text:p></text:note-body></text:note> מִכָּאן וּמִכָּאן וְתוֹלֵשׁ הַשֵּׂעָר, וּבִלְבַד שֶׁלֹּא יְזִיזֶנּוּ מִמְּקוֹמוֹ. וְכֵן הַתּוֹלֵשׁ אֶת הַשֵּׂעָר לִרְאוֹת מְקוֹם הַמּוּם<text:note text:id="ftn104" text:note-class="footnote"><text:note-citation>104</text:note-citation><text:note-body><text:p text:style-name="P79">יש ראשונים שכתבו שלא אפשר לתלוש אותו, אלא יכול לזוז אותו, ואם נופל, נופל. <text:s/>יש שכ’ שאף בזה נחשב מתכוון, ואף על פי כן, מותר, כיון שלא עושה מעשה בהדיא. יש ראשונים שאומרים שמשנה מתיר לו לתלוש בהדיא, וכן פשטות של המשנה.</text:p></text:note-body></text:note><text:note text:id="ftn105" text:note-class="footnote"><text:note-citation>105</text:note-citation><text:note-body><text:p text:style-name="P80">כיון שתורה רק אסר גיזה, תלישה מותר. קשה למה תלישה נחשב גיזה לענין שבת ולענין ראשית הגז.</text:p></text:note-body></text:note>: </text:p>
      <text:p text:style-name="P103">ד<text:note text:id="ftn106" text:note-class="footnote"><text:note-citation>106</text:note-citation><text:note-body><text:p text:style-name="P10">משנה ד</text:p></text:note-body></text:note></text:p>
      <text:p text:style-name="P94">שְׂעַר בְּכוֹר בַּעַל מוּם שֶׁנָּשַׁר וְהִנִּיחוֹ בַחַלּוֹן וְאַחַר כָּךְ שְׁחָטוֹ, עֲקַבְיָא בֶּן מַהֲלַלְאֵל מַתִּיר<text:note text:id="ftn107" text:note-class="footnote"><text:note-citation>107</text:note-citation><text:note-body><text:p text:style-name="P82">מתיר כיון שנראה כחוכא כיון שמה שנשאר ע"ג בכור הותר; <text:span text:style-name="T34">אח"כ באר שהותר בכל שכן ממה שהוא על בכור.</text:span></text:p></text:note-body></text:note>, וַחֲכָמִים אוֹסְרִין<text:note text:id="ftn108" text:note-class="footnote"><text:note-citation>108</text:note-citation><text:note-body><text:p text:style-name="P81">שחיטה מתיר שער שעליו. חולקים כאן אם אף מתיר שער שכבר נתלש. <text:span text:style-name="T33">רוב ראשונים מבארים שמדאורייתא הגז מותר, אבל גזרו עליו חכמים שמא ישהה בכור.</text:span></text:p></text:note-body></text:note>, דִּבְרֵי רַבִּי יְהוּדָה. אָמַר רַבִּי יוֹסֵי, לֹא בָזֶה הִתִּיר עֲקַבְיָא<text:note text:id="ftn109" text:note-class="footnote"><text:note-citation>109</text:note-citation><text:note-body><text:p text:style-name="P83">לא ר"ל שבזה לא התיר, אלא שלא בזה הוצרך התירו, שכאן כולי עלמא התירו.</text:p></text:note-body></text:note>, אֶלָּא בִשְׂעַר בְּכוֹר בַּעַל מוּם שֶׁנָּשַׁר וְהִנִּיחוֹ בַּחַלּוֹן וְאַחַר כָּךְ מֵת, בָּזֶה עֲקַבְיָא בֶּן מַהֲלַלְאֵל מַתִּיר, וַחֲכָמִים אוֹסְרִין. הַצֶּמֶר הַמְדֻבְלָל בַּבְּכוֹר<text:note text:id="ftn110" text:note-class="footnote"><text:note-citation>110</text:note-citation><text:note-body><text:p text:style-name="P84">לא מחובר לבכור, אלא נראה שהוא מחובר קצת, כיון שהוא מעורב עם שערו.</text:p></text:note-body></text:note>, אֶת שֶׁהוּא נִרְאֶה מִן הַגִּזָּה<text:note text:id="ftn111" text:note-class="footnote"><text:note-citation>111</text:note-citation><text:note-body><text:p text:style-name="P134">ר"ל, שנראה שהוא עדיין מחובר.</text:p></text:note-body></text:note><text:note text:id="ftn112" text:note-class="footnote"><text:note-citation>112</text:note-citation><text:note-body><text:p text:style-name="P135">הביאור הפשוט בזה הוא שאסור כיון שאינו חלק מן הבכור, אבל אם נראה כגיזה בטל לבכור. יש ראשון שכ’ כן, אבל לא נ’ כן מגמרא. הסברה מחודש. אחרונים כתבנו שלא גזרו איסור זה על מה שנראה מן הגיזה. צריך ביאור ל"ל, שמה שנראה חלק מן הגיזה לכאורה אינו סיבה לחלק.</text:p></text:note-body></text:note>, מֻתָּר. וְאֶת שֶׁאֵינוֹ נִרְאֶה מִן הַגִּזָּה, אָסוּר<text:note text:id="ftn113" text:note-class="footnote"><text:note-citation>113</text:note-citation><text:note-body><text:p text:style-name="P85">קטע זה כחכמים של רבי יהודה (ומפני זה, הלכה כן), ומבאר מתי נחשב שער בעל מום שנשר. כל זמן שיש מראית עין, שנראה שאינו חלק מן הגיזה, אסור. <text:span text:style-name="T36">(עעין לעיל, שרבי באר שהוא אסור ממש, ולא רק מראית עין).</text:span></text:p></text:note-body></text:note>: </text:p>
      <text:p text:style-name="P102"/>
      <text:p text:style-name="P109"><text:s/><text:span text:style-name="T1">פרק </text:span><text:span text:style-name="T2">רביעי</text:span><text:span text:style-name="T2"><text:note text:id="ftn114" text:note-class="footnote"><text:note-citation>114</text:note-citation><text:note-body><text:p text:style-name="P46">פרק רביעי</text:p></text:note-body></text:note></text:span></text:p>
      <text:p text:style-name="P116">א<text:note text:id="ftn115" text:note-class="footnote"><text:note-citation>115</text:note-citation><text:note-body><text:p text:style-name="P11">משנה א</text:p></text:note-body></text:note></text:p>
      <text:p text:style-name="P117">עַד כַּמָּה יִשְׂרָאֵל חַיָּבִים לְהִטַּפֵּל בַּבְּכוֹר. בִּבְהֵמָה דַקָּה, עַד שְׁלשִׁים יוֹם. וּבַגַּסָּה, חֲמִשִּׁים יוֹם<text:note text:id="ftn116" text:note-class="footnote"><text:note-citation>116</text:note-citation><text:note-body><text:p text:style-name="P136">גמרא דורש זה מקרא שמקיש למלאך ודמעך, ומה שמפריש בין מיני בהמה. לסוף גמ’ שם, נמצא ששור הוקש לבכורים, וצאן לבכור אדם. <text:span text:style-name="T37">רמב"ם לא מבאר משנה כן, אלא מבאר שצריך לתת בדרך כבוד, והוא כשיכול הבהמה לחיות בפ"ע. אז, יבאר שדרשות של גמ’ הם רק אסמכתא.</text:span></text:p></text:note-body></text:note>. רַבִּי יוֹסֵי אוֹמֵר, בַּדַּקָּה שְׁלשָׁה חֳדָשִׁים. אָמַר לוֹ הַכֹּהֵן בְּתוֹךְ זְמַן זֶה תְּנֵהוּ לִי, הֲרֵי זֶה לֹא יִתְּנוֹ לוֹ<text:note text:id="ftn117" text:note-class="footnote"><text:note-citation>117</text:note-citation><text:note-body><text:p text:style-name="P137">הוא מפני שהוא ככהן המסייע בבית הגרנות. יש כמה טעמים ניתנים. יש כ’ שצריך להיות מתנה, ולא תמורת עבודה. יש שכ’ שצ"ל ניתן בדרך כבוד. יש שכ’ שצ"ל שכל כהן שווה בו.</text:p></text:note-body></text:note>. אִם הָיָה בַעַל מוּם, אָמַר לוֹ תֶּן לִי שֶׁאוֹכְלֶנּוּ, מֻתָּר<text:note text:id="ftn118" text:note-class="footnote"><text:note-citation>118</text:note-citation><text:note-body><text:p text:style-name="P138"><text:span text:style-name="T41">שאלתי לר"ק למה נחלק, שעדיין כהן לא נוטל מפני מתנה, שישראל נותן לו כיון שישראל נהנה. אמר שצריך לומר שכיון שאין כהן נפסד, , עדיין נחשב מתנה. ותחשב.</text:span> </text:p></text:note-body></text:note>. וּבִשְׁעַת הַמִּקְדָּשׁ, אִם הָיָה תָמִים, אָמַר לוֹ תֶּן לִי שֶׁאַקְרִיבֶנּוּ, מֻתָּר. הַבְּכוֹר נֶאֱכָל שָׁנָה בְשָׁנָה בֵּין תָּמִים בֵּין בַּעַל מוּם<text:note text:id="ftn119" text:note-class="footnote"><text:note-citation>119</text:note-citation><text:note-body><text:p text:style-name="P141">דין זה הוא על תמים ובעל מום. יש ראשונים שאומרים שדין בע"מ הוא רק מדרבנן <text:span text:style-name="T38">(שלא ישהה אותו מחמת המכשול)</text:span>, ויש חולקים. <text:span text:style-name="T39">יש אחרונים שמבארים שרק צריכים לשחוט בכור בע"מ בתוך שנתו, ולא לאכלו אז, שלא נתן תורה דיני אכילה כיון שלא צריך לאכול.</text:span></text:p></text:note-body></text:note>, שֶׁנֶּאֱמַר (דברים טו), לִפְנֵי ה' אֱלֹהֶיךָ תֹאכְלֶנּוּ שָׁנָה בְשָׁנָה<text:note text:id="ftn120" text:note-class="footnote"><text:note-citation>120</text:note-citation><text:note-body><text:p text:style-name="P139">זהו המקור שיאכל אותו בתוך שנה של בכור (“איזהו שנה שנכנסת לשנה"). </text:p></text:note-body></text:note><text:note text:id="ftn121" text:note-class="footnote"><text:note-citation>121</text:note-citation><text:note-body><text:p text:style-name="P140">חולקים אם שנה ר"ל שנת לבנה או שנת חמה.</text:p></text:note-body></text:note><text:note text:id="ftn122" text:note-class="footnote"><text:note-citation>122</text:note-citation><text:note-body><text:p text:style-name="P143">יש חילוק בין בע"מ לנפל, שבע"מ נשחט משעה שנולד, ואז מתחיל שנה מאז. תמים לא כשר עד אחר שבעה ימים, ואז שנה מתחיל מאז.</text:p></text:note-body></text:note>:</text:p>
      <text:p text:style-name="P110"><text:soft-page-break/>ב<text:note text:id="ftn123" text:note-class="footnote"><text:note-citation>123</text:note-citation><text:note-body><text:p text:style-name="P11">משנה ב</text:p></text:note-body></text:note></text:p>
      <text:p text:style-name="P117">נוֹלַד לוֹ מוּם בְּתוֹךְ שְׁנָתוֹ, מֻתָּר לְקַיְּמוֹ כָּל שְׁנֵים עָשָׂר חֹדֶשׁ<text:note text:id="ftn124" text:note-class="footnote"><text:note-citation>124</text:note-citation><text:note-body><text:p text:style-name="P142">ר"ל, יב חדש משעה שנולד, כמו בעל מום סתם.</text:p></text:note-body></text:note>. לְאַחַר שְׁנָתוֹ<text:note text:id="ftn125" text:note-class="footnote"><text:note-citation>125</text:note-citation><text:note-body><text:p text:style-name="P144">בזמן המקדש, נמצא שעבר, שהיה לו לתת לכהן לקרבן. היום, לא עבר, שאי אפשר להקריבו.</text:p></text:note-body></text:note>, אֵינוֹ רַשַּׁאי לְקַיְּמוֹ אֶלָּא עַד שְׁלשִׁים יוֹם<text:note text:id="ftn126" text:note-class="footnote"><text:note-citation>126</text:note-citation><text:note-body><text:p text:style-name="P145">לכאורה, היה נראה לומר שאחר השנה בטל דין של שנה בשנה, והחמירו חכמים. מגמרא מבואר נגד זה, ובאמת, היה חייב לשחטו מיד כיון שכלה השנה, אבל חכמים הקילו לבטל חיוב תורה (זה יותר קל אם הוא דין דרבנן). אם הוא דאו’, ק"ק למה יבטלו הדין. גם יש מהלך שהלכה זה הוא רק כשבכור ביד ישראל, אבל לא נאריך.</text:p></text:note-body></text:note>:</text:p>
      <text:p text:style-name="P110">ג<text:note text:id="ftn127" text:note-class="footnote"><text:note-citation>127</text:note-citation><text:note-body><text:p text:style-name="P11">משנה ג</text:p></text:note-body></text:note></text:p>
      <text:p text:style-name="P117">הַשּׁוֹחֵט הַבְּכוֹר<text:note text:id="ftn128" text:note-class="footnote"><text:note-citation>128</text:note-citation><text:note-body><text:p text:style-name="P146">אסור לשחוט בכור אלא אם כן הוא בעל מום. כדי לדעת שהוא בעל מום, צריך להראות למומחה. כמו שיש סמיכה לדון, יש סמיכה לראות מומים. <text:span text:style-name="T40">כאן, עבר ושחט קודם שהראה למומחה.</text:span></text:p></text:note-body></text:note> וּמַרְאֶה אֶת מוּמוֹ, רַבִּי יְהוּדָה מַתִּיר. רַבִּי מֵאִיר אוֹמֵר, הוֹאִיל וְהוּא נִשְׁחַט שֶׁלֹּא עַל פִּי מֻמְחֶה, אָסוּר<text:note text:id="ftn129" text:note-class="footnote"><text:note-citation>129</text:note-citation><text:note-body><text:p text:style-name="P147"><text:span text:style-name="T43">גמרא</text:span> כ’ שברוב מומים יכולים להבין אחר מיתה אם היה מום. מומים שבעין אינם יכולים להברר <text:span text:style-name="T42">(יש שכ’ שלא יכולים לדעת אם הוא מום ויש שכ’ שלא יכולים לדעת אם הוא קבוע)</text:span>. אז, במומים שבעין, הכל מודים שאסור. ר"מ גוזר מומים שבגוף אטו מומים שבעין. <text:span text:style-name="T43">יש ראשונים (רמב"ם במהודרה אחת, וכן נ’ מרש"י) שכ’ שר"מ קונס. אף שגמ’ לא מפ’ כן, מצאו גמ’ אחר שקראו לו קנס, ופסקו כאותו גמרא. </text:span><text:span text:style-name="T45">ראשונים מעוררים שלשון רבי מאיר ("הואיל ונשחט שלא על פי מומחה") משמע שהוא קנס. </text:span><text:span text:style-name="T44">פוסקים דנו בזה, שהלכה כר"מ בג</text:span><text:span text:style-name="T46">זירותיו</text:span><text:span text:style-name="T44">, ולא בקנסות</text:span><text:span text:style-name="T46">יו</text:span><text:span text:style-name="T44">. אז, על זה תלוי אם הלכה כרבי מאיר.</text:span></text:p></text:note-body></text:note>: </text:p>
      <text:p text:style-name="P110">ד<text:note text:id="ftn130" text:note-class="footnote"><text:note-citation>130</text:note-citation><text:note-body><text:p text:style-name="P11">משנה ד</text:p></text:note-body></text:note></text:p>
      <text:p text:style-name="P118">מִי שֶׁאֵינוֹ מֻמְחֶה<text:note text:id="ftn131" text:note-class="footnote"><text:note-citation>131</text:note-citation><text:note-body><text:p text:style-name="P148">כדי לראות מומים, צריך להיות נוטל רשות. בכור צריך יותר משאר פסקים כיון שהוא דבר קשה לדון בו. <text:span text:style-name="T47">(גמרא אומר שרב למד ליח’ חדשים לדעת מומים; ירושלמי אומר שר’ ינאי למד לשני שנים).</text:span></text:p></text:note-body></text:note> וְרָאָה אֶת הַבְּכוֹר וְנִשְׁחַט עַל פִּיו, הֲרֵי זֶה יִקָּבֵר<text:note text:id="ftn132" text:note-class="footnote"><text:note-citation>132</text:note-citation><text:note-body><text:p text:style-name="P149">לכאורה, זה תלוי במחלקת רבי מאיר ורבי יהודה, שאפשר, לפעמים, להראות למומחה.</text:p></text:note-body></text:note>, וִישַׁלֵּם מִבֵּיתוֹ<text:note text:id="ftn133" text:note-class="footnote"><text:note-citation>133</text:note-citation><text:note-body><text:p text:style-name="P150">גמרא מבארשההפסד הוא שמא יהיה הבכור נעשה בעל מום, ואז יהיה מותר בשחיטה. אז, מבאר שלא צריך לשלם כל דמי הבכור, שאולי לא היה נעשה בעל מום או לא היה מוצא מומחה. אז, משלם לבהמה גסה חצי דמיו, ולבהמה גסה רבע דמיו. משמעות גמרא הוא שהחילוק הוא שיותר קשה לטפל עם בהמה דקה, ואז בשחיטה זה ניצול מיותר הפסד.יש ראשונים שמבארים שחייב רבע בבהמה דקה מפני שעבר על איברו לגדל בהמה דקה בא"י. יש נפק"מ במגדל בחו"ל. לכאורה, מה שמשלם חצי הוא שממון המוטל בספק חולקים, שאי לאו הכי, יהיה ממון המוטל בספק. דנים בזה, ויש אומרים שזה אף מן החכמים (יש מפרשים שהוא קנס לעשות כסומכוס).</text:p></text:note-body></text:note>. דָּן אֶת הַדִּין, זִכָּה אֶת הַחַיָּב וְחִיֵּב אֶת הַזַּכַּאי, טִמֵּא אֶת הַטָהוֹר וְטִהֵר אֶת הַטָּמֵא, מַה שֶּׁעָשָׂה עָשׂוּי<text:note text:id="ftn134" text:note-class="footnote"><text:note-citation>134</text:note-citation><text:note-body><text:p text:style-name="P151">ר"ל, פסקו עומד.</text:p></text:note-body></text:note> וִישַׁלֵּם מִבֵּיתוֹ<text:note text:id="ftn135" text:note-class="footnote"><text:note-citation>135</text:note-citation><text:note-body><text:p text:style-name="P152">מבואר ממשנה וגמרא שדין זה רק אם טעה בשיקול דעת, והוא שפסק כאמורא כשלא היה הכרעה בפירוש כחולק.</text:p></text:note-body></text:note><text:note text:id="ftn136" text:note-class="footnote"><text:note-citation>136</text:note-citation><text:note-body><text:p text:style-name="P153">מבוא מגמרא שתלוי במחלקת תנאים של גרמי מתי משלם. רבי מאיר דן דינא דגרמי. אז, חייב הדיין כיון שבפסקו גרם הפסד (שעל פי פסקו, גרם שהבעל עשה דבר שהזיק לו). לחכמים, חייב רק אם דיין מזיק בידים ונוהג על פי דינו.</text:p><text:p text:style-name="P153"><text:tab/><text:span text:style-name="T52">לכאורה, קשה לבאר כן ברישא של משנה, שכ’, “ונשחט על פיו.” יש שבארו שאותו קטע הוא כרבי מאיר. יש שכ’ ששם חכמים מחייבים, שקנסו אותו כיון שפשע בראיית בכור.</text:span></text:p><text:p text:style-name="P153"><text:tab/><text:span text:style-name="T48">בביאור גדר גרמי, דנו ראשונים. רש"י משמע שביסוד כל גרמא בכלל גרמי. רוב ראשונים לא סוברים כן, אלא מחלקים בין גרמא לגרמי, </text:span><text:span text:style-name="T49">שרק על גרמי חייב רבי מאיר. </text:span><text:span text:style-name="T50">גם דנים ראשונים אם חייב בגרמי מדא</text:span><text:span text:style-name="T51">ורייתא</text:span><text:span text:style-name="T50"> או מדרבנן.</text:span></text:p></text:note-body></text:note>. וְאִם הָיָה מֻמְחֶה לְבֵית דִּין, פָּטוּר מִלְּשַׁלֵּם<text:note text:id="ftn137" text:note-class="footnote"><text:note-citation>137</text:note-citation><text:note-body><text:p text:style-name="P154">יש שפירשו שרשותו פוטרו מדין הפקר בית דין הפקר. גם יש שפירשו שאז הוא אונס <text:span text:style-name="T53">כעין גניבה</text:span>. תלוי, לכאורה, בפטור אונס באדם המזיק, שתוס’ פוטר ורמב"ן מחייב. <text:span text:style-name="T54">גם יש אומרים שפטור מחמת שמסייע, ולא נחשב מזיק (כעי"ז כ’ רמב"ן בפטור אומן, אבל יותר קשה לקרוא לו מסייע כאן משם).</text:span></text:p></text:note-body></text:note>. מַעֲשֶׂה בְפָרָה שֶׁנִּטְּלָה הָאֵם שֶׁלָּהּ, וְהֶאֱכִילָהּ רַבִּי טַרְפוֹן לַכְּלָבִים, וּבָא מַעֲשֶׂה לִפְנֵי חֲכָמִים וְהִתִּירוּהָ. אָמַר תוֹדוֹס הָרוֹפֵא, אֵין פָּרָה וַחֲזִירָה יוֹצְאָה מֵאֲלֶכְּסַנְדְּרִיָּא עַד שֶׁהֵם חוֹתְכִין אֶת הָאֵם שֶׁלָּהּ, בִּשְׁבִיל שֶׁלֹּא תֵלֵד<text:note text:id="ftn138" text:note-class="footnote"><text:note-citation>138</text:note-citation><text:note-body><text:p text:style-name="P155">גם יש משנה בפירוש שאומר שאינו טרפה.</text:p></text:note-body></text:note>. אָמַר רַבִּי טַרְפוֹן, הָלְכָה חֲמוֹרְךָ טַרְפוֹן. אָמַר לוֹ רַבִּי עֲקִיבָא, רַבִּי טַרְפוֹן, פָּטוּר אַתָּה, שֶׁאַתָּה מֻמְחֶה לְבֵית דִּין, וְכָל הַמֻּמְחֶה לְבֵית דִּין פָּטוּר מִלְּשַׁלֵּם<text:note text:id="ftn139" text:note-class="footnote"><text:note-citation>139</text:note-citation><text:note-body><text:p text:style-name="P156">גמרא מוסיף שפטור גם כן מחמת שטעה בדבר משנה. לכאורה, אותו משנה הוא המשנה בחולין שאומר כן בפירוש (צריך לומר שכבר היה אותו משנה ידוע), או שכך היה ידוע.</text:p><text:p text:style-name="P156"><text:tab/>לא פשוט למה פטור כיון שטעה בדבר משנה. לשון משנה משמע שהאכיל אותו ר"ט לכלבים (וצריך כן, אולי, כדי שלא יהיה גרמי). אם כן, קשה מה לנו שטעה בדבר משנה, ואין הפסק פסק. י"ל שלא האכיל בידים, אלא התיר לבעל, וגרם כן. אז, צ"ל רדן ר"ט דינא דגרמי (וק"ק, שיש קצת ראיה נגד זה, <text:span text:style-name="T55">שמשמע שפוטר ר”ג בגרמא, ואז, לרש"י, יהיה כגרמי</text:span>). <text:span text:style-name="T55">עדיין צריך ביאור מה לנו שהפסק לא נחשב פסק כלל, שעדיין היה סיבה להיזק הבעל. </text:span><text:span text:style-name="T56">אעפ"כ, יש כותבים פשט כעי"ז.</text:span></text:p></text:note-body></text:note>: </text:p>
      <text:p text:style-name="P111">ה<text:note text:id="ftn140" text:note-class="footnote"><text:note-citation>140</text:note-citation><text:note-body><text:p text:style-name="P11">משנה ה</text:p></text:note-body></text:note></text:p>
      <text:p text:style-name="P118">הַנּוֹטֵל שְׂכָרוֹ לִהְיוֹת רוֹאֶה בְכוֹרוֹת, אֵין שׁוֹחֲטִין עַל פִּיו<text:note text:id="ftn141" text:note-class="footnote"><text:note-citation>141</text:note-citation><text:note-body><text:p text:style-name="P157">שחשוד שיתיר מחמת שנוטל שכר. <text:span text:style-name="T57">ואם תאמר הרי נוטל שכר אף אם אוסר, ואז למה יתיר. </text:span><text:span text:style-name="T58">וי"ל שעדיין נוגע הוא, שאם יתיר, יחזרו לו זמן אחר.</text:span></text:p></text:note-body></text:note>, אֶלָּא אִם כֵּן הָיָה מֻמְחֶה כְּאִילָא בְיַבְנֶה<text:note text:id="ftn142" text:note-class="footnote"><text:note-citation>142</text:note-citation><text:note-body><text:p text:style-name="P160">גם תקנו רבנן דרכים לבטל נגיעות שלו. ע’ בגמ’.</text:p></text:note-body></text:note><text:note text:id="ftn143" text:note-class="footnote"><text:note-citation>143</text:note-citation><text:note-body><text:p text:style-name="P158">לכאורה, ר"ל שידעו שהיה צדיק, ולא יתיר מחמת זה. <text:span text:style-name="T59">שוב אמר’ שצ’ פרנסה מזה.</text:span></text:p></text:note-body></text:note>, שֶׁהִתִּירוּ לוֹ חֲכָמִים לִהְיוֹת נוֹטֵל אַרְבָּעָה אִסָּרוֹת בִּבְהֵמָה דַקָּה, וְשִׁשָּׁה בַּגַּסָּה<text:note text:id="ftn144" text:note-class="footnote"><text:note-citation>144</text:note-citation><text:note-body><text:p text:style-name="P159">גמרא מבאר שיותר קשה לבדק זה מזה.</text:p></text:note-body></text:note>, בֵּין תָּמִים בֵּין בַּעַל מוּם<text:note text:id="ftn145" text:note-class="footnote"><text:note-citation>145</text:note-citation><text:note-body><text:p text:style-name="P160">לכאורה, שכר זה הוא שכר בטלה. <text:span text:style-name="T60">משמע שלאחרים שכר בטלה אסור.</text:span></text:p></text:note-body></text:note>: </text:p>
      <text:p text:style-name="P111">ו<text:note text:id="ftn146" text:note-class="footnote"><text:note-citation>146</text:note-citation><text:note-body><text:p text:style-name="P11">משנה ו</text:p></text:note-body></text:note></text:p>
      <text:p text:style-name="P119">הַנּוֹטֵל שְׂכָרוֹ לָדוּן<text:note text:id="ftn147" text:note-class="footnote"><text:note-citation>147</text:note-citation><text:note-body><text:p text:style-name="P161">כאן, נוטל משניהם, ואז אין לו נגיעות. לא יכול לדון כיון ש"מה אני בחנם…,” כמו שנדרש מקרא.</text:p></text:note-body></text:note>, דִּינָיו בְּטֵלִים. לְהָעִיד<text:note text:id="ftn148" text:note-class="footnote"><text:note-citation>148</text:note-citation><text:note-body><text:p text:style-name="P162">יש שכ’ שהפסול הוא נגיעות. ראשונים שכ’ מצבים שאין בהם נגיעות, אבל לומדים מ"מה אני…" אף על שאר מצוות.</text:p></text:note-body></text:note>, עֵדוּתָיו בְּטֵלִין. לְהַזּוֹת וּלְקַדֵּשׁ, מֵימָיו מֵי מְעָרָה וְאֶפְרוֹ אֵפֶר מִקְלֶה. אִם הָיָה כֹהֵן וְטִמְּאָהוּ מִתְּרוּמָתוֹ<text:note text:id="ftn149" text:note-class="footnote"><text:note-citation>149</text:note-citation><text:note-body><text:p text:style-name="P163">ר"ל שבדרך הוצרך לטמא. כמובן, לא מיירי בטומאת מת, שאסור לכהן לטמא בטומאת מת, אלא בטומאה אחרת.</text:p></text:note-body></text:note>, מַאֲכִילוֹ וּמַשְׁקוֹ וְסָכוֹ. וְאִם הָיָה זָקֵן, מַרְכִּיבוֹ עַל הַחֲמוֹר. וְנוֹתֵן לוֹ שְׂכָרוֹ כַּפּוֹעֵל:</text:p>
      <text:p text:style-name="P112">ז<text:note text:id="ftn150" text:note-class="footnote"><text:note-citation>150</text:note-citation><text:note-body><text:p text:style-name="P11">משנה ז</text:p></text:note-body></text:note></text:p>
      <text:p text:style-name="P119"><text:soft-page-break/>הֶחָשׁוּד עַל הַבְּכוֹרוֹת<text:note text:id="ftn151" text:note-class="footnote"><text:note-citation>151</text:note-citation><text:note-body><text:p text:style-name="P164">חולקים בזה, אבל גמרא מפרש שאינו רק שבני אדם חושדים אותו, אלא ידוע שהטיל מום בבכור. אז, חשוד הוא לעשות כן בשאר. <text:span text:style-name="T61">אז, אין לוקחים <text:s/>ממנו דבר שיכול להיות שהטיל בו מום. </text:span><text:span text:style-name="T62">דין זה הוא אף אם אוכל בכור תמים, אבל זה יותר חמור, שהוא שחיטת חוץ, וחייב כרת, ואז לא מצוי. </text:span><text:span text:style-name="T63">לכאורה, חששות אלו הם דרבנן.</text:span></text:p></text:note-body></text:note>, אֵין לוֹקְחִין מִמֶּנּוּ בְּשַׂר צְבָאִים<text:note text:id="ftn152" text:note-class="footnote"><text:note-citation>152</text:note-citation><text:note-body><text:p text:style-name="P165">בשר צבי נראה כבשר עגל, ואז נראה כבכור, ואז חוששים שהוא בשר בכור והטיל מום.</text:p></text:note-body></text:note> וְלֹא עוֹרוֹת שֶׁאֵינָן עֲבוּדִין<text:note text:id="ftn153" text:note-class="footnote"><text:note-citation>153</text:note-citation><text:note-body><text:p text:style-name="P166">שאולי בא מבכור. אבל, אם עבודים, מותר, שלא היה טורח לו, כיון שחושש שימצאו שבא מבכור. אז, ממה שטרח, צ"ל שאינו מבכור.</text:p></text:note-body></text:note>. רַבִּי אֱלִיעֶזֶר אוֹמֵר, לוֹקְחִים מִמֶּנּוּ עוֹרוֹת שֶׁל נְקֵבָה<text:note text:id="ftn154" text:note-class="footnote"><text:note-citation>154</text:note-citation><text:note-body><text:p text:style-name="P167">שאין בכור נקבה.</text:p></text:note-body></text:note><text:note text:id="ftn155" text:note-class="footnote"><text:note-citation>155</text:note-citation><text:note-body><text:p text:style-name="P167">חכמים חולקים על זה, שאפשר שקצץ מקום זכרותו, ועשה שנראה שהוא של נקבה. <text:span text:style-name="T64">ר"א לא חושש לזה. גמ’ מבאר שר"א שיכולים לחלק בין זה לאם אכלו בהמה (ולכן מחוץך), ואז לא ישקר.</text:span></text:p></text:note-body></text:note>, וְאֵין לוֹקְחִין מִמֶּנּוּ צֶמֶר מְלֻּבָּן וְצוֹאִי<text:note text:id="ftn156" text:note-class="footnote"><text:note-citation>156</text:note-citation><text:note-body><text:p text:style-name="P168">לכאורה, ר"ל צואי או מלובן. <text:span text:style-name="T65">א"כ, ק’ למה צ’ אחד מהם, שצואי ר"ל שלא מלובן, ו</text:span>לכאורה, ר"ל צואי או מלובן. <text:span text:style-name="T65">א"כ, ק’ למה צ’ אחד מהם, שצואי ר"ל שלא מלובן, וא"כ פשוט. גמ’ מפ’ שר"ל מלובן וצואי, שהוא קצת מלובן וקצת צואי. גם יש גו’ מלובן מצואי, </text:span><text:span text:style-name="T66">שר"ל מלובן מן הצואי, ואז ממש מלובן הוא. </text:span><text:span text:style-name="T67">יש דיון בש"ע איך פוסקים </text:span><text:span text:style-name="T68">(שיש נפק"מ אם מלובן מצואי אם משנה אוסר או לא</text:span><text:span text:style-name="T69">).</text:span></text:p></text:note-body></text:note>, אֲבָל לוֹקְחִין מִמֶּנּוּ טָווּי <text:span text:style-name="T69">וּבְגָדִים</text:span><text:span text:style-name="T69"><text:note text:id="ftn157" text:note-class="footnote"><text:note-citation>157</text:note-citation><text:note-body><text:p text:style-name="P169">ר"ל, כשלא כבר טווי.</text:p></text:note-body></text:note></text:span>:</text:p>
      <text:p text:style-name="P112">ח<text:note text:id="ftn158" text:note-class="footnote"><text:note-citation>158</text:note-citation><text:note-body><text:p text:style-name="P11">משנה ח</text:p></text:note-body></text:note></text:p>
      <text:p text:style-name="P119">הֶחָשׁוּד עַל הַשְׁבִיעִית<text:note text:id="ftn159" text:note-class="footnote"><text:note-citation>159</text:note-citation><text:note-body><text:p text:style-name="P170">זה בוודאי בחשוד על איסורי דאו’, וחול’ אם זה אף בחשוד על דרבנן.</text:p></text:note-body></text:note> אֵין לוֹקְחִין מִמֶּנּוּ פִשְׁתָּן וַאֲפִלּוּ סֶרֶק, אֲבָל לוֹקְחִין מִמֶּנּוּי טָווּי<text:note text:id="ftn160" text:note-class="footnote"><text:note-citation>160</text:note-citation><text:note-body><text:p text:style-name="P171">אמר’ את זה בחולים תחת הוי"ו, ובלי שום ניקוד אחר.</text:p></text:note-body></text:note> וְאָרִיג<text:note text:id="ftn161" text:note-class="footnote"><text:note-citation>161</text:note-citation><text:note-body><text:p text:style-name="P172">צריך לומר שהוא ארוג בלי טוויה.</text:p></text:note-body></text:note>:</text:p>
      <text:p text:style-name="P112">ט<text:note text:id="ftn162" text:note-class="footnote"><text:note-citation>162</text:note-citation><text:note-body><text:p text:style-name="P11">משנה ט</text:p></text:note-body></text:note></text:p>
      <text:p text:style-name="P119">הֶחָשׁוּד לִהְיוֹת מוֹכֵר תְּרוּמָה לְשֵׁם חֻלִּין<text:note text:id="ftn163" text:note-class="footnote"><text:note-citation>163</text:note-citation><text:note-body><text:p text:style-name="P173">רבי לא היה לו מילים אלו בגירסתו, ובאר אותם בתוך ביאור המשנה.</text:p></text:note-body></text:note>, אֵין לוֹקְחִין מִמֶּנּוּ אֲפִלּוּ מַיִם אוֹ מֶלַח<text:note text:id="ftn164" text:note-class="footnote"><text:note-citation>164</text:note-citation><text:note-body><text:p text:style-name="P173">כאן, גוזרים יותר, שגוזרים על זה, אף שאי אפשר להיות חלק מן האיסור, אלא נאכל עם האיסור. דנים למה קונסים יותר כאן. יש אומרים שהיו חשודים על זה ביותר, שיש הרבה תרומה. <text:span text:style-name="T70">גי"א שהוא איסור יותר חמור, שהוא חיוב מיתה.</text:span></text:p></text:note-body></text:note>, דִּבְרֵי רַבִּי יְהוּדָה. רַבִּי שִׁמְעוֹן אוֹמֵר, כּל שֶׁיֵּשׁ בּוֹ זִקַּת תְּרוּמוֹת וּמַעַשְׂרוֹת<text:note text:id="ftn165" text:note-class="footnote"><text:note-citation>165</text:note-citation><text:note-body><text:p text:style-name="P174">מלשון "כל,” מבאר גמרא <text:span text:style-name="T71">שמרבה אף תערובת, </text:span><text:span text:style-name="T72">שמדאו’ בטלים.</text:span></text:p></text:note-body></text:note>, אֵין לוֹקְחִין מִמֶּנּוּ: </text:p>
      <text:p text:style-name="P112">י<text:note text:id="ftn166" text:note-class="footnote"><text:note-citation>166</text:note-citation><text:note-body><text:p text:style-name="P11">משנה י</text:p></text:note-body></text:note></text:p>
      <text:p text:style-name="P120">הֶחָשׁוּד עַל הַשְּׁבִיעִית, אֵינוֹ חָשׁוּד עַל הַמַּעַשְׂרוֹת. הֶחָשׁוּד עַל הַמַּעַשְׂרוֹת<text:note text:id="ftn167" text:note-class="footnote"><text:note-citation>167</text:note-citation><text:note-body><text:p text:style-name="P177">חשבונות של קולות וחומרות אמרו בגמרא על מעשר שני. חולקים אם משנה רק אומר מעש"ש או כל מעשר (שאולי הם בכלל אחד, ואז קולא בזה משנה מחשבות בני אדם בזה).</text:p></text:note-body></text:note>, אֵינוֹ חָשׁוּד עַל הַשְּׁבִיעִית<text:note text:id="ftn168" text:note-class="footnote"><text:note-citation>168</text:note-citation><text:note-body><text:p text:style-name="P175">לכל אחד יש חומרא וקולא. מעשרות חמור שצ"ל נאכל בירושלים, וקל כיון שנפדה.</text:p></text:note-body></text:note><text:note text:id="ftn169" text:note-class="footnote"><text:note-citation>169</text:note-citation><text:note-body><text:p text:style-name="P176">משמע שחשוד על מעשרות, אין לוקחים ממנו דמאי. אם כן, כבר יש גזירת דמאי. לכאורה, כאן יותר חמור הוא, והוא כטבל ספק, ואין בו קולות דמאי. <text:span text:style-name="T73">(ומסתמא חשוד על שביעית יהיה ע"ה, ותבואתו דמאי, אבל לא יהיה ספק טבל).</text:span></text:p></text:note-body></text:note>. הֶחָשׁוּד עַל זֶה וְעַל זֶה, חָשׁוּד עַל הַטָּהֳרוֹת<text:note text:id="ftn170" text:note-class="footnote"><text:note-citation>170</text:note-citation><text:note-body><text:p text:style-name="P178">ר"ל, איסורי טהרות דרבנן (שמדרבנן, צריך לאכול בטהרה).</text:p></text:note-body></text:note>. וְיֵשׁ שֶׁהוּא חָשׁוּד עַל הַטָּהֳרוֹת, וְאֵינוֹ חָשׁוּד לֹא עַל זֶה וְלֹא עַל זֶה. זֶה הַכְּלָל, כָּל הֶחָשׁוּד עַל הַדָּבָר, לֹא דָנוֹ וְלֹא מְעִידוֹ<text:note text:id="ftn171" text:note-class="footnote"><text:note-citation>171</text:note-citation><text:note-body><text:p text:style-name="P179">לכאורה, כבר אמר כן לעיל, ורק בא לסכם אותו לכלל. רמב"ם כ’ שאין זה הכלל קאי על מה שלאחריו, אלא מה שלפניו, ומסיק שזה הכלל, ושוב אומר דין אחר. <text:span text:style-name="T79">שאר פסולים יש להם גם כן קדושה, אבל מקילים כאן כיון שהנאתם להקדש, </text:span><text:span text:style-name="T80">ובאיטלז וכדומה, נמכרים ליותר.</text:span></text:p></text:note-body></text:note>:</text:p>
      <text:p text:style-name="P120"/>
      <text:p text:style-name="P86">פרק חמישי<text:note text:id="ftn172" text:note-class="footnote"><text:note-citation>172</text:note-citation><text:note-body><text:p text:style-name="P47">פרק ה</text:p></text:note-body></text:note></text:p>
      <text:p text:style-name="P112">א<text:note text:id="ftn173" text:note-class="footnote"><text:note-citation>173</text:note-citation><text:note-body><text:p text:style-name="P12">משנה א</text:p></text:note-body></text:note></text:p>
      <text:p text:style-name="P120">כָּל פְּסוּלֵי הַמֻּקְדָּשִׁין (הֲנָאָתָן לַהֶקְדֵּשׁ), נִמְכָּרִין בָּאִטְלִיז (וְנִשְׁחָטִין בָּאִטְלִיז) וְנִשְׁקָלִין בְּלִטְרָא, חוּץ מִן הַבְּכוֹר וּמִן הַמַּעֲשֵׂר<text:note text:id="ftn174" text:note-class="footnote"><text:note-citation>174</text:note-citation><text:note-body><text:p text:style-name="P183">לכאו’, מעשה לא נמכר כלל, שכ’, “לא יגאל.” <text:span text:style-name="T82">לכאו’, כיון שמת, אסור רק מדרבנן, ואז יש ציורים שהקילו.</text:span></text:p></text:note-body></text:note><text:note text:id="ftn175" text:note-class="footnote"><text:note-citation>175</text:note-citation><text:note-body><text:p text:style-name="P181">לא נמכר ולא נשקל כיון שהיה קדוש, ועדיין קצת קדוש, וזה בזיון. (מסתבר שעדיין קצת קדוש מאיסור גיזה ועבודה, אבל יש שכ’ שזה רק מח’ שהיה קדוש. יש גמ’ שמשמעים שהוא עדיין קדוש קצת.*</text:p></text:note-body></text:note>, שֶׁהֲנָיָתָן לַבְּעָלִים<text:note text:id="ftn176" text:note-class="footnote"><text:note-citation>176</text:note-citation><text:note-body><text:p text:style-name="P180">יש חילוק יסודי ביניהם; פסולי המוקדשים צריכים להיפדות, אבל בכור ומעשר ל"צ להיפדות. <text:span text:style-name="T74">יש מפרשי מקרא </text:span><text:span text:style-name="T75">שדנים בזה. </text:span><text:span text:style-name="T76">(אגב, הזכיר ר’ שמעשר, לכאו’, נאכל לבעל, אבל יש ריטב"א שכ’ שניתן לכהן. זה מחודש; ועי’ בריפ"פ על רס"ג.) משמע שאין ק’ בכור ומעשר כ"כ חמור. </text:span><text:span text:style-name="T77">אולי יש לתלות במה שקדושים מאיליו. </text:span><text:span text:style-name="T78">אפשר שגם זה שייך לחומרות וקולות אחרים.</text:span></text:p></text:note-body></text:note>. פְּסוּלֵי הַמֻּקְדָּשִׁין הֲנָיָתָן לַהֶקְדֵּשׁ<text:note text:id="ftn177" text:note-class="footnote"><text:note-citation>177</text:note-citation><text:note-body><text:p text:style-name="P182">אמר’ שסדר המשנה קשה. <text:span text:style-name="T81">באר שהיה לו לומר "הנאתם להק’" מיד בפירוש מה שעושים כן לפה"מ. יש (אולי רש"י) שגו’ כן.</text:span></text:p></text:note-body></text:note>. וְשׁוֹקְלִין מָנֶה כְנֶגֶד מָנֶה בַּבְּכוֹר<text:note text:id="ftn178" text:note-class="footnote"><text:note-citation>178</text:note-citation><text:note-body><text:p text:style-name="P184">יש פשט אחר, אבל בפשטות אומר שלא שוקלים במשקל, אבל שוקלים בדבר אחר שידוע משקלו. <text:span text:style-name="T83">כיון שמשנה אינו בזיון.</text:span></text:p></text:note-body></text:note>: </text:p>
      <text:p text:style-name="P128">ב<text:note text:id="ftn179" text:note-class="footnote"><text:note-citation>179</text:note-citation><text:note-body><text:p text:style-name="P12">משנה ב</text:p></text:note-body></text:note></text:p>
      <text:p text:style-name="P120">בֵית שַׁמַּאי אוֹמְרִים, לֹא יִמָּנָה<text:note text:id="ftn180" text:note-class="footnote"><text:note-citation>180</text:note-citation><text:note-body><text:p text:style-name="P185">ר"ל, לא יעשו חבורה לאכול בכור. <text:span text:style-name="T84">זה אומר שבשר בכור אסור לישראל. </text:span><text:span text:style-name="T85">בכור תם נאכל לכהן, אבל בכור תם מח’ ב"ש וב"ה. </text:span><text:span text:style-name="T86">אף שזה משתה כהן, לא הותר לישראל לאכול בכור.</text:span></text:p></text:note-body></text:note> יִשְׂרָאֵל עִם הַכֹּהֵן עַל הַבְּכוֹר. בֵּית הִלֵּל מַתִּירִין, וַאֲפִלּוּ נָכְרִי. <text:note text:id="ftn181" text:note-class="footnote"><text:note-citation>181</text:note-citation><text:note-body><text:p text:style-name="P186">אסור להטיל מום בקדשים, כמו בבכור. <text:span text:style-name="T87">גם אסור לגרום מום. </text:span><text:span text:style-name="T88">אז, דין זה אף על כל קדשים, ונאמר על בכור כיון ששם יותר שכיח.</text:span></text:p></text:note-body></text:note>בְּכוֹר שֶׁאֲחָזוֹ דָם<text:note text:id="ftn182" text:note-class="footnote"><text:note-citation>182</text:note-citation><text:note-body><text:p text:style-name="P187">הקזת דם היה דבר מצוי אז לרפאות.</text:p></text:note-body></text:note>, אֲפִלּוּ הוּא מֵת, אֵין מַקִּיזִין לוֹ דָם, דִּבְרֵי רַבִּי יְהוּדָה<text:note text:id="ftn183" text:note-class="footnote"><text:note-citation>183</text:note-citation><text:note-body><text:p text:style-name="P188">זה אף אם מכוון להקיז באופן שלא עושה מום <text:span text:style-name="T89">קבוע (שרק אסור לעשות מום קבוע. </text:span><text:span text:style-name="T90">לא כל כך פשוט מהו המקור להיתר זה.</text:span><text:span text:style-name="T89">)</text:span>, אלא שאפשר שיעשה מום בלי דעתו. <text:span text:style-name="T91">לזה, י"א שמתיר ר"י אם עושה במקום שאינו אף מום עובר.</text:span></text:p></text:note-body></text:note>. וַחֲכָמִים אוֹמְרִים, יַקִּיז, וּבִלְבַד שֶׁלֹּא יַעֲשֶׂה בוֹ מוּם<text:note text:id="ftn184" text:note-class="footnote"><text:note-citation>184</text:note-citation><text:note-body><text:p text:style-name="P189">ר"ל, לא יעשה מום קבוע.</text:p></text:note-body></text:note><text:note text:id="ftn185" text:note-class="footnote"><text:note-citation>185</text:note-citation><text:note-body><text:p text:style-name="P190">חכמים חוששים שיעשה מום קבוע אם לא נתיר אותו, כיון שהוא בהול על ממונו.</text:p></text:note-body></text:note>. וְאִם עָשָׂה בוֹ מוּם, הֲרֵי זֶה לֹא יִשָּׁחֵט עָלָיו<text:note text:id="ftn186" text:note-class="footnote"><text:note-citation>186</text:note-citation><text:note-body><text:p text:style-name="P191">לכאורה, זה קנס מדרבנן.</text:p></text:note-body></text:note>. רַבִּי שִׁמְעוֹן אוֹמֵר יַקִּיז, אַף עַל פִּי שֶׁהוּא עוֹשֶׂה בוֹ מוּם<text:note text:id="ftn187" text:note-class="footnote"><text:note-citation>187</text:note-citation><text:note-body><text:p text:style-name="P192">לכאורה, זה אומר שלא צריך לחוש למום קבוע ולהקפיד כל כך, שדבר שאינו מתכוון מותר.<text:span text:style-name="T92">אם כן, הלכה כר"ש. </text:span><text:span text:style-name="T93">יש ראשונים שכ’ שמתיר אף בפ"ר, שמה שעומד למות ה"ה כבר מום </text:span><text:span text:style-name="T94">(אף שהוא מום עובר, עושים מום על מום עובר </text:span><text:span text:style-name="T95">מדאו’, ולא גז’ רבנן כדי שלא ימות בכור). נמצא שמותר לעשות מ"ע, ומותר לעשות עליו מ"ק. </text:span><text:span text:style-name="T96">אם ר"ש אומר כן, מס’ אין הל’ כמותו.</text:span></text:p></text:note-body></text:note>:</text:p>
      <text:p text:style-name="P129">ג<text:note text:id="ftn188" text:note-class="footnote"><text:note-citation>188</text:note-citation><text:note-body><text:p text:style-name="P12">משנה ג</text:p></text:note-body></text:note></text:p>
      <text:p text:style-name="P120"><text:soft-page-break/>הַצּוֹרֵם בְּאֹזֶן<text:note text:id="ftn189" text:note-class="footnote"><text:note-citation>189</text:note-citation><text:note-body><text:p text:style-name="P193">בכל זמן שדנים בעשיית מום בבכור, דנים במום זה. אולי זה מום שקל לעשות.</text:p></text:note-body></text:note> הַבְּכוֹר, הֲרֵי זֶה לֹא יִשָּׁחֵט עוֹלָמִית<text:note text:id="ftn190" text:note-class="footnote"><text:note-citation>190</text:note-citation><text:note-body><text:p text:style-name="P194">ר"ל, אף אם בא לאח"ז מום שלא עשה, <text:span text:style-name="T97">קונסים אותו, ו</text:span><text:span text:style-name="T98">לא הותר.</text:span></text:p></text:note-body></text:note>, דִּבְרֵי רַבִּי אֱלִיעֶזֶר. וַחֲכָמִים אוֹמְרִים, כְּשֶׁיִּוָּלֵד לוֹ מוּם אַחֵר<text:note text:id="ftn191" text:note-class="footnote"><text:note-citation>191</text:note-citation><text:note-body><text:p text:style-name="P195">קונסים שמום שהטיל לא יהני, אבל סוברים שמום אחר יהני.</text:p></text:note-body></text:note>, יִשָּׁחֵט עָלָיו<text:note text:id="ftn192" text:note-class="footnote"><text:note-citation>192</text:note-citation><text:note-body><text:p text:style-name="P196">רע"ב כ’ שזה אף אם בטיל מום בבעל מום, שאסור. חולקים תנאים בזה; לכאו’ רצה שמשנה שלנו יאסר כר"מ.</text:p></text:note-body></text:note>. מַעֲשֶׂה בְזָכָר שֶׁל רְחֵלִים זָקֵן וּשְׂעָרוֹ מְדֻלְדָּל,<text:note text:id="ftn193" text:note-class="footnote"><text:note-citation>193</text:note-citation><text:note-body><text:p text:style-name="P197">מחמת איסור גיזה.</text:p></text:note-body></text:note> רָאָהוּ קַסְדּוֹר אֶחָד<text:note text:id="ftn194" text:note-class="footnote"><text:note-citation>194</text:note-citation><text:note-body><text:p text:style-name="P199">כ’ בפ’ משנה זה שלא כוון וידע שיותר בזה. רק אחר כך ידע שכן הדין. קצת מחודש לומר כן בכסדור.</text:p></text:note-body></text:note>, אָמַר, מַה טִּיבוֹ שֶׁל זֶה. אָמְרוּ לוֹ, בְּכוֹר הוּא וְאֵינוֹ נִשְׁחָט אֶלָּא אִם כֵּן הָיָה בּוֹ מוּם. נָטַל פִּגְיוֹן וְצָרַם בְּאָזְנוֹ, וּבָא מַעֲשֶׂה לִפְנֵי חֲכָמִים וְהִתִּירוּהוּ. רָאָה שֶׁהִתִּירוּ, וְהָלַךְ וְצָרַם בְּאָזְנֵי בְכוֹרוֹת אֲחֵרִים, וְאָסָרוּ<text:note text:id="ftn195" text:note-class="footnote"><text:note-citation>195</text:note-citation><text:note-body><text:p text:style-name="P200">נמצא שיש איסור של אמירה לעכו"ם. גמ’ בב"מ דן אם יש אמירה לעכו"ם באיסורים חוץ משבת. צ"ל שזה לא נכנס לדיון, ובוודאי יש לו איסור. <text:span text:style-name="T99">יש שכ’ שזה אסור מדאו’ כיון שגורם מום. יל"ד, שנעשה ע"י בר דעת אחר.</text:span></text:p></text:note-body></text:note>. פַּעַם אַחַת הָיוּ תִינוֹקוֹת מְשַׂחֲקִין<text:note text:id="ftn196" text:note-class="footnote"><text:note-citation>196</text:note-citation><text:note-body><text:p text:style-name="P198">אמר’ שמקווה שאלו היו נכרים.</text:p></text:note-body></text:note> בַּשָּׂדֶה וְקָשְׁרוּ זַנְבוֹת טְלָאִים זֶה לָזֶה, וְנִפְסְקָה זְנָבוֹ שֶׁל אֶחָד מֵהֶם וַהֲרֵי הוּא בְכוֹר, וּבָא מַעֲשֶׂה לִפְנֵי חֲכָמִים וְהִתִּירוּהוּ. רָאוּ שֶׁהִתִּירוּ, וְהָלְכוּ וְקָשְׁרוּ זַנְבוֹת בְּכוֹרוֹת אֲחֵרִים, וְאָסָרוּ. זֶה הַכְּלָל, כֹּל שֶׁהוּא לְדַעְתּוֹ, אָסוּר. וְשֶׁלֹּא לְדַעְתּוֹ, מֻתָּר: </text:p>
      <text:p text:style-name="P129">ד<text:note text:id="ftn197" text:note-class="footnote"><text:note-citation>197</text:note-citation><text:note-body><text:p text:style-name="P13">משנה ד</text:p></text:note-body></text:note></text:p>
      <text:p text:style-name="P121">הָיָה בְכוֹר רוֹדְפוֹ, וּבְעָטוֹ וְעָשָׂה בוֹ מוּם<text:note text:id="ftn198" text:note-class="footnote"><text:note-citation>198</text:note-citation><text:note-body><text:p text:style-name="P201">דן גמרא מתי עשה בו מום, אם צריך להיות בשעת רדיפה, או אף אחר כן (כיון שמרגז בו). אם הוא לאחר זמן, מסתמא יש שיעור כמה צריך להיות לאחר זמן, אבל גמרא לא מפרש השיעור.</text:p></text:note-body></text:note>, הֲרֵי זֶה יִשְׁחוֹט עָלָיו. כָּל הַמּוּמִין הָרְאוּיִין לָבוֹא בִידֵי אָדָם, רוֹעִים יִשְׂרָאֵל נֶאֱמָנִים<text:note text:id="ftn199" text:note-class="footnote"><text:note-citation>199</text:note-citation><text:note-body><text:p text:style-name="P202">אף שיש לחוש שרוצה שבעל יתן לו מסעודת בכור, לא חש.</text:p></text:note-body></text:note>, וְרוֹעִים כֹּהֲנִים אֵינָן נֶאֱמָנִים<text:note text:id="ftn200" text:note-class="footnote"><text:note-citation>200</text:note-citation><text:note-body><text:p text:style-name="P202">כיון שרוצה את הבכור. אף אם הבעל הוא כהן, ולא יתן הבכור, עדיין יש לחוש לגומלים.</text:p></text:note-body></text:note>. רַבָּן שִׁמְעוֹן בֶּן גַּמְלִיאֵל אוֹמֵר, נֶאֱמָן הוּא עַל שֶׁל חֲבֵרוֹ וְאֵינוֹ נֶאֱמָן עַל שֶׁל עַצְמוֹ. רַבִּי מֵאִיר אוֹמֵר, הֶחָשׁוּד עַל דָּבָר, לֹא דָנוֹ וְלֹא מְעִידוֹ: </text:p>
      <text:p text:style-name="P109">ה<text:note text:id="ftn201" text:note-class="footnote"><text:note-citation>201</text:note-citation><text:note-body><text:p text:style-name="P14">משנה ה</text:p></text:note-body></text:note></text:p>
      <text:p text:style-name="P122">נֶאֱמָן הַכֹּהֵן לוֹמַר הֶרְאֵיתִי בְּכוֹר זֶה וּבַעַל מוּם הוּא<text:note text:id="ftn202" text:note-class="footnote"><text:note-citation>202</text:note-citation><text:note-body><text:p text:style-name="P203">נאמן, אף שלא נאמן לומר שלא גרם את המום, כיון שאילו משקר, עובר על שחוטי חוץ, וזה איסור חמור שלא חשוד לעבור עליו. גם מבאר גמ’ שזה מילתא דעבידא לאגלויי, שיכולים לשאול לאותו ת"ח <text:span text:style-name="T100">שאומר כהן </text:span>שהראה לו המום. <text:span text:style-name="T101">לצד ראשון, על מום שפשוט להיות מום (אלא שהדין הוא שצריך להראות למומחה מדרבנן) לא יהיה נאמן.</text:span></text:p></text:note-body></text:note>. הַכּל נֶאֱמָנִים עַל מוּמֵי הַמַּעֲשֵׂר<text:note text:id="ftn203" text:note-class="footnote"><text:note-citation>203</text:note-citation><text:note-body><text:p text:style-name="P204">מעשה דומה לבכור, במה שלא נאכל בלי מום. <text:span text:style-name="T102">(מעשר הוא לבעל. יש ריטב"א שכ’ שהולך לכהן. רי"פ פרלאו מביא כמה ראשונים שאומרים כן.)</text:span></text:p></text:note-body></text:note><text:note text:id="ftn204" text:note-class="footnote"><text:note-citation>204</text:note-citation><text:note-body><text:p text:style-name="P205">נאמן כיון שהיה יכול להטיל מום <text:span text:style-name="T103">בהיתר</text:span> בכל בהמותיו קודם שמעשר.</text:p></text:note-body></text:note>. בְּכוֹר שֶׁנִּסְמֵית עֵינוֹ, שֶׁנִּקְטְעָה יָדוֹ, שֶׁנִּשְׁבְּרָה רַגְלוֹ<text:note text:id="ftn205" text:note-class="footnote"><text:note-citation>205</text:note-citation><text:note-body><text:p text:style-name="P206">פשוט לכל שמומים אלו הם מומים.</text:p></text:note-body></text:note>, הֲרֵי זֶה יִשָּׁחֵט עַל פִּי שְׁלשָׁה בְנֵי הַכְּנֶסֶת<text:note text:id="ftn206" text:note-class="footnote"><text:note-citation>206</text:note-citation><text:note-body><text:p text:style-name="P207">ר"ל, הדיוטות. אומר לשון זה להורות שלא להיות ע"ה גמורים.</text:p></text:note-body></text:note><text:note text:id="ftn207" text:note-class="footnote"><text:note-citation>207</text:note-citation><text:note-body><text:p text:style-name="P208">לכאורה, זה בדיעבד, אבל לכתחילה יראה למומחה.</text:p></text:note-body></text:note>, רַבִּי יוֹסֵי אוֹמֵר, אֲפִלּוּ יֵשׁ שָׁם עֶשְׂרִים וּשְׁלשָׁה, לֹא יִשָּׁחֵט אֶלָּא עַל פִּי מֻמְחֶה<text:note text:id="ftn208" text:note-class="footnote"><text:note-citation>208</text:note-citation><text:note-body><text:p text:style-name="P209">מחלקת זה נוגע למעשה, שהיום, מניחים הפוסקים, אין מומחה לבכור. אז, מותר רק במומים גלויים על ידי שלש שאינם מומחים.</text:p></text:note-body></text:note>: </text:p>
      <text:p text:style-name="P113">ו<text:note text:id="ftn209" text:note-class="footnote"><text:note-citation>209</text:note-citation><text:note-body><text:p text:style-name="P14">משנה ו</text:p></text:note-body></text:note></text:p>
      <text:p text:style-name="P120"><text:note text:id="ftn210" text:note-class="footnote"><text:note-citation>210</text:note-citation><text:note-body><text:p text:style-name="P210">אמר’ שמשנה זה "ישיביש,” ולא נאריך כל כך בה.</text:p></text:note-body></text:note>הַשּׁוֹחֵט אֶת הַבְּכוֹר (וּמְכָרוֹ) וְנוֹדַע שֶׁלֹּא הֶּרְאָהוּ, מַה שֶּׁאָכְלוּ אָכְלוּ וְהוּא<text:note text:id="ftn211" text:note-class="footnote"><text:note-citation>211</text:note-citation><text:note-body><text:p text:style-name="P211">ר"ל, המוכר.</text:p></text:note-body></text:note> יַחֲזִיר לָהֶם אֶת הַדָּמִים<text:note text:id="ftn212" text:note-class="footnote"><text:note-citation>212</text:note-citation><text:note-body><text:p text:style-name="P212">רע"ב כ’ שהוא קנס, שהאכיל אותם בשר איסור. <text:span text:style-name="T107">כ"כ רש"י. </text:span><text:span text:style-name="T104">יש ציורים (עיין בגמרא ובראשונים) שצריך להחזיר מדין, כמו אם לא היה לו מום כלל, שיש ראשונים שסוברים שצריך להחזיר את הדמים, אף שנהנה הלוקח, אף שנהנו, כיון שנהנו מדבר איסור. </text:span><text:span text:style-name="T105">לכאורה, הוא מני שלא נהנה, כיון שהוא רע לו. </text:span><text:span text:style-name="T106">אפשר שרע"ב דן בציור שיש מום, אלא שלא הראה. איסור דרבנן הוא, ולכן נחשב נהנה. נתיבות מבאר ששוגג דרבנן לא נחשב עבירה, כיון שלא סר מדברי חכמים.</text:span></text:p></text:note-body></text:note>. וּמַה שֶׁלֹּא אָכְלוּ, הַבָּשָׂר יִקָּבֵר וְהוּא יַחֲזִיר לָהֶם אֶת הַדָּמִים. וְכֵן הַשּׁוֹחֵט אֶת הַפָּרָה וּמְכָרָהּ וְנוֹדַע שֶׁהִיא טְרֵפָה, מַה שֶׁאָכְלוּ אָכְלוּ וְיַחֲזִיר לָהֶם אֶת הַדָּמִים. וּמַה שֶּׁלֹּא אָכְלוּ, הֵן יַחֲזִירוּ לוֹ אֶת הַבָּשָׂר וְהוּא יַחֲזִיר לָהֶם אֶת הַדָּמִים. מְכָרוּהוּ לַנָּכְרִים אוֹ הִטִּילוּהוּ לַכְּלָבִים, יְשַׁלְּמוּ לוֹ דְמֵי הַטְּרֵפָה<text:note text:id="ftn213" text:note-class="footnote"><text:note-citation>213</text:note-citation><text:note-body><text:p text:style-name="P213">שטרפה מותר בהנאה.</text:p></text:note-body></text:note>: </text:p>
      <text:p text:style-name="P120"/>
      <text:p text:style-name="P87">פרק ששי<text:note text:id="ftn214" text:note-class="footnote"><text:note-citation>214</text:note-citation><text:note-body><text:p text:style-name="P48">פרק <text:span text:style-name="T129">ששי</text:span></text:p></text:note-body></text:note></text:p>
      <text:p text:style-name="P109">א</text:p>
      <text:p text:style-name="P122"><text:note text:id="ftn215" text:note-class="footnote"><text:note-citation>215</text:note-citation><text:note-body><text:p text:style-name="P214">יש מומים בבהמה, ויש מומים באדם. מומים באדם באים אגב מומי בהמה. <text:span text:style-name="T108">אילו לא היה כן, היה מקדים מומי אדם, אבל כיון שבאים אגב מומי בהמה, מזכיר מומי בהמה ראשון. </text:span><text:span text:style-name="T109">אז, פרק ראשון הוא במומי בהמה, והשני הוא במומי אדם. יש שלש פרשיות של מומים: בבכור, בשאר קרבנות, ובכהן. מומי בהמה נבדלו (בין בכור לשאר מומים), אף שלומדים חד מחבר</text:span><text:span text:style-name="T110">ו, כיון שדין בכור שיש בו מום חלוק מדין קרבן אחר שיש בו מום, שבכור (ומעשר) לא צריך פדיון להיאכל. אף לומדים מומי בהמה ממומי אדם ולהיפך, אבל יש יוצאים מכלל זה.</text:span></text:p><text:p text:style-name="P214"><text:tab/><text:span text:style-name="T110">יש שני מיני מומים: מוםו קבוע ומום עובר. כדי לפדות קרבן או לאכול בכור, צריך מום קבוע. </text:span><text:span text:style-name="T111">מום עובר פוסל ואוסר הקרבה, אבל לא די להתיר את הבהמה. </text:span><text:span text:style-name="T112">גמ’ דורש זה מקראי, אבל גם משמע שהוא פשוט.</text:span></text:p></text:note-body></text:note>עַל אֵלּוּ מוּמִין שׁוֹחֲטִין<text:note text:id="ftn216" text:note-class="footnote"><text:note-citation>216</text:note-citation><text:note-body><text:p text:style-name="P216">ר"ל, שוחטים שלא בקדושה <text:span text:style-name="T113">(שלא לקרב</text:span><text:span text:style-name="T114">ן).</text:span></text:p></text:note-body></text:note> אֶת הַבְּכוֹר<text:note text:id="ftn217" text:note-class="footnote"><text:note-citation>217</text:note-citation><text:note-body><text:p text:style-name="P215">יש שני מיני מומים: מומים שעליו שוחטים בכור, ומומים שפוסלים בכור. מום עובר, למשל, רק יעשה שפסול, אבל לא שוחטים ואוכלים עליו. יש מומים אחרים כיוצא בזה, כמו מומים שאינם בגלוי. הפשטות הוא שלא שוחטים עליהם הוא מפני שהם רק מומים מדרבנן.<text:span text:style-name="T125">(יש מומים שהם רק מפני שאינו מן המובחר. בדר"כ, אסור לשחטו (ולא מעכב) בפנים, ולא בחוץ. חושב אני שזה הסוג שאמר’ שהוא מדרבנן.)</text:span></text:p></text:note-body></text:note>, נִפְגְּמָה אָזְנוֹ מִן הַסְּחוּס, אֲבָל לֹא מִן הָעוֹר, נִסְדְּקָה אַף עַל פִּי שֶׁלֹּא חָסְרָה, נִקְּבָה מְלֹא כַרְשִׁינָה, אוֹ שֶׁיָּבָשָׁה. אֵיזוֹ הִיא יְבֵשָׁה, כֹּל שֶׁתִּנָּקֵב וְאֵינָהּ מוֹצִיאָה טִפַּת דָּם. רַבִּי יוֹסֵי בֶּן מְשֻׁלָּם אוֹמֵר, יְבֵשָׁה, שֶׁתְּהֵא נִפְרָכֶת: </text:p>
      <text:p text:style-name="P113">ב</text:p>
      <text:p text:style-name="P122"><text:soft-page-break/>רִיס שֶׁל עַיִן שֶׁנִּקַּב, שֶׁנִּפְגַּם, שֶׁנִּסְדַּק, הֲרֵי בְעֵינָיו דַּק, תְּבַלּוּל, חִלָּזוֹן נָחָשׁ, וְעֵנָב. וְאֵיזֶהוּ תְּבַלּוּל, לָבָן הַפוֹסֵק בַּסִּירָא וְנִכְנָס בַּשָּׁחוֹר. בַּשָּׁחוֹר וְנִכְנָס בַּלָּבָן, אֵינוֹ מוּם, שֶׁאֵין מוּמִים בַּלָּבָן: </text:p>
      <text:p text:style-name="P113">ג</text:p>
      <text:p text:style-name="P123">חֲוַרְוָד וְהַמַּיִם הַקְּבוּעִים. אֵיזֶהוּ חֲוַרְוָד הַקָּבוּעַ, כֹּל שֶׁשָּׁהָה שְׁמוֹנִים יוֹם. רַבִּי חֲנִינָא בֶּן אַנְטִיגְנוֹס אוֹמֵר, בּוֹדְקִין אוֹתוֹ שְׁלשָׁה פְעָמִים בְּתוֹךְ שְׁמוֹנִים יוֹם. וְאֵלּוּ הֵם מַיִם הַקְּבוּעִים, אָכַל לַח וְיָבֵשׁ שֶׁל גְּשָׁמִים, לַח וְיָבֵשׁ שֶׁל שְׁלָחִים. אָכַל הַיָּבֵשׁ וְאַחַר כָּךְ אָכַל הַלַּח, אֵינוֹ מוּם, עַד שֶׁיֹּאכַל הַיָּבֵשׁ אַחַר הַלַּח: </text:p>
      <text:p text:style-name="P114">ד</text:p>
      <text:p text:style-name="P123">חָטְמוֹ שֶׁנִּקַּב, שֶׁנִּפְגַּם, שֶׁנִּסְדַּק, שְׂפָתוֹ שֶׁנִּקְּבָה, שֶׁנִּפְגְּמָה, שֶׁנִּסְדְּקָה, חִטָּיו הַחִיצוֹנוֹת שֶׁנִּפְגְּמוּ אוֹ שֶׁנִּגְמְמוּ, וְהַפְנִימִיּוֹת שֶׁנֶּעֱקָרוּ. רַבִּי חֲנִינָא בֶּן אַנְטִיגְנוֹס אוֹמֵר, אֵין בּוֹדְקִין מִן הַמַּתְאִימוֹת וְלִפְנִים, אַף לֹא אֶת הַמַתְאִימוֹת: </text:p>
      <text:p text:style-name="P114">ה</text:p>
      <text:p text:style-name="P123">נִפְגַּם הַזּוֹבָן, אוֹ עֶרְיָה שֶׁל נְקֵבָּה בַּמֻּקְדָּשִׁים, נִפְגַּם הַזָּנָב מִן הָעֶצֶם, אֲבָל לֹא מִן הַפֶּרֶק, אוֹ שֶׁהָיָה רֹאשׁ הַזָּנָב מַפְצִיל עֶצֶם, אוֹ שֶׁיֵּשׁ (בָּשָׂר) בֵּין חֻלְיָא לְחֻלְיָא מְלֹא אֶצְבַּע: </text:p>
      <text:p text:style-name="P114">ו</text:p>
      <text:p text:style-name="P123">אֵין לוֹ בֵיצִים, (אוֹ) אֵין לוֹ אֶלָּא בֵּיצָה אֶחָת. רַבִּי יִשְׁמָעֵאל אוֹמֵר, אִם יֵשׁ לוֹ שְׁנֵי כִיסִין, יֵשׁ לוֹ שְׁתֵּי בֵיצִים. אֵין לוֹ אֶלָּא כִיס אֶחָד, אֵין לוֹ אֶלָּא בֵיצָה אֶחָת. רַבִּי עֲקִיבָא אוֹמֵר, מוֹשִׁיבוֹ עַל עַכּוּזוֹ וּמְמַעֵךְ, אִם יֵשׁ שָׁם בֵּיצָה, סוֹפָהּ לָצֵאת. מַעֲשֶׂה שֶׁמִּעֵךְ וְלֹא יָצָאת, וְנִשְׁחַט וְנִמְצֵאת דְּבוּקָה בַּכְּסָלִים, וְהִתִּיר רַבִּי עֲקִיבָא וְאָסַר רַבִּי יוֹחָנָן בֶּן נוּרִי: </text:p>
      <text:p text:style-name="P114">ז</text:p>
      <text:p text:style-name="P123">בַּעַל חָמֵשׁ רַגְלַיִם, אוֹ שֶׁאֵין לוֹ אֶלָּא שָׁלשׁ, וְשֶׁרַגְלָיו קְלוּטוֹת כְּשֶׁל חֲמוֹר, וְהַשָּׁחוּל, וְהַכָּסוּל. אֵיזֶהוּ שָׁחוּל, שֶׁנִּשְׁמְטָה יְרֵכוֹ. וְכָסוּל, שֶׁאַחַת מִיַּרְכוֹתָיו גְּבוֹהָה: </text:p>
      <text:p text:style-name="P114">ח</text:p>
      <text:p text:style-name="P123">נִשְׁבַּר עֶצֶם יָדוֹ, וְעֶצֶם רַגְלוֹ, אַף עַל פִּי שֶׁאֵינוֹ נִכָּר. מוּמִין אֵלּוּ מָנָה אִילָא בְיַבְנֶה, וְהוֹדוּ לוֹ חֲכָמִים. וְעוֹד שְׁלשָׁה הוֹסִיף. אָמְרוּ לוֹ, לֹא שָׁמַעְנוּ אֶת אֵלּוּ. אֵת שֶׁגַּלְגַּל עֵינוֹ עָגוֹל כְּשֶׁל אָדָם, וּפִיו דּוֹמֶה לְשֶׁל חֲזִיר, וְשֶׁנִּטַּל רֹב הַמְדַבֵּר שֶׁל לְשׁוֹנוֹ. וּבֵית דִּין שֶׁל אַחֲרֵיהֶן אָמְרוּ, הֲרֵי אֵלּוּ מוּמִין: </text:p>
      <text:p text:style-name="P114">ט</text:p>
      <text:p text:style-name="P123">מַעֲשֶׂה שֶׁהַלְּחִי הַתַּחְתּוֹן עוֹדֵף עַל הָעֶלְיוֹן, וְשָׁלַח רַבָּן שִׁמְעוֹן בֶּן גַּמְלִיאֵל לַחֲכָמִים וְאָמְרוּ, הֲרֵי זֶה מוּם. אֹזֶן הַגְּדִי שֶׁהָיְתָה כְפוּלָה, אָמְרוּ חֲכָמִים, בִּזְמַן שֶׁהִיא עֶצֶם אֶחָד, מוּם. וְאִם אֵינָהּ עֶצֶם אֶחָד, אֵינָהּ מוּם. רַבִּי חֲנַנְיָא בֶן גַּמְלִיאֵל אוֹמֵר, זְנַב הַגְּדִי שֶׁהִיא דוֹמָה לְשֶׁל חֲזִיר, וְשֶׁאֵין בָּהּ שָׁלשׁ חֻלְיוֹת, הֲרֵי זֶה מוּם: </text:p>
      <text:p text:style-name="P114">י</text:p>
      <text:p text:style-name="P123">רַבִּי חֲנִינָא בֶּן אַנְטִיגְנוֹס אוֹמֵר, אֶת שֶׁיַּבֶּלֶת בְּעֵינוֹ, וְשֶׁנִּפְגַּם עֶצֶם יָדוֹ, וְעֶצֶם רַגְלוֹ, וְשֶׁנִּפְסַק עַצְמוֹ שֶׁבְּפִיו. עֵינוֹ אַחַת גְּדוֹלָה וְאַחַת קְטַנָּה, אָזְנוֹ אַחַת גְּדוֹלָה וְאַחַת קְטַנָּה, בְּמַרְאֶה אֲבָל לֹא בְמִדָּה. רַבִּי יְהוּדָה אוֹמֵר, אַחַת מִבֵּיצָיו גְּדוֹלָה כִּשְׁתַּיִם בַּחֲבֶרְתָּהּ, וְלֹא הוֹדוּ לוֹ חֲכָמִים: </text:p>
      <text:p text:style-name="P114"><text:span text:style-name="T35">י</text:span>א</text:p>
      <text:p text:style-name="P123">זְנַב הָעֶגֶל שֶׁאֵינָהּ מַגַּעַת לָעַרְקוֹב, אָמְרוּ חֲכָמִים, כָּל מַרְבִּית הָעֲגָלִים כֵּן, כָּל זְמַן שֶׁהֵן מַגְדִּילִין הֵם נִמְתָּחוֹת. לְאֵיזֶה עַרְקוֹב אָמְרוּ, רַבִּי חֲנִינָא בֶּן אַנְטִיגְנוֹס אוֹמֵר, לָעַרְקוֹב שֶׁבְּאֶמְצַע הַיָּרֵךְ. עַל אֵלּוּ<text:note text:id="ftn218" text:note-class="footnote"><text:note-citation>218</text:note-citation><text:note-body><text:p text:style-name="P217">כבר אמר כן בתחילת הפרק.</text:p></text:note-body></text:note> מוּמִין שׁוֹחֲטִין אֶת הַבְּכוֹר, וּפְסוּלֵי הַמֻּקְדָּשִׁין נִפְדִּין עֲלֵיהֶן: </text:p>
      <text:p text:style-name="P114"><text:span text:style-name="T35">י</text:span>ב</text:p>
      <text:p text:style-name="P123">אֵלּוּ שֶׁאֵין שׁוֹחֲטִין עֲלֵיהֶן<text:note text:id="ftn219" text:note-class="footnote"><text:note-citation>219</text:note-citation><text:note-body><text:p text:style-name="P218">יש מהם שאינם קבועים, ויש שאינם מומים מדאורייתא. <text:span text:style-name="T115">אגב, זה דן </text:span><text:span text:style-name="T126">בפסולים</text:span><text:span text:style-name="T115"> אחרים שלא מקריבים בביה"מ וגם לא פודים. </text:span><text:span text:style-name="T116">(יש מהם שיש לדון בהם אם הם מום, כמו זקן. אבל רובע וכדומה בוודאי אינו מום.</text:span><text:span text:style-name="T117">)</text:span></text:p></text:note-body></text:note> לֹא בַמִּקְדָּשׁ וְלֹא בַמְּדִינָה, חֲוַרְוָד וְהַמַּיִם שֶׁאֵינָם קְבוּעִין, וְחִטָּיו הַפְּנִימִיּוֹת שֶׁנִּפְגְּמוּ, (אֲבָל לֹא) שֶׁנֶּעֶקְרוּ, וּבַעַל גָּרָב, וּבַעַל יַבֶּלֶת, וּבַעַל חֲזָזִית, וְזָקֵן, וְחוֹלֶה, וּמְזֻהָם, וְשֶׁנֶּעֶבְדָה בוֹ עֲבֵרָה, וְשֶׁהֵמִית אֶת הָאָדָם (עַל פִּי עֵד אֶחָד אוֹ עַל פִּי הַבְּעָלִים)<text:note text:id="ftn220" text:note-class="footnote"><text:note-citation>220</text:note-citation><text:note-body><text:p text:style-name="P225">זה קאי על הנרבע וההורג. בשניהם, אילו היה על פי שני עדים, פסול <text:span text:style-name="T127">(לכאורה, ר"ל שלא מונע קדשו מלשחטו במדינה)</text:span> כיון שחייב להרגו (ואז, אסור לאכלו, ונתמעט מ"הקריבהו נא לפחתך").</text:p></text:note-body></text:note>, וְטֻמְטוּם, וְאַנְדְּרוֹגִינוֹס, לֹא בַמִּקְדָּשׁ וְלֹא בַמְּדִינָה<text:note text:id="ftn221" text:note-class="footnote"><text:note-citation>221</text:note-citation><text:note-body><text:p text:style-name="P219">לא כל כך פשוט ל"ל מקריבים אותו, שאם הוא ספק זכר וספק נקבה, יכול להקריבו. יש צד שזה מום. <text:span text:style-name="T118">עיין בגמ’ כאן. </text:span><text:span text:style-name="T119">בבכור, לא יהיה קדוש אם הוא נקבה, אבל בשאר קרבנות יש לדון. </text:span><text:span text:style-name="T128">(אחר כך, באר רבי שמשנה שלנו הוא בבכור. אמר’ שמבאר את הגמ’ כבבלי, אבל יש ירושלמי שאינו כ"כ כזה.)</text:span></text:p></text:note-body></text:note>. רַבִּי יִשְׁמָעֵאל אוֹמֵר, אֵין מוּם גָּדוֹל מִזֶּה<text:note text:id="ftn222" text:note-class="footnote"><text:note-citation>222</text:note-citation><text:note-body><text:p text:style-name="P226">קאי רק על אנדרוגינוס.</text:p></text:note-body></text:note><text:note text:id="ftn223" text:note-class="footnote"><text:note-citation>223</text:note-citation><text:note-body><text:p text:style-name="P227">גמ’ מסופק אם סובר שהוא ספק זכר וספק נקבה (ועל הצד שהוא זכר, כבר בעל מום) או סובר שהוא זכה (והוא בעל מום).</text:p></text:note-body></text:note>. וַחֲכָמִים אוֹמְרִים, אֵינוֹ בְכוֹר, אֶלָּא נִגְזָז וְנֶעֱבָד<text:note text:id="ftn224" text:note-class="footnote"><text:note-citation>224</text:note-citation><text:note-body><text:p text:style-name="P228">קאי על אנדרוגינוס, וסוברים שאנדרוגינוס מין בפני עצמו.</text:p></text:note-body></text:note>: </text:p>
      <text:p text:style-name="P88"/>
      <text:p text:style-name="P88">פרק שביעי<text:note text:id="ftn225" text:note-class="footnote"><text:note-citation>225</text:note-citation><text:note-body><text:p text:style-name="P49">פרק שביעי</text:p></text:note-body></text:note></text:p>
      <text:p text:style-name="P133">א</text:p>
      <text:p text:style-name="P125"><text:soft-page-break/><text:note text:id="ftn226" text:note-class="footnote"><text:note-citation>226</text:note-citation><text:note-body><text:p text:style-name="P229">מומים שנצמעטים מפרשת בהמות לאדם, וכן מומים שנכתבים באדם, הם מומים גמורים. יש סוג אחר של מוים, והוא שאינו שווה לזרעו של אהרן, שהוא חלוק מרוב זרעו של אהרן (קבעו חז"ל מה בכלל זה). <text:span text:style-name="T130">גמ’ מבאר שיש מומים שנזכרו בתורה שאינם מומים ממש, אלא הם מחמת שאינו שווה בזרעו של אהרן. </text:span><text:span text:style-name="T131">כמו"כ, יש מומים ממש שלא נזכרים (אלא נתרבים מ"כל מום רע").</text:span></text:p><text:p text:style-name="P229"><text:tab/><text:span text:style-name="T132">לפעמים, מצאנו שחולקים תנאים מ</text:span><text:span text:style-name="T133">הו המום שנאמר בתורה (כמו גבי גבם), אף שהוא פסול כיון שלא שווה לזרעו של אהרן. רע"ב כ’ שאין נפק"מ </text:span><text:span text:style-name="T134">באותו מחלקת תנאים, שכולם אינם שווים בזרעו של אהרן, ואין נפק"מ אם נכ’ בתורה</text:span><text:span text:style-name="T133">. </text:span><text:span text:style-name="T134">(רמב"ם כ’ ש"משמעות דורשים איכא בינייהו.”) רש"י כ’ שלאו על הקרבת בעל מום כולל כל שאינו שווה זרעו של אהרן שנזכר בתורה; </text:span><text:span text:style-name="T137">כמו”כ רק אותם שנמנים בתורה פוסלים בדיעבד</text:span><text:span text:style-name="T134">. </text:span><text:span text:style-name="T138">שאר סוגים רק נאסרו בעשה, ולא פוסל בדיעבד.</text:span><text:span text:style-name="T134"> אם כן, יש נפק"מ באותו מח’ תנאים. </text:span><text:span text:style-name="T135">כ"כ גמ’ (ויש מקור לרמב"ם ממכילתא; ודנ</text:span><text:span text:style-name="T136">ים</text:span><text:span text:style-name="T135"> בזה).</text:span></text:p></text:note-body></text:note>מוּמִין אֵלּוּ, בֵּין קְבוּעִין בֵּין עוֹבְרִין, פּוֹסְלִין בָּאָדָם. יוֹתֵר עֲלֵיהֶן<text:note text:id="ftn227" text:note-class="footnote"><text:note-citation>227</text:note-citation><text:note-body><text:p text:style-name="P220">מומי אדם מוסיפים סוג שאינו במומי בהמה, והוא "אינו שווה בזרעו של אהרן.” זה נדרש מ"זרע אהרן,” ואמור שמה שאינו כרגיל, אלא משונה, פוסל כהן. <text:span text:style-name="T121">זה פסול, אבל אפשר שאינו מום. יש כמה מומים שיש לדון עליהם אם הם ממש מומים או רק שאינו שווה בזרע אהרן. </text:span><text:span text:style-name="T122">חלקו ראשונים אם יש לאו באינו שווה בזרעו של אהרן, או רק עשה. גם אינו פסול, אלא רק אסור להקריב.</text:span></text:p><text:p text:style-name="P220"><text:tab/><text:span text:style-name="T123">לא מחדשים מה נחשב שווה בזרעו של אהרן, אלא רבנן קובעים אותו. כמו"כ, כ’ בקרא "כל מום" לרבות מומים שחז"ל סברו שהוא מום. לכאורה, חז"ל קבעו מה נחשב מום. חז"א כ’ שלא קבלו כן, אלא הניח התורה לבית דין הגדול ולחז"ל קבוע מהו בכלל מומים. אז, “כל מום" מרבה מה שבית דין סובר שהוא מסתבר.</text:span><text:span text:style-name="T124">כמו"כ הוא באינו שווה בזרעו של אהרן, שהניח התורה לחכמים לפרש מה באותו כלל. פוסקים מביאים מהר"י אבוהב שכתב על דברים שונים שהם מומים מסברה, וחלקו עליו, כיון שסברו שצריך שחז"ל יבארו שהוא מום בפירוש לומר שהוא מום.</text:span></text:p><text:p text:style-name="P220"><text:tab/><text:span text:style-name="T120">גם יש מומים אחרים שבדרך כלל אינם בבהמה לסיבות שונות.</text:span></text:p></text:note-body></text:note> בָּאָדָם<text:note text:id="ftn228" text:note-class="footnote"><text:note-citation>228</text:note-citation><text:note-body><text:p text:style-name="P221">יש מומי אדם שנתמעטים ממומי בהמה. יש ראשונים שסוברים שיש עליהם קולות של אינו שווה בשרעו של אהרן. <text:span text:style-name="T144">(יש להעיר שאם פסולו הוא שאינו בר דעת, יש לדון על מי מוטל האיסור. </text:span><text:span text:style-name="T152">שאלתי את זה לרבי, ואמר שהוא הערה טובה, וחושב שכ”כ נודע ביהודה.</text:span><text:span text:style-name="T144">)</text:span></text:p></text:note-body></text:note>, הַכִּילוֹן, וְהַלַּפְתָּן, הַמַּקָּבָן, וְשֶׁרֹאשׁוֹ שָׁקוּעַ, וּשְׁקִיפָס. וּבַעֲלֵי הַחֲטוֹטֶרֶת, רַבִּי יְהוּדָה מַכְשִׁיר, וַחֲכָמִים פּוֹסְלִין: </text:p>
      <text:p text:style-name="P114">ב</text:p>
      <text:p text:style-name="P120">הַקֵּרֵחַ, פָּסוּל. אֵיזֶהוּ קֵרֵחַ, כֹּל שֶׁאֵין לוֹ שִׁטָּה שֶׁל שֵׂעָר מַקֶּפֶת מֵאֹזֶן לְאֹזֶן. וְאִם יֵשׁ לוֹ, הֲרֵי זֶה כָּשֵׁר. אֵין לוֹ גְבִּינִים, אֵין לוֹ אֶלָּא גְבִין אֶחָד, הוּא גִבֵּן הָאָמוּר בַּתּוֹרָה. רַבִּי דוֹסָא אוֹמֵר, כֹּל שֶׁגְּבִּינָיו שׁוֹכְבִין. רַבִּי חֲנִינָא בֶן אַנְטִיגְנוֹס אוֹמֵר, כֹּל שֶׁיֵּשׁ לוֹ שְׁנֵי גַבִּים וּשְׁתֵּי שִׁדְרָאוֹת: </text:p>
      <text:p text:style-name="P109">ג</text:p>
      <text:p text:style-name="P120">הֶחָרוּם, פָּסוּל. אֵיזֶהוּ חָרוּם, הַכּוֹחֵל שְׁתֵּי עֵינָיו כְּאֶחָת. שְׁתֵּי עֵינָיו לְמַעְלָה, וּשְׁתֵּי עֵינָיו לְמַטָּה, עֵינוֹ אַחַת לְמַעְלָה, וְעֵינוֹ אַחַת לְמַטָּה, רוֹאֶה אֶת הַחֶדֶר וְאֶת הָעֲלִיָּה כְּאֶחָת, סָכֵי שֶׁמֶשׁ, זוּגְדוֹס, וְהַצִּירָן. וְשֶׁנָּשְׁרוּ רִיסֵי עֵינָיו, פָּסוּל, מִפְּנֵי מַרְאִית הָעָיִן: </text:p>
      <text:p text:style-name="P109">ד</text:p>
      <text:p text:style-name="P124">עֵינָיו גְּדוֹלוֹת כְּשֶׁל עֵגֶל, אוֹ קְטַנּוֹת כְּשֶׁל אַוָּז, גּוּפוֹ גָּדוֹל מֵאֵבָרָיו אוֹ קָטָן מֵאֵבָרָיו, חָטְמוֹ גָּדוֹל מֵאֵבָרָיו אוֹ קָטָן מֵאֵבָרָיו, הַצִּמֵּם, וְהַצִּמֵּעַ. אֵיזֶה הוּא צִמֵּעַ, שֶׁאָזְנָיו קְטַנּוֹת. וְהַצִּמֵּם, שֶׁאָזְנָיו דּוֹמוֹת לִסְפוֹג: </text:p>
      <text:p text:style-name="P115">ה</text:p>
      <text:p text:style-name="P124">שְׂפָתוֹ הָעֶלְיוֹנָה עוֹדֶפֶת עַל הַתַּחְתּוֹנָה, וְהַתַּחְתּוֹנָה עוֹדֶפֶת עַל הָעֶלְיוֹנָה, הֲרֵי זֶה מוּם. וְשֶׁנִּטְּלוּ שִׁנָּיו, פָּסוּל, מִפְּנֵי מַרְאִית הָעָיִן. דַּדָּיו שׁוֹכְבִים כְּשֶׁל אִשָּׁה, כְּרֵסוֹ צָבָה, טַבּוּרוֹ יוֹצֵא, נִכְפֶּה אֲפִלּוּ אַחַת לְיָמִים, רוּחַ קַצְרִית בָּאָה עָלָיו, הַמְאֻשְׁכָּן, וּבַעַל גֶּבֶר. אֵין לוֹ בֵיצִים, אוֹ אֵין לוֹ אֶלָּא בֵיצָה אַחַת, זֶהוּ מְרוֹחַ אָשֶׁךְ הָאָמוּר בַּתּוֹרָה. רַבִּי יִשְׁמָעֵאל אוֹמֵר, כּל שֶׁנִּמְרְחוּ אֲשָׁכָיו. רַבִּי עֲקִיבָא אוֹמֵר, כּל שֶׁרוּחַ בַּאֲשָׁכָיו. רַבִּי חֲנִינָא בֶּן אַנְטִיגְנוֹס אוֹמֵר, כֹּל שֶׁמַּרְאָיו חֲשׁוּכִין: </text:p>
      <text:p text:style-name="P115">ו</text:p>
      <text:p text:style-name="P124">הַמַּקִּישׁ בְּקַרְסֻלָּיו, וּבְאַרְכּוּבוֹתָיו, וּבַעַל פִּיקָה, וְהָעִקֵּל. אֵיזֶהוּ עִקֵּל, כֹּל שֶׁמַּקִּיף פַּרְסוֹתָיו וְאֵין אַרְכּוּבוֹתָיו נוֹשְׁקוֹת זוֹ לָזוֹ. פִּיקָה יוֹצְאָה מִגּוּדָלוֹ, עֲקֵבוֹ יוֹצֵא לַאֲחוֹרָיו, פַּרְסָתוֹ רְחָבָה כְּשֶׁל אַוָּז. אֶצְבְּעוֹתָיו מֻרְכָּבוֹת זוֹ עַל זוֹ, אוֹ קְלוּטוֹת (לְמַעְלָה) עַד הַפֶּרֶק, כָּשֵׁר. לְמַטָּה מִן הַפֶּרֶק וַחֲתָכָהּ, כָּשֵׁר. הָיְתָה בוֹ יְתֶרֶת וַחֲתָכָהּ, אִם יֵשׁ בָּהּ עֶצֶם, פָּסוּל. וְאִם לָאו, כָּשֵׁר. יָתֵר בְּיָדָיו וּבְרַגְלָיו שֵׁשׁ וָשֵׁשׁ עֶשְׂרִים וְאַרְבַּע, רַבִּי יְהוּדָה מַכְשִׁיר, וַחֲכָמִים פּוֹסְלִים. הַשּׁוֹלֵט בִּשְׁתֵּי יָדָיו, רַבִּי פּוֹסֵל, וַחֲכָמִים מַכְשִׁירִים. הַכּוּשִׁי, וְהַגִּיחוֹר, וְהַלַּבְקָן, וְהַקִּפֵּחַ, וְהַנַּנָּס, וְהַחֵרֵשׁ, וְהַשּׁוֹטֶה, וְהַשִּׁכּוֹר, וּבַעֲלֵי נְגָעִים טְהוֹרִין, פְּסוּלִין בָּאָדָם, וּכְשֵׁרִין בַּבְּהֵמָה. רַבָּן שִׁמְעוֹן בֶּן גַּמְלִיאֵל אוֹמֵר, שׁוֹטָה בַבְּהֵמָה אֵינָהּ מִן הַמֻּבְחָר, רַבִּי אֱלִיעֶזֶר אוֹמֵר, אַף בַּעֲלֵי דִלְדּוּלִין, פְּסוּלִין בָּאָדָם<text:note text:id="ftn229" text:note-class="footnote"><text:note-citation>229</text:note-citation><text:note-body><text:p text:style-name="P231">אינו שווה בזרעו של אהרן, שהרי לא שייך בבהמה, ואז אינו מום, ואז לא פוסל ממש. כן מפרש גמרא, אבל קשה, שהרי חרש ושוטה אינם בני דעת, ומתעסקים. <text:span text:style-name="T139">יש שכ’ ש</text:span><text:span text:style-name="T140">חרש זה מדבר ואינו שומע (שהוא בר דעת), ושוטה הוא עתים חלים ועתים שוטה בשעה שחלים. </text:span><text:span text:style-name="T141">אחיעזר כ’ שפסול מתעסק הוא רק בשחיטה, ולא בשאר עבודו</text:span><text:span text:style-name="T142">ת. </text:span><text:span text:style-name="T143">גם דנים אם עומד על גביו מהני (שאז י"ל שבזה פוסל משנה). לכאו’, מח’ ראשונים הוא.</text:span></text:p></text:note-body></text:note>, וּכְשֵׁרִין בַּבְּהֵמָה: </text:p>
      <text:p text:style-name="P115">ז</text:p>
      <text:p text:style-name="P132"><text:note text:id="ftn230" text:note-class="footnote"><text:note-citation>230</text:note-citation><text:note-body><text:p text:style-name="P222">דינים אלו הם רק פסולים, אבל אינם מומים.</text:p></text:note-body></text:note>אֵלּוּ כְּשֵׁרִין בָּאָדָם, וּפְסוּלִין בַּבְּהֵמָה, אוֹתוֹ וְאֶת בְּנוֹ<text:note text:id="ftn231" text:note-class="footnote"><text:note-citation>231</text:note-citation><text:note-body><text:p text:style-name="P223">חולקים תנאים אם זה אב ובנו או רק אם ובנו; תלוי באם חוששים לזרע אב.</text:p></text:note-body></text:note>, וּטְרֵפָה, וְיוֹצֵא דֹפֶן, (וְשֶׁנֶּעֶבְדָה בָהֶן עֲבֵרָה, וְשֶׁהֵמִית אֶת הָאָדָם<text:note text:id="ftn232" text:note-class="footnote"><text:note-citation>232</text:note-citation><text:note-body><text:p text:style-name="P230">אף על פי עד אחד או בעלים, כמו שמפרש משנה לעיל.</text:p></text:note-body></text:note>). <text:note text:id="ftn233" text:note-class="footnote"><text:note-citation>233</text:note-citation><text:note-body><text:p text:style-name="P223">זה פסול באדם.</text:p></text:note-body></text:note>הַנּוֹשֵׂא נָשִׁים בַּעֲבֵרָה<text:note text:id="ftn234" text:note-class="footnote"><text:note-citation>234</text:note-citation><text:note-body><text:p text:style-name="P223">ר"ל, באיסורי כהונה, כמו גרושה.</text:p></text:note-body></text:note>, פָּסוּל, עַד שֶׁיַּדִּיר הֲנָיָה. הַמִּטַּמֵּא לַמֵּתִים<text:note text:id="ftn235" text:note-class="footnote"><text:note-citation>235</text:note-citation><text:note-body><text:p text:style-name="P224">שני דינים אלו הם קנסות דרבנן, כיון שפגם בכהונה שלו.</text:p></text:note-body></text:note>, פָּסוּל, עַד שֶׁיְּקַבֵּל עָלָיו שֶׁלֹּא יְהֵא מִטַּמֵּא לַמֵּתִים: </text:p>
      <text:p text:style-name="P89"/>
      <text:p text:style-name="P89">פרק שמיני<text:note text:id="ftn236" text:note-class="footnote"><text:note-citation>236</text:note-citation><text:note-body><text:p text:style-name="P50">פרק שמיני</text:p></text:note-body></text:note></text:p>
      <text:p text:style-name="P130">א<text:note text:id="ftn237" text:note-class="footnote"><text:note-citation>237</text:note-citation><text:note-body><text:p text:style-name="P15">משנה א</text:p></text:note-body></text:note></text:p>
      <text:p text:style-name="P126"><text:soft-page-break/>יֵשׁ בְּכוֹר לַנַּחֲלָה וְאֵינוֹ בְכוֹר לַכֹּהֵן, בְּכוֹר לַכֹּהֵן וְאֵינוֹ בְכוֹר לַנַּחֲלָה, בְּכוֹר לַנַּחֲלָה וְלַכֹּהֵן, יֵשׁ שֶׁאֵינוֹ בְכוֹר לֹא לַנַּחֲלָה וְלֹא לַכֹּהֵן<text:note text:id="ftn238" text:note-class="footnote"><text:note-citation>238</text:note-citation><text:note-body><text:p text:style-name="P232">יסוד של בכור לנחלה ובכור לכהן הם חלוקים, ובאים מסיבות חלוקות. בכור של נחלה תלוי באב, <text:span text:style-name="T145">ובכור לכהן תלוי באם.</text:span></text:p></text:note-body></text:note>. אֵיזֶהוּ בְּכוֹר לַנַּחֲלָה וְאֵינוֹ בְכוֹר לַכֹּהֵן<text:note text:id="ftn239" text:note-class="footnote"><text:note-citation>239</text:note-citation><text:note-body><text:p text:style-name="P233">סדר המשנה ק"ק, שמזכיר ציור הפשוט רק בסוף.</text:p></text:note-body></text:note>, הַבָּא אַחַר הַנְּפָלִים<text:note text:id="ftn240" text:note-class="footnote"><text:note-citation>240</text:note-citation><text:note-body><text:p text:style-name="P234">לא כלו לו חדשיו (אינו בן ז או בן ט).</text:p></text:note-body></text:note> שֶׁיָּצָא רֹאשׁוֹ חַי<text:note text:id="ftn241" text:note-class="footnote"><text:note-citation>241</text:note-citation><text:note-body><text:p text:style-name="P235">זה נחשב לידה <text:span text:style-name="T146">(והדין הוא כן גם אם יצא כולו חי).</text:span></text:p></text:note-body></text:note><text:note text:id="ftn242" text:note-class="footnote"><text:note-citation>242</text:note-citation><text:note-body><text:p text:style-name="P236">הקים ר’ את זה בתאומים. איני יודע למה צריך להיות כ<text:span text:style-name="T147">ן; נראה שמניח שלא יצא שאר הנפל, אף מת.</text:span></text:p></text:note-body></text:note><text:note text:id="ftn243" text:note-class="footnote"><text:note-citation>243</text:note-citation><text:note-body><text:p text:style-name="P237">נמצא שלידת נפל לא מפקיע מי שבא אחריו לנחלה, אבל מפקיע אותו מבכור של כהונה. דורש את זה מ"ראשית אונו,” שהוא הראשון שהאב אונן עליו (עצב אם מת).</text:p></text:note-body></text:note>, וּבֶן תִּשְׁעָה<text:note text:id="ftn244" text:note-class="footnote"><text:note-citation>244</text:note-citation><text:note-body><text:p text:style-name="P238">כלו לו חדשיו.</text:p></text:note-body></text:note> שֶׁיָּצָא רֹאשׁוֹ מֵת<text:note text:id="ftn245" text:note-class="footnote"><text:note-citation>245</text:note-citation><text:note-body><text:p text:style-name="P239">משמע שכדי שלא יהיה בכור לכהן, צריך שבא לפניו או לידת נפל או יציאת מי שכלו לו חדשיו. אבל, משמע, יציאת נפל (ר"ל, שיצא כשחי) לא פוטר שני מפדי<text:span text:style-name="T148">ון. מגמ’ נראה שאי"ז הדין, </text:span><text:span text:style-name="T149">אלא אף שם פטור, ורק אומר "יצא ראשו חי" לחדש שמי שבא אחריו הוא בכור לנחלה. </text:span><text:span text:style-name="T150">(בש"ע מביא מטור שאינו כל כך פשוט; עיין בנושאי כלים שם.)</text:span></text:p></text:note-body></text:note>, וְהַמַּפֶּלֶת כְּמִין בְּהֵמָה חַיָּה וָעוֹף<text:note text:id="ftn246" text:note-class="footnote"><text:note-citation>246</text:note-citation><text:note-body><text:p text:style-name="P244">ר"ל, פנים שלו דומה לבהמה חיה ועוף.</text:p></text:note-body></text:note><text:note text:id="ftn247" text:note-class="footnote"><text:note-citation>247</text:note-citation><text:note-body><text:p text:style-name="P246">לומד כן ממה שכ’ "וייצר" גבי בריאת אלו, כמו שכ’ גבי בריאת אדם.</text:p></text:note-body></text:note>, דִּבְרֵי רַבִּי מֵאִיר. וַחֲכָמִים אוֹמְרִים, עַד שֶׁיְּהֵא בוֹ מִצּוּרַת<text:note text:id="ftn248" text:note-class="footnote"><text:note-citation>248</text:note-citation><text:note-body><text:p text:style-name="P245">גמרא מפרש שצריך מקצת צורת אדם.</text:p></text:note-body></text:note> הָאָדָם<text:note text:id="ftn249" text:note-class="footnote"><text:note-citation>249</text:note-citation><text:note-body><text:p text:style-name="P240">גמרא דורש את זה מקרא.</text:p></text:note-body></text:note>. הַמַּפֶּלֶת סַנְדָּל<text:note text:id="ftn250" text:note-class="footnote"><text:note-citation>250</text:note-citation><text:note-body><text:p text:style-name="P241">ולד שאין לו <text:span text:style-name="T151">צורת וולד נגמר.</text:span></text:p></text:note-body></text:note>, אוֹ שִׁלְיָא<text:note text:id="ftn251" text:note-class="footnote"><text:note-citation>251</text:note-citation><text:note-body><text:p text:style-name="P242">הוא סק שבו עובר.</text:p></text:note-body></text:note><text:note text:id="ftn252" text:note-class="footnote"><text:note-citation>252</text:note-citation><text:note-body><text:p text:style-name="P247">לא רואים הוולד, אבל השליא מוכיח שהיה וולד. כיון שלא רואים אותו, צריך לומר שנימוח.</text:p></text:note-body></text:note>, וּשְׁפִיר מְרֻקָּם<text:note text:id="ftn253" text:note-class="footnote"><text:note-citation>253</text:note-citation><text:note-body><text:p text:style-name="P243">עובר עם קצת צורת אדם.</text:p></text:note-body></text:note>, וְהַיּוֹצֵא מְחֻתָּךְ<text:note text:id="ftn254" text:note-class="footnote"><text:note-citation>254</text:note-citation><text:note-body><text:p text:style-name="P249">רע"ב כ’ <text:span text:style-name="T162">שראש מחותך לא </text:span><text:span text:style-name="T163">פוטר. </text:span><text:span text:style-name="T164">זה אומר שמעלת ראש הוא רק אם הוא שלם. </text:span><text:span text:style-name="T165">לכן, לא נחשב ראש ללידה, </text:span><text:span text:style-name="T166">אלא צריך רוב אברים. חלקו בזה בגמרא (ורעב סותם כשיטה אחת; רמב"ם לא פוסק כאותו שיטה).</text:span></text:p></text:note-body></text:note>,<text:note text:id="ftn255" text:note-class="footnote"><text:note-citation>255</text:note-citation><text:note-body><text:p text:style-name="P248">ציורים אלו, לכאורה, אינם לידה יותר מנפל בן שמנה שלא יצא ראשו חי. אז, פשוט שכשאמר "ראשו חי" לעיל, לא בא למעט בן ח’ שלא יצא ראשו חי מדין זה. <text:span text:style-name="T153">כן כתב רש"י (שנחשב לידת בן ח’ מת לידה). </text:span><text:span text:style-name="T154">ש"ע (בשם טור) כ’ שלא נחשב לידה לענין פט"ר. </text:span><text:span text:style-name="T155">נודע ביהודה (שנודע להיות "מרא דבכורות") </text:span><text:span text:style-name="T156">שהוא רק אם יצא ראשו מת והחזירה. אז, לא נח’ לידה. </text:span><text:span text:style-name="T157">אבל, אם יצא כולו, דינה כשאר עוברים שבמשנה (ואף ציורם במשנה הוא כשיצאו כולם). </text:span><text:span text:style-name="T158">(אז, צריך להיות תאומים, שבל"ז, אי אפשר שלא יצא קודם אחיו החי.) </text:span><text:span text:style-name="T159">גר"א משיג על טור זה, וכ’ ש"טעה שגגה גדולה,” </text:span><text:span text:style-name="T160">וכ’ שאין חילוק בנפל בין אם חי בין אם מת, שכבר נחשב מת ממה נפשך. </text:span><text:span text:style-name="T161">בתשובה, פסק נודע ביהודה נגד טור.</text:span></text:p></text:note-body></text:note> הַבָּא אַחֲרֵיהֶן, בְּכוֹר לַנַּחֲלָה וְאֵינוֹ בְכוֹר לַכֹּהֵן. מִי שֶׁלֹּא הָיוּ לוֹ בָנִים וְנָשָׂא אִשָּׁה שֶׁכְּבָר יָלְדָה<text:note text:id="ftn256" text:note-class="footnote"><text:note-citation>256</text:note-citation><text:note-body><text:p text:style-name="P250">נחלה תלוי בבכור שלו, ופדיון תלוי בפטר רחמה.</text:p></text:note-body></text:note>, עוֹדָהּ שִׁפְחָה<text:note text:id="ftn257" text:note-class="footnote"><text:note-citation>257</text:note-citation><text:note-body><text:p text:style-name="P251">ילדה כשהיתה שפחה, ואחר כך נשתחררה. (כמו כן הוא בנכרי)</text:p></text:note-body></text:note> וְנִשְׁתַּחְרְרָה, עוֹדָהּ נָכְרִית וְנִתְגַּיְּרָה, מִשֶּׁבָּאת לְיִשְׁרָאֵל יָלְדָה, בְּכוֹר לַנַּחֲלָה<text:note text:id="ftn258" text:note-class="footnote"><text:note-citation>258</text:note-citation><text:note-body><text:p text:style-name="P252">זה אף אם היה הוולד הראשון של אותו אב, כיון שאין הולד מתיחס אחריו. <text:span text:style-name="T167">אבל, אם הוא היה גוי אז, הרי הבן מיוחס אחריו, ואין הוולד אחריו בכור לנחלה. אף לזה לא אומרים שהוא כקטן שנולד דמי. </text:span><text:span text:style-name="T169">זה מפני שכ’, "ראשית אונו,” וזה תלוי במציאות הגוף.</text:span></text:p></text:note-body></text:note> וְאֵינוֹ בְכוֹר לַכֹּהֵן<text:note text:id="ftn259" text:note-class="footnote"><text:note-citation>259</text:note-citation><text:note-body><text:p text:style-name="P253">ולא אומרים שגר שנתגייר כקטן שנולד דמי, שגופה לא שינה, והרי גוף זה כבר נפטר רחמה. <text:span text:style-name="T168">אף ריה"ג לא יחלוק לולי הקרא.</text:span></text:p></text:note-body></text:note>. רַבִּי יוֹסֵי הַגְּלִילִי אוֹמֵר, בְּכוֹר לַנַּחֲלָה וְלַכֹּהֵן, שֶׁנֶּאֱמַר (שמות יג), פֶּטֶר כָּל רֶחֶם בִּבְנֵי יִשְׂרָאֵל, עַד שֶׁיִּפְטְרוּ רֶחֶם מִיִּשְׂרָאֵל. מִי שֶׁהָיוּ לוֹ בָנִים וְנָשָׂא אִשָּׁה שֶׁלֹא יָלְדָה, נִתְגַּיְּרָה מְעֻבֶּרֶת, נִשְׁתַּחְרְרָה מְעֻבֶּרֶת, יָלְדָה הִיא וְכֹהֶנֶת<text:note text:id="ftn260" text:note-class="footnote"><text:note-citation>260</text:note-citation><text:note-body><text:p text:style-name="P254">שני נשים אלו יולדות, והבנים נתערבו.</text:p></text:note-body></text:note>, הִיא וּלְוִיָּה, הִיא וְאִשָּׁה שֶׁכְּבָר יָלְדָה<text:note text:id="ftn261" text:note-class="footnote"><text:note-citation>261</text:note-citation><text:note-body><text:p text:style-name="P255">בכל אלו, הענין הוא שנתערב בכור עם מי שאינו בכור. <text:span text:style-name="T170">לכאורה, דינים אלו הוא אף אם שניהם חייבים בבכור, אלא אומר חידוש שאף כאן חייב בפדיון הבן.</text:span></text:p></text:note-body></text:note>, וְכֵן מִי שֶׁלֹּא שָׁהֲתָה אַחַר בַּעְלָהּ שְׁלשָׁה חֳדָשִׁים וְנִשֵּׂאת וְיָלְדָה, וְאֵין יָדוּעַ אִם בֶּן תִּשְׁעָה לָרִאשׁוֹן, אוֹ בֶן שִׁבְעָה לָאַחֲרוֹן, בְּכוֹר לַכֹּהֵן<text:note text:id="ftn262" text:note-class="footnote"><text:note-citation>262</text:note-citation><text:note-body><text:p text:style-name="P257">אם לא ידוע מי הוא האב, אז אין חיוב על האב. <text:span text:style-name="T171">(זה קאי על ציור של לא שהה שלש חדשים.)</text:span></text:p></text:note-body></text:note> וְאֵינוֹ בְכוֹר לַנַּחֲלָה<text:note text:id="ftn263" text:note-class="footnote"><text:note-citation>263</text:note-citation><text:note-body><text:p text:style-name="P256">לכאורה, לא רק לא יורש פי שנים, אלא לא יורש כלל. עיין בגמרא.</text:p></text:note-body></text:note>. אֵיזֶהוּ בְּכוֹר לַנַּחֲלָה וְלַכֹּהֵן, הַמַּפֶּלֶת שְׁפִיר מָלֵא דָם, מָלֵא מַיִם, מָלֵא גְנִינִים, הַמַּפֶּלֶת כְּמִין דָּגִים וַחֲגָבִים שְׁקָצִים וּרְמָשִׂים, הַמַּפֶּלֶת יוֹם אַרְבָּעִים, הַבָּא אַחֲרֵיהֶן, בְּכוֹר לַנַּחֲלָה וְלַכֹּהֵן: </text:p>
      <text:p text:style-name="P115">ב<text:note text:id="ftn264" text:note-class="footnote"><text:note-citation>264</text:note-citation><text:note-body><text:p text:style-name="P16">משנה ב</text:p></text:note-body></text:note></text:p>
      <text:p text:style-name="P120">יוֹצֵא דֹפֶן וְהַבָּא אַחֲרָיו<text:note text:id="ftn265" text:note-class="footnote"><text:note-citation>265</text:note-citation><text:note-body><text:p text:style-name="P262">רע"ב מפרש שנולדו תאומים, וראשון נולד יוצא דופן. אף רמב"ם כ’ שצ"ל תאומים. לא יכול להיות שני עיבורים, שכיון שיולדה דרך דופן, לא תחזור ותלד. <text:span text:style-name="T172">נ’ שכ’ (תרגום דבריו לא ברור) שהוא כיון שתמות; יש שכ’ שלא תוכל ללדת. </text:span><text:span text:style-name="T173">היום, אי"ז נכון. </text:span><text:span text:style-name="T174">רש"י לא כ’ שקאי על תאומים. חז"א מק’ על רמב"ם (מהי"ת שלא ידעו בזמן חז"ל איך ללדת באופן שיהיה עוד לידה).</text:span></text:p></text:note-body></text:note>, שְׁנֵיהֶם אֵינָן בְּכוֹר לֹא לַנַּחֲלָה וְלֹא לַכֹּהֵן<text:note text:id="ftn266" text:note-class="footnote"><text:note-citation>266</text:note-citation><text:note-body><text:p text:style-name="P258">סובר, כמו שסובר גבי בכור בהמה, שבכור הוא נולד ראשון שאף יצא מרחם ראשון.</text:p></text:note-body></text:note>. רַבִּי שִׁמְעוֹן אוֹמֵר<text:note text:id="ftn267" text:note-class="footnote"><text:note-citation>267</text:note-citation><text:note-body><text:p text:style-name="P261">לכאורה, כן סובר בבכור בהמה; עיין לעיל, שר"ט אמר כן מתורת ספק.</text:p></text:note-body></text:note>, הָרִאשׁוֹן לַנַּחֲלָה<text:note text:id="ftn268" text:note-class="footnote"><text:note-citation>268</text:note-citation><text:note-body><text:p text:style-name="P259">לא דורש שצ’ לידה רגילה להיות בכור לנחלה.</text:p></text:note-body></text:note>, וְהַשֵּׁנִי לְחָמֵשׁ סְלָעִים<text:note text:id="ftn269" text:note-class="footnote"><text:note-citation>269</text:note-citation><text:note-body><text:p text:style-name="P260">לא צריך להיות בן ראשון, אלא רק יוצא רחם ראשון.</text:p></text:note-body></text:note>: </text:p>
      <text:p text:style-name="P109">ג<text:note text:id="ftn270" text:note-class="footnote"><text:note-citation>270</text:note-citation><text:note-body><text:p text:style-name="P17">משנה ג</text:p></text:note-body></text:note></text:p>
      <text:p text:style-name="P120">מִי שֶׁלֹּא בִכְּרָה אִשְׁתּוֹ וְיָלְדָה שְׁנֵי זְכָרִים<text:note text:id="ftn271" text:note-class="footnote"><text:note-citation>271</text:note-citation><text:note-body><text:p text:style-name="P265">גבי בכור בהמה, חלקו תנאים אם שנים ילדו בבת אחת (אם אפשר לצמצם <text:span text:style-name="T176">או לא). </text:span><text:span text:style-name="T177">לכאו’, כמו"כ יחלקו כאן. </text:span><text:span text:style-name="T178">יש שכ’ שאינו כן בפדיון הבן.</text:span></text:p></text:note-body></text:note>, נוֹתֵן חָמֵשׁ סְלָעִים לַכֹּהֵן<text:note text:id="ftn272" text:note-class="footnote"><text:note-citation>272</text:note-citation><text:note-body><text:p text:style-name="P263">שממ"נ, חייב לפדות בן ראשון.</text:p></text:note-body></text:note>. מֵת אֶחָד מֵהֶן בְּתוֹךְ שְׁלשִׁים יוֹם, הָאָב פָּטוּר<text:note text:id="ftn273" text:note-class="footnote"><text:note-citation>273</text:note-citation><text:note-body><text:p text:style-name="P264">מספק, שאולי המת היה הבכור. <text:span text:style-name="T175">לכאו, היה נראה שהוא מצווה, ואז צ’ לפדות (ואולי ישאר ממון בידו), אבל רואים מכאן נג"ז, והוא רק חיוב ממון.</text:span></text:p></text:note-body></text:note>. מֵת הָאָב וְהַבָּנִים קַיָּמִים, רַבִּי מֵאִיר אוֹמֵר, אִם נָתְנוּ עַד שֶׁלֹּא חָלְקוּ<text:note text:id="ftn274" text:note-class="footnote"><text:note-citation>274</text:note-citation><text:note-body><text:p text:style-name="P266">שיש שעיבוד על נכסים, <text:span text:style-name="T179">שמשעובד לפדיון. נמצא שפדיון הבן הוא חוב ועושה שעבוד.</text:span></text:p></text:note-body></text:note>, נָתָנוּ<text:note text:id="ftn275" text:note-class="footnote"><text:note-citation>275</text:note-citation><text:note-body><text:p text:style-name="P267">משמע שהוא רק בדיעבד; אבל סיפא אומר שאם חלקו פטורים, אבל אם לא חלקו, משמע שחייבים. גמרא מפרש שכן העיקר, והרישא לאו דווקא. יש שפ’ שאומר נתנו כיון שאין מי לגבות.</text:p></text:note-body></text:note>. וְאִם לָאו, פְּטוּרִין. רַבִּי יְהוּדָה אוֹמֵר נִתְחַיְּבוּ נְכָסִים<text:note text:id="ftn276" text:note-class="footnote"><text:note-citation>276</text:note-citation><text:note-body><text:p text:style-name="P268">גמרא מפרש שחולקים אם אחרים שחלקו לקוחות או יורשים. תלוי באם אין ברירה או יש ברירה. <text:span text:style-name="T180">כן מפרש רע"ב כאן </text:span><text:span text:style-name="T181">וכן מפרש רמב"ם</text:span><text:span text:style-name="T180">. </text:span><text:span text:style-name="T181">גמרא לא מפרש כן, אלא מפרש שרבי מאיר מסופק, ואז כ"א נוטל חצי כלוקח וחצי כיורש, וכהן יכול ליטול מחצי. </text:span><text:span text:style-name="T182">כאן דנים כשאין ממון די להיות נגבה כולו מחצי חלקו, וכשאין דמים להיות גובה כולו, אין נותנים כלום. </text:span><text:span text:style-name="T183">(העיר תוס’ שפטור זה על תשלומים של חציו הוא רק כאן כשלא ישלם יותר אחר כך.) </text:span><text:span text:style-name="T184">גם יש פשט אחר (יש סתירה בגמרות) </text:span><text:span text:style-name="T185">שחולקים אם מלווה הכתובה בתורה ככתובה בשטר. </text:span><text:span text:style-name="T186">לדין, הלכה כרבי יהודה, והוא שאחרים שחלקו יורשים, </text:span><text:span text:style-name="T187">שהרי הלכה כר"י נגד ר"מ, אבל מלוה הכ’ בתורה אינו כ"כ’ בשטר.</text:span></text:p></text:note-body></text:note>. זָכָר וּנְקֵבָה, אֵין כָּאן לַכֹּהֵן כְּלוּם: </text:p>
      <text:p text:style-name="P109">ד<text:note text:id="ftn277" text:note-class="footnote"><text:note-citation>277</text:note-citation><text:note-body><text:p text:style-name="P17">משנה ד</text:p></text:note-body></text:note></text:p>
      <text:p text:style-name="P124"><text:soft-page-break/>שְׁתֵּי נָשִׁים שֶׁלֹּא בִכְּרוּ וְיָלְדוּ שְׁנֵי זְכָרִים, נוֹתֵן עֶשֶׂר סְלָעִים לַכֹּהֵן. מֵת אֶחָד מֵהֶן בְּתוֹךְ שְׁלשִׁים יוֹם<text:note text:id="ftn278" text:note-class="footnote"><text:note-citation>278</text:note-citation><text:note-body><text:p text:style-name="P269">רש"י כ’ שפטור כיון שאיגלאי מילתא שהיה נפל. תוס’ מקשה מגמרא נגד זה, ומפרש שפדיון רק חל ביום שלושים.</text:p></text:note-body></text:note>, אִם לְכֹהֵן אֶחָד נָתַן, יַחֲזִיר לוֹ חָמֵשׁ סְלָעִים. אִם לִשְׁנֵי כֹהֲנִים נָתַן, אֵינוֹ יָכוֹל לְהוֹצִיא מִיָּדָם. זָכָר וּנְקֵבָה אוֹ שְׁנֵי זְכָרִים וּנְקֵבָה, נוֹתֵן חָמֵשׁ סְלָעִים לַכֹּהֵן. שְׁתֵּי נְקֵבוֹת וְזָכָר אוֹ שְׁנֵי זְכָרִים וּשְׁתֵּי נְקֵבוֹת, אֵין כָּאן לַכֹּהֵן כְּלוּם. אַחַת בִּכְּרָה וְאַחַת שֶׁלֹּא בִכְּרָה וְיָלְדוּ שְׁנֵי זְכָרִים. נוֹתֵן חָמֵשׁ סְלָעִים לַכֹּהֵן. מֵת אֶחָד מֵהֶן בְּתוֹךְ שְׁלשִׁים יוֹם, הָאָב<text:note text:id="ftn279" text:note-class="footnote"><text:note-citation>279</text:note-citation><text:note-body><text:p text:style-name="P270">גם הבן פטור כשיגדל. צריך ביאור למה רק אמר כן על האב.</text:p></text:note-body></text:note> פָּטוּר. מֵת הָאָב וְהַבָּנִים קַיָּמִין, רַבִּי מֵאיר אוֹמֵר, אִם נָתְנוּ עַד שֶׁלֹּא חָלְקוּ, נָתָנוּ. וְאִם לָאו, פְּטוּרִין. רַבִּי יְהוּדָה אוֹמֵר, נִתְחַיְּבוּ נְכָסִים. זָכָר וּנְקֵבָה, אֵין כָּאן לַכֹּהֵן כְּלוּם<text:note text:id="ftn280" text:note-class="footnote"><text:note-citation>280</text:note-citation><text:note-body><text:p text:style-name="P271">צריך ביאור למה משנה כופל את זה, כיון שכבר אמר דין זה. <text:span text:style-name="T188">(איני יודע אם רבי קאי על זה או על מחלקת ר"י ור"מ.</text:span><text:span text:style-name="T189">)</text:span></text:p></text:note-body></text:note>: </text:p>
      <text:p text:style-name="P115">ה<text:note text:id="ftn281" text:note-class="footnote"><text:note-citation>281</text:note-citation><text:note-body><text:p text:style-name="P17">משנה ה</text:p></text:note-body></text:note></text:p>
      <text:p text:style-name="P120">שְׁתֵּי נָשִׁים שֶׁל שְׁנֵי אֲנָשִׁים שֶׁלֹּא בִכְּרוּ וְיָלְדוּ שְׁנֵי זְכָרִים, זֶה נוֹתֵן חָמֵשׁ סְלָעִים לַכֹּהֵן, וְזֶה נוֹתֵן חָמֵשׁ סְלָעִים לַכֹּהֵן. מֵת אֶחָד מֵהֶן בְּתוֹךְ שְׁלשִׁים יוֹם, אִם לְכֹהֵן אֶחָד נָתְנוּ, יַחֲזִיר לָהֶן חָמֵשׁ סְלָעִים<text:note text:id="ftn282" text:note-class="footnote"><text:note-citation>282</text:note-citation><text:note-body><text:p text:style-name="P272">זה רק כשבא בהרשאה, <text:span text:style-name="T189">שנותן לו כוח לגבות לו.</text:span></text:p></text:note-body></text:note>. אִם לִשְׁנֵי כֹהֲנִים נָתְנוּ, אֵינָן יְכוֹלִין לְהוֹצִיא מִיָּדָם. זָכָר וּנְקֵבָה, הָאָבוֹת פְּטוּרִין, וְהַבֵּן חַיָּב לִפְדּוֹת אֶת עַצְמוֹ. שְׁתֵּי נְקֵבוֹת וְזָכָר אוֹ שְׁנֵי זְכָרִים וּשְׁתֵּי נְקֵבוֹת, אֵין כָּאן לַכֹּהֵן כְּלוּם<text:note text:id="ftn283" text:note-class="footnote"><text:note-citation>283</text:note-citation><text:note-body><text:p text:style-name="P273">כן הוא אף בשני זכרים ונקבה, שאף שאחד מן הזכרים בכור, הכי כל זכור מסופק, ולא צריך לתת. <text:span text:style-name="T190">לכאורה, אומר כסדר של משנה שלעיל.</text:span></text:p></text:note-body></text:note>: </text:p>
      <text:p text:style-name="P109">ו<text:note text:id="ftn284" text:note-class="footnote"><text:note-citation>284</text:note-citation><text:note-body><text:p text:style-name="P17">משנה ו</text:p></text:note-body></text:note></text:p>
      <text:p text:style-name="P120">אַחַת בִּכְּרָה וְאַחַת שֶׁלֹּא בִכְּרָה שֶׁל שְׁנֵי אֲנָשִׁים, וְיָלְדוּ שְׁנֵי זְכָרִים, זֶה שֶׁלֹּא בִכְּרָה אִשְׁתּוֹ, נוֹתֵן חָמֵשׁ סְלָעִים לַכֹּהֵן. זָכָר וּנְקֵבָה, אֵין כָּאן לַכֹּהֵן כְּלוּם<text:note text:id="ftn285" text:note-class="footnote"><text:note-citation>285</text:note-citation><text:note-body><text:p text:style-name="P274">לכאורה, יש כמה דינים שכפולים במשניות אלו, וצריך ביאור למה. <text:span text:style-name="T191">מהרי"ט אלגאזי דן בזה ומשיב למקצת מהם.</text:span></text:p></text:note-body></text:note>. מֵת הַבֵּן בְּתוֹךְ שְׁלשִׁים יוֹם, אַף עַל פִּי שֶׁנָּתַן לַכֹּהֵן, יַחֲזִיר (לוֹ חָמֵשׁ סְלָעִים). לְאַחַר שְׁלשִׁים יוֹם, אַף עַל פִּי שֶׁלֹּא נָתַן, יִתֵּן<text:note text:id="ftn286" text:note-class="footnote"><text:note-citation>286</text:note-citation><text:note-body><text:p text:style-name="P275">דנים אם חיוב פדיון הבן נשאר או רק שעיבוד קיים. יש נפק"מ.</text:p></text:note-body></text:note>. מֵת בְּיוֹם שְׁלשִׁים, כְּיוֹם שֶׁלְּפָנָיו<text:note text:id="ftn287" text:note-class="footnote"><text:note-citation>287</text:note-citation><text:note-body><text:p text:style-name="P276">דורש מקרא.</text:p></text:note-body></text:note><text:note text:id="ftn288" text:note-class="footnote"><text:note-citation>288</text:note-citation><text:note-body><text:p text:style-name="P278">רוב פוס’ כ’ כת"ק. יש שיטה שכ’ כר"ע, אבל אין הל’ כן.</text:p></text:note-body></text:note>. רַבִּי עֲקִיבָא אוֹמֵר, אִם נָתַן, לֹא יִטּוֹל. וְאִם לֹא נָתַן, לֹא יִתֵּן<text:note text:id="ftn289" text:note-class="footnote"><text:note-citation>289</text:note-citation><text:note-body><text:p text:style-name="P277">מסופק הוא (איך לדרוש קראי).</text:p></text:note-body></text:note>. מֵת הָאָב בְּתוֹךְ שְׁלשִׁים יוֹם, בְּחֶזְקַת שֶׁלֹּא נִפְדָּה<text:note text:id="ftn290" text:note-class="footnote"><text:note-citation>290</text:note-citation><text:note-body><text:p text:style-name="P279">זה יותר מ"אין אדם פורע בתוך זמנו,” שכאן אולי לא יחייב.</text:p></text:note-body></text:note>, עַד שֶׁיָּבִיא רְאָיָה שֶׁנִּפְדָּה. לְאַחַר שְׁלשִׁים יוֹם, בְּחֶזִקַת שֶׁנִּפְדָּה, עַד (שֶׁיָּבִיא רְאָיָה)<text:note text:id="ftn291" text:note-class="footnote"><text:note-citation>291</text:note-citation><text:note-body><text:p text:style-name="P280">יש גורסים: “עד שיאמרו לו…,” ולא "עד שיביא ראיה.” <text:span text:style-name="T192">רש"י מפרש למה ישנה את הגי’ כאן מרישא. </text:span><text:span text:style-name="T193">לעיל, הנח.ה חזקה הוא שלא שלם, וצ’ ראיה חזקה נגדו. כאן, אינו כ"כ חזקה, ואז לא צ’ עדים, אלא שיאמרו לו. גי"ל שאומר לשון זה כיון שאין תובעים, וא"א לומר ש"יביא ראיה.”</text:span></text:p></text:note-body></text:note> שֶׁלֹּא נִפְדָּה. הוּא לִפָּדוֹת וּבְנוֹ לִפָּדוֹת, הוּא<text:note text:id="ftn292" text:note-class="footnote"><text:note-citation>292</text:note-citation><text:note-body><text:p text:style-name="P281">מצווה לפדות את עצמו.</text:p></text:note-body></text:note> קוֹדֵם אֶת בְּנוֹ<text:note text:id="ftn293" text:note-class="footnote"><text:note-citation>293</text:note-citation><text:note-body><text:p text:style-name="P281">מצווה לפדות את בנו.</text:p></text:note-body></text:note>. רַבִּי יְהוּדָה אוֹמֵר, בְּנוֹ קוֹדְמוֹ, שֶׁמִּצְוָתוֹ עַל אָבִיו, וּמִצְוַת בְּנוֹ עָלָיו<text:note text:id="ftn294" text:note-class="footnote"><text:note-citation>294</text:note-citation><text:note-body><text:p text:style-name="P282">הפשטות היה נראה שסובר שמצוות בנו קודם למצוותו בכל ציור, כיון שקרא אומר בפ’ פדיון בן, ולא אומר פדיון עצמו. <text:span text:style-name="T194">אבל, גמ’ לא מפ’ כן, אלא מפ’ ש</text:span><text:span text:style-name="T195">חול’ בציור ש</text:span><text:span text:style-name="T196">לר"י </text:span><text:span text:style-name="T195">רק יכולים לקיים שני מצוות אם קודם בנו מממון שלו (שחוב שלו הוא מלפני זמן, ויש שמשעובד לו, כיון שמלוה הכתובה בתורה כ"כ’ בשטר). </text:span><text:span text:style-name="T196">ת"ק סובר שמלווה הכ’ בתורה אינו ככתובה בשטר. </text:span><text:span text:style-name="T197">(אף שלשון משנה משמע טעם אחר, מצאנו כעי"ז כ"פ; וצ"ב, ואין כאן מקומו.)</text:span></text:p></text:note-body></text:note>: </text:p>
      <text:p text:style-name="P130">ז<text:note text:id="ftn295" text:note-class="footnote"><text:note-citation>295</text:note-citation><text:note-body><text:p text:style-name="P18">משנה ז</text:p></text:note-body></text:note></text:p>
      <text:p text:style-name="P124">חָמֵשׁ סְלָעִים שֶׁל בֵּן, בְּמָנֶה<text:note text:id="ftn296" text:note-class="footnote"><text:note-citation>296</text:note-citation><text:note-body><text:p text:style-name="P284">מאה דינרים <text:span text:style-name="T198">הוא, אבל כאן לא נותן מאה, אלא ר"ל חמש סלעים של מטבעות צורי.</text:span></text:p></text:note-body></text:note> צוֹרִי<text:note text:id="ftn297" text:note-class="footnote"><text:note-citation>297</text:note-citation><text:note-body><text:p text:style-name="P283">אמר’ את זה בחולם ובשורוק.</text:p></text:note-body></text:note><text:note text:id="ftn298" text:note-class="footnote"><text:note-citation>298</text:note-citation><text:note-body><text:p text:style-name="P285">היו שווים פי שמונה מכסף מדינה (שהיו יותר מצויים).</text:p></text:note-body></text:note>.<text:note text:id="ftn299" text:note-class="footnote"><text:note-citation>299</text:note-citation><text:note-body><text:p text:style-name="P286">רע"ב כ’ חשבונות בגודל כסף בשעורין (<text:span text:style-name="T201">barley</text:span>).כ"כ<text:span text:style-name="T199"> רמב"ם ורי"ף,</text:span> כן נוקטים להלכה. רש"י כ’ חשבון אחר. <text:span text:style-name="T200">רמב"ן כ’ (בתוספת לפי’ על התורה כשבא לא"י) שמצא מטבעות שבהם נכ’ שקל הקודש ומחצית השקל, ושקל אותם, ונמצא כרש"י.</text:span></text:p></text:note-body></text:note><text:note text:id="ftn300" text:note-class="footnote"><text:note-citation>300</text:note-citation><text:note-body><text:p text:style-name="P287">חז"ל הוסיפו על המדות, ואז נמצא שמוסיף שש מלבר (חומש מלגו). נמצא שצריך לתת יותר ממה שאומר תורה (הוא יותר כסף, ונכלל באותם מטבעות). <text:span text:style-name="T202">לכאורה, אז, רבנן חייבו לתת יותר, ומקצת ממה שנותן חייב מדאו’, ומקצת מדרבנן. יש צד שנמסר לרבנן לקבוע מהו שקל.</text:span></text:p></text:note-body></text:note> שְׁלשִׁים שֶׁל עֶבֶד, וַחֲמִשִּׁים שֶׁל אוֹנֵס וְשֶׁל מְפַתֶּה, וּמֵאָה שֶׁל מוֹצִיא שֵׁם רָע, כֻּלָּם בְּשֶׁקֶל הַקֹּדֶשׁ<text:note text:id="ftn301" text:note-class="footnote"><text:note-citation>301</text:note-citation><text:note-body><text:p text:style-name="P288">בחז"ל, קראו לו "סלע,” ואמרו שם שקל על חצי סלע.</text:p></text:note-body></text:note>, בְּמָנֶה צוֹרִי<text:note text:id="ftn302" text:note-class="footnote"><text:note-citation>302</text:note-citation><text:note-body><text:p text:style-name="P289">נמצא שכל חיובים דאו’ הם בכסף צורי (ויש לדון למה רק מנה את אלו), אבל חיובים דרבנן הם בכסף מדינה. אז, כתובה, שהוא מדרבנן, הוא בכסף מדינה, לפי הרמב"ם. <text:span text:style-name="T203">רע"ב כאן מביא שאף שאין חיוב מן התורה, כיון שכ’, “כמוהר בתולות,” קבעו חז"ל לתת בכסף צורי. </text:span><text:span text:style-name="T204">חל’ ש"כ ורמ"א, וספרדים ואשכנזים, שספרדים נותנים כסף מדינה ואשכנזים נותנים כסף צורי. כותבים דברים חלוקים בכתובתם, אם כותבים, “דחזי לכי מדאו’.”</text:span></text:p></text:note-body></text:note>. וְכֻלָּן נִפְדִּין<text:note text:id="ftn303" text:note-class="footnote"><text:note-citation>303</text:note-citation><text:note-body><text:p text:style-name="P290">לשון זה מוזר, ורל שניתנים.</text:p></text:note-body></text:note> בְּכֶסֶף, וּבְשָׁוֶה כֶסֶף, חוּץ מִן הַשְּׁקָלִים<text:note text:id="ftn304" text:note-class="footnote"><text:note-citation>304</text:note-citation><text:note-body><text:p text:style-name="P291">מחצית השקל שצריך לתת ללשכה. <text:span text:style-name="T205">צ"ל ניתן במטבע שיש בו צורה.</text:span></text:p></text:note-body></text:note>: </text:p>
      <text:p text:style-name="P109">ח<text:note text:id="ftn305" text:note-class="footnote"><text:note-citation>305</text:note-citation><text:note-body><text:p text:style-name="P19">משנה ח</text:p></text:note-body></text:note></text:p>
      <text:p text:style-name="P120"><text:soft-page-break/>אֵין פּוֹדִין<text:note text:id="ftn306" text:note-class="footnote"><text:note-citation>306</text:note-citation><text:note-body><text:p text:style-name="P292">את הבן.</text:p></text:note-body></text:note> לֹא בַעֲבָדִים<text:note text:id="ftn307" text:note-class="footnote"><text:note-citation>307</text:note-citation><text:note-body><text:p text:style-name="P293">הוקש לקרקע.</text:p></text:note-body></text:note>, וְלֹא בִשְׁטָרוֹת<text:note text:id="ftn308" text:note-class="footnote"><text:note-citation>308</text:note-citation><text:note-body><text:p text:style-name="P294">אין גופו ממון.</text:p></text:note-body></text:note>, וְלֹא בְקַרְקָעוֹת<text:note text:id="ftn309" text:note-class="footnote"><text:note-citation>309</text:note-citation><text:note-body><text:p text:style-name="P295">אינו מטלטלים.</text:p></text:note-body></text:note>, וְלֹא בְהֶקְדֵּשׁוֹת<text:note text:id="ftn310" text:note-class="footnote"><text:note-citation>310</text:note-citation><text:note-body><text:p text:style-name="P296">ר"ל, אף לא פודים הקדשות באלו. הלשון מוזר.</text:p></text:note-body></text:note>. כָּתַב לַכֹּהֵן שֶׁהוּא חַיָּב לוֹ חָמֵשׁ סְלָעִים<text:note text:id="ftn311" text:note-class="footnote"><text:note-citation>311</text:note-citation><text:note-body><text:p text:style-name="P297">כותב לו שחייב חמש סלעים לפדיון הבן.</text:p></text:note-body></text:note>, חַיָּב לִתֵּן לוֹ וּבְנוֹ אֵינוֹ פָדוּי<text:note text:id="ftn312" text:note-class="footnote"><text:note-citation>312</text:note-citation><text:note-body><text:p text:style-name="P298">לא יוצא בכתיבת השטר, אלא צריך לתת את הכסף. <text:span text:style-name="T206">כיון שנותן, יצא, שלא חייב א"ע לתת חמש סלעים לסיבה אחרת. </text:span><text:span text:style-name="T207">חייב לתת עוד חמש מדרבנן, שלא יאמרו שפודים בשטרות.</text:span></text:p></text:note-body></text:note>, לְפִיכָךְ אִם רָצָה הַכֹּהֵן לִתֵּן לוֹ מַתָּנָה, רַשַּׁאי<text:note text:id="ftn313" text:note-class="footnote"><text:note-citation>313</text:note-citation><text:note-body><text:p text:style-name="P299">באמת, יכול להחזיר כל פדיון הבן, <text:span text:style-name="T214">אם לא מובן</text:span> שיחזיר אותו). <text:span text:style-name="T208">אם </text:span><text:span text:style-name="T215">מובן</text:span><text:span text:style-name="T208">, ושוב לא מחזיר הכהן, חול’ פוס’. </text:span><text:span text:style-name="T209">(רב שמעון היה אומר שלא יחזיר. </text:span><text:span text:style-name="T210">יש שנותנים קצת; כן עושה רב שלום, ומשאיר לו מה שחושב שהוא עיקר הדין.) </text:span><text:span text:style-name="T211">אפשר ש"לפיכך" ר"ל שיחזיר אחר שיתן שניהם, אבל לא יכול להחזיר חמש, ויתן לו אב אותו חמש, </text:span><text:span text:style-name="T212">שצ"ל ניכר שיש פדיון אחר. </text:span><text:span text:style-name="T213">יכול לתת לכהן במתנה ע"מ להחזיר, שתנאי חלוק.</text:span></text:p></text:note-body></text:note>. הַמַּפְרִישׁ פִּדְיוֹן בְּנוֹ וְאָבַד, חַיָּב בְּאַחֲרָיוּתוֹ<text:note text:id="ftn314" text:note-class="footnote"><text:note-citation>314</text:note-citation><text:note-body><text:p text:style-name="P300">לא יוצא בהפרשה, ואינו כתרומה וכדו’, <text:span text:style-name="T216">ופדיון חל רק כשנותן לכוהן.</text:span></text:p></text:note-body></text:note>, שֶׁנֶּאֱמַר (במדבר יח), יִהְיֶה לָּךְ וּפָדֹה תִפְדֶּה<text:note text:id="ftn315" text:note-class="footnote"><text:note-citation>315</text:note-citation><text:note-body><text:p text:style-name="P301">בפשטות, אין הפרשה, אלא רק דין לתת לכהן. יש שכ’ שהפרשה עושה שהוא ממון כוהן, אבל עדיין לא יוצא פדיון עד שיתן אותו ממון כהן לכהן. (נוגע אם חל למכירי כהונה או למי שתופס.) <text:span text:style-name="T217">הפשטות הו א שלא עושה כלום.</text:span></text:p></text:note-body></text:note>: </text:p>
      <text:p text:style-name="P109">ט<text:note text:id="ftn316" text:note-class="footnote"><text:note-citation>316</text:note-citation><text:note-body><text:p text:style-name="P20">משנה ט</text:p></text:note-body></text:note></text:p>
      <text:p text:style-name="P120">הַבְּכוֹר נוֹטֵל פִּי שְׁנַיִם בְּנִכְסֵי הָאָב, וְאֵינוֹ נוֹטֵל פִּי שְׁנַיִם בְּנִכְסֵי הָאֵם<text:note text:id="ftn317" text:note-class="footnote"><text:note-citation>317</text:note-citation><text:note-body><text:p text:style-name="P302">רע"ב כ’ שלא נוטל פי שנים מנכסי מלוג שלה. <text:span text:style-name="T218">אם אב קיים, אב יורש, ולא בכור. אז, אינו עוד נכסי מלוג. </text:span><text:span text:style-name="T219">אז, לשונו קשה.</text:span></text:p></text:note-body></text:note>. וְאֵינוֹ נוֹטֵל פִּי שְׁנַיִם בַּשֶּׁבַח<text:note text:id="ftn318" text:note-class="footnote"><text:note-citation>318</text:note-citation><text:note-body><text:p text:style-name="P303">נכסים שהשביחו לאחר מיתת האב. זה נדרש מ"כל אשר ימצא לו.”</text:p></text:note-body></text:note>, וְלֹא בָרָאוּי<text:note text:id="ftn319" text:note-class="footnote"><text:note-citation>319</text:note-citation><text:note-body><text:p text:style-name="P304">דבר שלא היה לאב, אבל היה עומד לבוא לו.</text:p></text:note-body></text:note> כְּבַמֻּחְזָק. וְלֹא הָאִשָּׁה בִּכְתֻבָּתָהּ, וְלֹא הַבָּנוֹת בִּמְזוֹנוֹתֵיהֶן<text:note text:id="ftn320" text:note-class="footnote"><text:note-citation>320</text:note-citation><text:note-body><text:p text:style-name="P305">משמע ששאר בעלי חוב נוטלים, אבל לא אלו, שחכמים הקילו על כתובת אשה, שלא משלם בעבור ממון שנטל.</text:p></text:note-body></text:note>, וְלֹא הַיָּבָם<text:note text:id="ftn321" text:note-class="footnote"><text:note-citation>321</text:note-citation><text:note-body><text:p text:style-name="P306">יורש נכסי אחיו המת. <text:span text:style-name="T221">אם אב קיים, חול’ רבנן ור"י אם נוטל יבם או אב.</text:span> <text:span text:style-name="T220">דינו נדרש מבכור.</text:span></text:p></text:note-body></text:note>. וְכֻלָּן אֵין נוֹטְלִין בַּשֶּׁבַח, וְלֹא בָרָאוּי כְּבַמֻּחְזָק<text:note text:id="ftn322" text:note-class="footnote"><text:note-citation>322</text:note-citation><text:note-body><text:p text:style-name="P307">לכאו’, כבר גילה כן. גמ’ מפ’ שמרבה <text:span text:style-name="T223">שאינו נוטל </text:span>שבח דממיל<text:span text:style-name="T222">א וראוי שהוא מוכרח לבוא.</text:span></text:p></text:note-body></text:note>: </text:p>
      <text:p text:style-name="P109">י<text:note text:id="ftn323" text:note-class="footnote"><text:note-citation>323</text:note-citation><text:note-body><text:p text:style-name="P21">משנה י</text:p></text:note-body></text:note></text:p>
      <text:p text:style-name="P120">אֵלּוּ שֶׁאֵינָן חוֹזְרִין<text:note text:id="ftn324" text:note-class="footnote"><text:note-citation>324</text:note-citation><text:note-body><text:p text:style-name="P308">בדרך כלל, המוכר שדה אחוזה חוזר ביובל.</text:p></text:note-body></text:note> בַּיּוֹבֵל, הַבְּכוֹרָה<text:note text:id="ftn325" text:note-class="footnote"><text:note-citation>325</text:note-citation><text:note-body><text:p text:style-name="P309">התורה קורא לבכורה נתינה, ואז הו"א שחוזר ביובל. קמ"ל שירושה הוא, ולא חוזר.</text:p></text:note-body></text:note>, וְהַיּוֹרֵשׁ אֶת אִשְׁתּוֹ<text:note text:id="ftn326" text:note-class="footnote"><text:note-citation>326</text:note-citation><text:note-body><text:p text:style-name="P310">הו"א שיש לו דין מתנה, וקמ"ל שהוא ירושה. לכאו’, דין זה רק אם ירושת הבעל דאו’, ולא אם הוא דרבנן. <text:span text:style-name="T224">כן הוא הפשטות, אבל מרמב"ם יוצא נגד זה, שסובר שהוא דרבנן, ולא יוצא ביובל.</text:span></text:p></text:note-body></text:note>, וְהַמְיַבֵּם אֶת אֵשֶׁת אָחִיו<text:note text:id="ftn327" text:note-class="footnote"><text:note-citation>327</text:note-citation><text:note-body><text:p text:style-name="P311">נלמד מבכורה, ואז יש לו אותו הו"א וקמ"ל.</text:p></text:note-body></text:note>, וְהַמַּתָּנָה<text:note text:id="ftn328" text:note-class="footnote"><text:note-citation>328</text:note-citation><text:note-body><text:p text:style-name="P312">אין חזרה ביובל לר"מ אלא למכר. <text:span text:style-name="T225">לכאו’, כיון שדין זה כן, אין דינים ראשונים חידושים לר"מ, שאף אילו היו מתנה, לא היו חוזרים ביובל. אז, משנה אומר חידוש זה לרבנן.</text:span></text:p></text:note-body></text:note>, דִּבְרֵי רַבִּי מֵאִיר. וַחֲכָמִים אוֹמְרִים, מַתָּנָה כְּמֶכֶר<text:note text:id="ftn329" text:note-class="footnote"><text:note-citation>329</text:note-citation><text:note-body><text:p text:style-name="P314">חולקים בדרשות הקראי.</text:p></text:note-body></text:note><text:note text:id="ftn330" text:note-class="footnote"><text:note-citation>330</text:note-citation><text:note-body><text:p text:style-name="P313">כן הלכה.</text:p></text:note-body></text:note>. רַבִּי אֱלִיעֶזֶר<text:note text:id="ftn331" text:note-class="footnote"><text:note-citation>331</text:note-citation><text:note-body><text:p text:style-name="P315">בפשטות, ר"ל רבי אלעזר.</text:p></text:note-body></text:note> אוֹמֵר, כֻּלָּן חוֹזְרִין בַּיּוֹבֵל<text:note text:id="ftn332" text:note-class="footnote"><text:note-citation>332</text:note-citation><text:note-body><text:p text:style-name="P314">סובר שמתנה חוזר ביובל, וסובר שבכור ויבם הם מתנות, וסובר שירושת הבעל דרבנן ונח’ מתנה.</text:p></text:note-body></text:note>. רַבִּי יוֹחָנָן בֶּן בְּרוֹקָא אוֹמֵר, הַיּוֹרֵשׁ אֶת אִשְׁתּוֹ, יַחֲזִיר לִבְנֵי מִשְׁפָּחָה וִינַכֶּה לָהֶם מִן הַדָּמִים<text:note text:id="ftn333" text:note-class="footnote"><text:note-citation>333</text:note-citation><text:note-body><text:p text:style-name="P316">גמ’ מבאר שזה רק כשיורש קבר אשתו, שהוא פגם משפחה שרחוקים יקברו שם. אז, חייבו אותו חכמים להחזיר.</text:p></text:note-body></text:note><text:note text:id="ftn334" text:note-class="footnote"><text:note-citation>334</text:note-citation><text:note-body><text:p text:style-name="P317">ר"ל, הם ישלמו לו ממון בעבור הקברות, אבל לא נותנים לו דמי קבר אשתו, שהוא חייב בזה.</text:p></text:note-body></text:note>: </text:p>
      <text:p text:style-name="P120"/>
      <text:p text:style-name="P89">פרק תשיעי<text:note text:id="ftn335" text:note-class="footnote"><text:note-citation>335</text:note-citation><text:note-body><text:p text:style-name="P51">פרק תשיעי</text:p></text:note-body></text:note></text:p>
      <text:p text:style-name="P115">א<text:note text:id="ftn336" text:note-class="footnote"><text:note-citation>336</text:note-citation><text:note-body><text:p text:style-name="P22">משנה א</text:p></text:note-body></text:note></text:p>
      <text:p text:style-name="P124"><text:note text:id="ftn337" text:note-class="footnote"><text:note-citation>337</text:note-citation><text:note-body><text:p text:style-name="P318">יסויד מעשר בהמה שנויים במחלקת. משנה אומר שנוהג אף שלא בפני הבית, ובארץ ובחו"ל. לכאו’, משנה אומר שדינו שווה. דינו הוא שקרב על מזבח. <text:span text:style-name="T226">אז, היה נ’ שאף בחו"ל קרבן הוא. אבל, חלקו בזה חכמים, שר"ע סובר ששל חו"ל לא קרב, אלא שוהים עד שימום, ואוכלו בלא פדייה. אפשר להיות שמשנה כר"ע, ואומר שנוהג. לכאו’, “שלא בפני הבית" לא נקרב על מזבח. דין משנה זה מדאו’, אבל חכמים בטלו מעש"ב אחר חורבן בית המק’ כדי שלא יבוא לידי תקלה. </text:span><text:span text:style-name="T227">דנו אחרונים ל"ל בטלו מעשר בהמה של חו"ל לעולם (שהוא שווה לשל אחר החורבן). אולי רק לא הבינו שהיה בעיה עד אחר החורבן. העיר’ שלא היו רוב רבנים בחו"ל עד אחר החורבן; אולי לא היה כל כך הוכר להם שצ’ לבטל. ואם תאמר איך בטלו אותו. וי"ל שיכולים לבטל בשב ואל תעשה, לעשות שלא צריך להפריש. </text:span><text:span text:style-name="T228">חל’ ראשונים אם מעש"ב חיוב דאו’ (להפריש). </text:span><text:span text:style-name="T229">פשוט מגמ’ שחייב אדם לעשר בשעת הגורן, אבל רש"י סובר (ויש ראשונים אחרים שסוברים כן) שאינו חיוב מדאו’, אבל חכמים חייבוהו. א"כ, יותר קל איך עקרו אותו רבנן. </text:span><text:span text:style-name="T230">גם חל’ מה עושים במעשר בהמה. רוב ראשונים כ’ שאין מעש"ב ניתן לכהן, אלא נאכל במומו ולאחר הק’ לבעלים. </text:span><text:span text:style-name="T231">(משנה אומר בפ’ שנאכל לכל אדם, </text:span><text:span text:style-name="T232">אבל השאלה הוא מי זוכה בו.) אבל, ריטב"א כ’ שמעשר ניתן לכהן, אבל נאכל לכל אדם. </text:span><text:span text:style-name="T233">עיין ברי"פ פארלאו שמאריך בזה, וכ’ שרס"ג סובר כריטב"א, ומביא ראשונים אחרים שסוברים כן. יש כמה מקומות שלומ’ הל’ מעש"ב מבכור </text:span><text:span text:style-name="T234">ב"אם אינו ענין.” מובן למה לומדים זה מזה לפי ריטב"א. </text:span><text:span text:style-name="T235">גם יש ראשונים שסוברים שכהן פטור ממעש"ב. (מובא בשם גאונים, וכ"כ ר"ח.) </text:span><text:span text:style-name="T236">זהיותר טוב אם הוא ממון כהן.</text:span></text:p></text:note-body></text:note>מַעְשַׂר בְּהֵמָה נוֹהֵג בָּאָרֶץ וּבְחוּצָה לָאָרֶץ, בִּפְנֵי הַבַּיִת וְשֶׁלֹּא בִפְּנֵי הַבַּיִת, בַּחֻלִּין אֲבָל לֹא בַמֻּקְדָּשִׁין<text:note text:id="ftn338" text:note-class="footnote"><text:note-citation>338</text:note-citation><text:note-body><text:p text:style-name="P319">ממעט מוקדשים שהם ממון בעלים (כמו קדשים קלים לרבי יוסי).</text:p></text:note-body></text:note>. וְנוֹהֵג בַּבָּקָר וּבַצֹּאן<text:note text:id="ftn339" text:note-class="footnote"><text:note-citation>339</text:note-citation><text:note-body><text:p text:style-name="P319">כ"כ בפ’ בתורה.</text:p></text:note-body></text:note>, וְאֵינָן מִתְעַשְּׂרִים מִזֶּה עַל זֶה<text:note text:id="ftn340" text:note-class="footnote"><text:note-citation>340</text:note-citation><text:note-body><text:p text:style-name="P319">כמו שבמעשר דגן לא מעשר ממין על שאינו מינו, כמו"כ כאן לא מעשר.</text:p></text:note-body></text:note>. בַּכְּבָשִׂים וּבָעִזִּים<text:note text:id="ftn341" text:note-class="footnote"><text:note-citation>341</text:note-citation><text:note-body><text:p text:style-name="P319">אף שהם שני מינים, דורשים מקרא שכיון ששניהם צאן, מעשרים מזה על זה.</text:p></text:note-body></text:note>, וּמִתְעַשְּׂרִין מִזֶּה עַל זֶּה. בֶּחָדָשׁ<text:note text:id="ftn342" text:note-class="footnote"><text:note-citation>342</text:note-citation><text:note-body><text:p text:style-name="P320">נולדו אחר ר"ה למעשר בהמה.</text:p></text:note-body></text:note>, וּבַיָּשָׁן<text:note text:id="ftn343" text:note-class="footnote"><text:note-citation>343</text:note-citation><text:note-body><text:p text:style-name="P320">נול’ קודם ר"ה למעש"ב.</text:p></text:note-body></text:note>, וְאֵינָן מִתְעַשְּׂרִין מִזֶּה עַל זֶּה<text:note text:id="ftn344" text:note-class="footnote"><text:note-citation>344</text:note-citation><text:note-body><text:p text:style-name="P321">נלמד מ"אם אינו ענין" מבכור.</text:p></text:note-body></text:note>. שֶׁהָיָה בַּדִּין, מָה אִם הֶחָדָשׁ וְהַיָּשָׁן שֶׁאֵינָן כִּלְאַיִם זֶה בָזֶה, אֵין מִתְעַשְּׂרִין מִזֶּה עַל זֶה. הַכְּבָשִׂים וְהָעִזִּים שֶׁהֵם כִּלְאַיִם זֶה בָזֶה, אֵינוֹ דִין שֶׁלֹּא יִתְעַשְּׂרוּ מִזֶּה עַל זֶה, תַּלְמוּד לוֹמַר (ויקרא כז), וָצֹאן, מִשְׁמָע כָּל צֹאן, אֶחָד: </text:p>
      <text:p text:style-name="P115">ב<text:note text:id="ftn345" text:note-class="footnote"><text:note-citation>345</text:note-citation><text:note-body><text:p text:style-name="P22">משנה ב</text:p></text:note-body></text:note></text:p>
      <text:p text:style-name="P124"><text:soft-page-break/>מַעְשַׂר בְּהֵמָה מִצְטָרֵף כִּמְלֹא רֶגֶל בְּהֵמָה רוֹעָה<text:note text:id="ftn346" text:note-class="footnote"><text:note-citation>346</text:note-citation><text:note-body><text:p text:style-name="P322">אם יש עשר, מצטרפים כשיעור שהולך בהמה כשיש אדם שרועה אותו.</text:p></text:note-body></text:note>. וְכַמָּה הִיא רֶגֶל בְּהֵמָה רוֹעָה, שִׁשָּׁה עָשָׂר מִיל<text:note text:id="ftn347" text:note-class="footnote"><text:note-citation>347</text:note-citation><text:note-body><text:p text:style-name="P323">יכול לראות אותו רוחק כשהקרקע אין בו מעלות ומורדות, והאויר אין בו דבר שמפסיק ראייתו.</text:p></text:note-body></text:note><text:note text:id="ftn348" text:note-class="footnote"><text:note-citation>348</text:note-citation><text:note-body><text:p text:style-name="P324">לכאו’, דיני צירוף משמע שיש חיוב (וזה נל’ מקרא בנביא). לרש"י, צ"ל שהוא רק מדרבנן.</text:p></text:note-body></text:note>. הָיָה בֵּין אֵלּוּ לְאֵלּוּ שְׁלשִׁים וּשְׁנַיִם מִיל<text:note text:id="ftn349" text:note-class="footnote"><text:note-citation>349</text:note-citation><text:note-body><text:p text:style-name="P325">קשה, שלעיל אמר טז’ מיל. הוא מחמת המשך המשנה, שהיה לו באמצע, מביא אותם באמצע, שמביא כל אחד טז מיל.</text:p></text:note-body></text:note>, אֵינָן מִצְטָרְפִין. הָיָה לוֹ בָאֶמְצָע, מֵבִיא וּמְעַשְּׂרָן בָּאֶמְצָע<text:note text:id="ftn350" text:note-class="footnote"><text:note-citation>350</text:note-citation><text:note-body><text:p text:style-name="P326">חלקו רב ושמואל בזה. רב כ’ שאם יש שיעור מעשר (עשר) בין אחד שבצד ושבאמצע. שמואל אומר שהוא אף אם יש לו שיעור רק עם שניהם. <text:span text:style-name="T237">גם סובר שאף לא צ"ל בהמה באמצע, אלא אף רועה או כליו. חלקו ראשונים איזה ד"א יכולים לצרף אותם.</text:span></text:p></text:note-body></text:note>. רַבִּי מֵאִיר אוֹמֵר, הַיַּרְדֵּן מַפְסִיק לְמַעְשַׂר בְּהֵמָה<text:note text:id="ftn351" text:note-class="footnote"><text:note-citation>351</text:note-citation><text:note-body><text:p text:style-name="P327">זה נדרש מקרא. </text:p></text:note-body></text:note>: </text:p>
      <text:p text:style-name="P115">ג<text:note text:id="ftn352" text:note-class="footnote"><text:note-citation>352</text:note-citation><text:note-body><text:p text:style-name="P23">משנה ג</text:p></text:note-body></text:note></text:p>
      <text:p text:style-name="P120">הַלָּקוּחַ אוֹ שֶׁנִּתַּן לוֹ מַתָּנָה, פָּטוּר מִמַּעְשַׂר בְּהֵמָה<text:note text:id="ftn353" text:note-class="footnote"><text:note-citation>353</text:note-citation><text:note-body><text:p text:style-name="P328">לא נמנים לעשר.</text:p></text:note-body></text:note>. הָאַחִים הַשֻּׁתָּפִין שֶׁחַיָּבִין בַּקָּ<text:note text:id="ftn354" text:note-class="footnote"><text:note-citation>354</text:note-citation><text:note-body><text:p text:style-name="P329">אמר’ כאן סגול. שוב הזכיר שבמשנה כתוב בקמץ, ואולי כן הוא.</text:p></text:note-body></text:note>לְבּוֹן<text:note text:id="ftn355" text:note-class="footnote"><text:note-citation>355</text:note-citation><text:note-body><text:p text:style-name="P330">חייב אדם לתת מחצית השקל. תקנו חכמים שצ’ לתת קצת יותר כיון שהיה נחסר קצת. <text:span text:style-name="T238">אם שניהם נותנים שקל מלא, כ"א נותן קלבון.</text:span></text:p></text:note-body></text:note>, פְּטוּרִין מִמַּעְשַׂר בְּהֵמָה<text:note text:id="ftn356" text:note-class="footnote"><text:note-citation>356</text:note-citation><text:note-body><text:p text:style-name="P331">שאז הם שותפים, ופורים ממעשר בהמה כלקוח.</text:p></text:note-body></text:note>. וְשֶׁחַיָּבִין בְּמַעְשַׂר בְּהֵמָה, פְּטוּרִין מִן הַקָּלְבּוֹן<text:note text:id="ftn357" text:note-class="footnote"><text:note-citation>357</text:note-citation><text:note-body><text:p text:style-name="P332">שאינם שותפים, אלא נותנים מממון של תפסת הבית, <text:span text:style-name="T239">שהוא של שניהם. </text:span></text:p></text:note-body></text:note>. קָנוּ מִתְּפוּסַת הַבַּיִת, חַיָּבִין. וְאִם לָאו, פְּטוּרִין. חָלְקוּ וְחָזְרוּ וְנִשְׁתַּתְּפוּ, חַיָּבִּין בַּקָּלְבּוֹן וּפְטוּרִין מִמַּעְשַׂר בְּהֵמָה<text:note text:id="ftn358" text:note-class="footnote"><text:note-citation>358</text:note-citation><text:note-body><text:p text:style-name="P333">שנחשבים שותפים.</text:p></text:note-body></text:note><text:note text:id="ftn359" text:note-class="footnote"><text:note-citation>359</text:note-citation><text:note-body><text:p text:style-name="P334">רמב"ם מבאר משנה בדרך אחרת, ואין שותפים פטורם כי אם כשנחשב לקוח. גורס, “האחים והשותפים.”</text:p></text:note-body></text:note>: </text:p>
      <text:p text:style-name="P109">ד<text:note text:id="ftn360" text:note-class="footnote"><text:note-citation>360</text:note-citation><text:note-body><text:p text:style-name="P23">משנה ד</text:p></text:note-body></text:note></text:p>
      <text:p text:style-name="P124">הַכֹּל<text:note text:id="ftn361" text:note-class="footnote"><text:note-citation>361</text:note-citation><text:note-body><text:p text:style-name="P335">ואף כמה מן הפסולים לקרבן.</text:p></text:note-body></text:note> נִכְנָס לַדִּיר לְהִתְעַשֵּׂר, חוּץ מִן הַכִּלְאַיִם<text:note text:id="ftn362" text:note-class="footnote"><text:note-citation>362</text:note-citation><text:note-body><text:p text:style-name="P337">גם לנדמה יש דין זה. <text:span text:style-name="T240">יש מק"א שכללו חז"ל נדמה בכלאים.</text:span></text:p></text:note-body></text:note>, וְהַטְּרֵפָה<text:note text:id="ftn363" text:note-class="footnote"><text:note-citation>363</text:note-citation><text:note-body><text:p text:style-name="P336">נלמד מ"כל אשר יעבור תחת השבט.” יש מין טרפה (נחתכה רגליו) שלא יכול לעבור. בארו חז"ל שהפטור הוא טריפותו, ואז כל טריפה פטורה.</text:p></text:note-body></text:note>, וְיוֹצֵא דֹפֶן, וּמְחֻסַּר זְמָן, וְיָתוֹם. אֵיזֶהוּ יָתוֹם, כּל שֶׁמֵּתָה אִמּוֹ אוֹ שֶׁנִּשְׁחָטָה<text:note text:id="ftn364" text:note-class="footnote"><text:note-citation>364</text:note-citation><text:note-body><text:p text:style-name="P338">ר"ל, בשעת לידה. <text:span text:style-name="T241">אבגל אם רק מתה אח"כ, נכנס.</text:span></text:p></text:note-body></text:note>. רַבִּי יְהוֹשֻׁעַ אוֹמֵר, אֲפִלּוּ נִשְׁחֲטָה אִמּוֹ וְהַשֶּׁלַח<text:note text:id="ftn365" text:note-class="footnote"><text:note-citation>365</text:note-citation><text:note-body><text:p text:style-name="P339">עור של האם.</text:p></text:note-body></text:note> קַיָּם<text:note text:id="ftn366" text:note-class="footnote"><text:note-citation>366</text:note-citation><text:note-body><text:p text:style-name="P340">לכאו’, בכל לידה, השלח קיים.</text:p></text:note-body></text:note>, אֵין זֶה יָתוֹם<text:note text:id="ftn367" text:note-class="footnote"><text:note-citation>367</text:note-citation><text:note-body><text:p text:style-name="P341">כיון שנותנים את הבן בתוך העור, ונמצא שנהנה עדיין מן האם.</text:p></text:note-body></text:note>: </text:p>
      <text:p text:style-name="P115">ה<text:note text:id="ftn368" text:note-class="footnote"><text:note-citation>368</text:note-citation><text:note-body><text:p text:style-name="P24">משנה ה</text:p></text:note-body></text:note></text:p>
      <text:p text:style-name="P120">שָׁלשׁ גְּרָנוֹת<text:note text:id="ftn369" text:note-class="footnote"><text:note-citation>369</text:note-citation><text:note-body><text:p text:style-name="P342">יש שלש זמנים שבו צריך להכניס את צאנו ולעשר. <text:span text:style-name="T242">באותו זמן, כאילו נעשו טבל, ולא יכול להשתמש בהם עד שמעשר אותם. קביעות זה הוא רק מדרבנן.</text:span></text:p></text:note-body></text:note> לְמַעְשַׂר בְּהֵמָה, בִּפְרוֹס<text:note text:id="ftn370" text:note-class="footnote"><text:note-citation>370</text:note-citation><text:note-body><text:p text:style-name="P343">פרס ר"ל חצי. כאן, ר"ל חצי זמן הכנת פסח. זמן הכנת פסח הוא שלשים יום; אז, זה ר"ל אמש עשרה יום לפני פסח.</text:p></text:note-body></text:note> הַפֶּסַח<text:note text:id="ftn371" text:note-class="footnote"><text:note-citation>371</text:note-citation><text:note-body><text:p text:style-name="P345">לא מפרש איזה יום הוא, שהחדש שלפניו יכו"ל חבר או מלא, ואז אין זמן קבוע.</text:p></text:note-body></text:note>, בִּפְרוֹס<text:note text:id="ftn372" text:note-class="footnote"><text:note-citation>372</text:note-citation><text:note-body><text:p text:style-name="P344">חמש עשרה ימים קודם.</text:p></text:note-body></text:note> הָעֲצֶרֶת, בִּפְרוֹס הֶחָג<text:note text:id="ftn373" text:note-class="footnote"><text:note-citation>373</text:note-citation><text:note-body><text:p text:style-name="P348">נעשה קרוב ליו"ט כיון שבנ"א לא רוצים למכור בהמות עד שמפרישים מעשר בהמה. אז, קבעו להפריש לפני יו"ט.</text:p></text:note-body></text:note>, דִּבְרֵי רַבִּי עֲקִיבָא. בֶּן עַזַּאי אוֹמֵר, בְּעֶשְׂרִים וְתִשְׁעָה בַּאֲדָר<text:note text:id="ftn374" text:note-class="footnote"><text:note-citation>374</text:note-citation><text:note-body><text:p text:style-name="P346">סובר שאדר הסמוך לפסח לא נעשה מעובר (שלש שלשים יום), אבל חוץ מזה סובר כר"ע <text:span text:style-name="T243">בזה.</text:span></text:p></text:note-body></text:note>, בְּאֶחָד בְּסִיוָן<text:note text:id="ftn375" text:note-class="footnote"><text:note-citation>375</text:note-citation><text:note-body><text:p text:style-name="P347">לא מקדים כל כך לפני שבועות כיון שאין כל כך זמן מפרוס הפסח עד אז.</text:p></text:note-body></text:note>, בְּעֶשְׂרִים וְתִשְׁעָה בְאָב<text:note text:id="ftn376" text:note-class="footnote"><text:note-citation>376</text:note-citation><text:note-body><text:p text:style-name="P349">חושש שראש השנה של מעשר בהמה הוא ראש חדש אלול. <text:span text:style-name="T244">(צריך ביאור למה לא מצריך הפרשה בסוף אלול. </text:span><text:span text:style-name="T248">אמר רבי שהיה, ולא מנה אותו.)</text:span></text:p></text:note-body></text:note>. רַבִּי אֱלִיעֶזֶר וְרַבִּי שִׁמְעוֹן אוֹמְרִים, בְּאֶחָד בְּנִיסָן<text:note text:id="ftn377" text:note-class="footnote"><text:note-citation>377</text:note-citation><text:note-body><text:p text:style-name="P350">סוברים שמאז מתחילים להכין לפסח.</text:p></text:note-body></text:note>, בְּאֶחָד בְּסִיוָן, בְּעֶשְׂרִים וְתִשְׁעָה בֶאֱלוּל<text:note text:id="ftn378" text:note-class="footnote"><text:note-citation>378</text:note-citation><text:note-body><text:p text:style-name="P351">צריך להיות שני שבועות לפני סוכות, שהוא זמן הכנה. לא אמרו בר"ה, כמו שמפ’ משנה.</text:p></text:note-body></text:note>. וְלָמָּה אָמְרוּ בְּעֶשְׂרִים וְתִשְׁעָה בֶאֱלוּל וְלֹא אָמְרוּ בְּאֶחָד בְּתִשְׁרֵי, מִפְּנֵי שֶׁהוּא יוֹם טוֹב, וְאִי אֶפְשָׁר לְעַשֵּׂר בְּיוֹם טוֹב<text:note text:id="ftn379" text:note-class="footnote"><text:note-citation>379</text:note-citation><text:note-body><text:p text:style-name="P351">לכאו’, זה מדרבנן.</text:p></text:note-body></text:note>, לְפִיכָךְ הִקְדִּימוּהוּ בְּעֶשְׂרִים וְתִשְׁעָה בֶאֱלוּל<text:note text:id="ftn380" text:note-class="footnote"><text:note-citation>380</text:note-citation><text:note-body><text:p text:style-name="P352">גמרא’ מבאר שסוברים שר"ה למעשר הוא אחד בתשרי. אם כן, יש עוד סיבה. <text:span text:style-name="T245">אז, יש שני סיבות. אמר זה להשמיע איסור מעשר ביו"ט.</text:span></text:p></text:note-body></text:note>. רַבִּי מֵאִיר אוֹמֵר, בְּאֶחָד בֶּאֱלוּל רֹאשׁ הַשָּׁנָה<text:note text:id="ftn381" text:note-class="footnote"><text:note-citation>381</text:note-citation><text:note-body><text:p text:style-name="P353">ומה שנולד לפני כן נקרא ישן ומה שנולד אחר כן נקרא חדש, ואין מעשרים מזה על זה.</text:p></text:note-body></text:note> לְמַעְשַׂר בְּהֵמָה. בֶּן עַזַּאי אוֹמֵר, הָאֱלוּלִיִּין מִתְעַשְּׂרִין בִּפְנֵי עַצְמָן<text:note text:id="ftn382" text:note-class="footnote"><text:note-citation>382</text:note-citation><text:note-body><text:p text:style-name="P353">מסופק מהו ר"ה.</text:p></text:note-body></text:note>: </text:p>
      <text:p text:style-name="P109">ו<text:note text:id="ftn383" text:note-class="footnote"><text:note-citation>383</text:note-citation><text:note-body><text:p text:style-name="P25">משנה ו</text:p></text:note-body></text:note></text:p>
      <text:p text:style-name="P120">כָּל הַנּוֹלָדִים מֵאֶחָד בְּתִשְׁרֵי עַד עֶשְׂרִים וְתִשְׁעָה בֶּאֱלוּל, הֲרֵי אֵלּוּ מִצְטָרְפִין<text:note text:id="ftn384" text:note-class="footnote"><text:note-citation>384</text:note-citation><text:note-body><text:p text:style-name="P354">זה המשך של משנה לעיל שבאר ראש השנה. מבאר לפי התנא שסובר שאחד בתשרי ראש השנה למעשר בהמה.</text:p></text:note-body></text:note>. חֲמִשָּׁה לִפְנֵי רֹאשׁ הַשָּׁנָה וַחֲמִשָּׁה לְאַחַר רֹאשׁ הַשָּׁנָה, אֵינָן מִצְטָרְפִין. חֲמִשָּׁה לִפְנֵי הַגֹּרֶן וַחֲמִשָּׁה לְאַחַר הַגֹּרֶן, הֲרֵי אֵלּוּ מִצְטָרְפִין. אִם כֵּן לָמָּה נֶאֱמַר שָׁלשׁ גְּרָנוֹת לְמַעְשַׂר בְּהֵמָה, שֶׁעַד שֶׁלֹּא הִגִּיעַ הַגֹּרֶן, מֻתָּר לִמְכּוֹר וְלִשְׁחוֹט. הִגִּיעַ הַגֹּרֶן, לֹא יִשְׁחוֹט. וְאִם שָׁחַט, פָּטוּר: </text:p>
      <text:p text:style-name="P109">ז<text:note text:id="ftn385" text:note-class="footnote"><text:note-citation>385</text:note-citation><text:note-body><text:p text:style-name="P26">משנה ז</text:p></text:note-body></text:note></text:p>
      <text:p text:style-name="P120">כֵּיצַד מְעַשְּׂרָן, כּוֹנְסָן לַדִּיר וְעוֹשֶׂה לָהֶן פֶּתַח קָטָן כְּדֵי שֶׁלֹּא יִהְיוּ שְׁנַיִם יְכוֹלִין לָצֵאת כְּאַחַת, וּמוֹנֶה בַשֵּׁבֶט, אֶחָד, שְׁנַיִם, שְׁלשָׁה, אַרְבָּעָה, חֲמִשָּׁה, שִׁשָּׁה, שִׁבְעָה, שְׁמוֹנָה, תִּשְׁעָה, וְהַיוֹצֵא עֲשִׂירִי סוֹקְרוֹ בְסִקְרָא וְאוֹמֵר הֲרֵי זֶה מַעֲשֵׂר. לֹא סְקָרוֹ בְסִקְרָא וְלֹא מְנָאָם בַּשֵּׁבֶט, אוֹ שֶׁמְּנָאָם רְבוּצִים, אוֹ עוֹמְדִים, הֲרֵי אֵלּוּ מְעֻשָּׂרִים<text:note text:id="ftn386" text:note-class="footnote"><text:note-citation>386</text:note-citation><text:note-body><text:p text:style-name="P355">אז, זה קצת כעין בכור, שלא צריך הפרשה בפה. <text:span text:style-name="T246">כמו בכור, יש מצווה לומר שהוא המעשר. </text:span><text:span text:style-name="T247">נלמד מעשר מבכור בכ"מ (יש כמה "אם אינו ענין"ים); אולי לכן נוקטים ללמוד למעשר. יש דמיונות אחרים שיכול להיות הסיבה, שמתנותיהם דומים.</text:span></text:p></text:note-body></text:note><text:note text:id="ftn387" text:note-class="footnote"><text:note-citation>387</text:note-citation><text:note-body><text:p text:style-name="P356">אחרונים בארו שהסיבה שקבעו מעשר כך, ולא אמרו לתת אחד מעשר, הוא מפני שמעשר בהמותיו הוא הרבה בהמות, ואין חיוב מדאו’, ובוודאי אינו טבל, ואז לא יתן.</text:p></text:note-body></text:note>, הָיָה לוֹ מֵאָה וְנָטַל עֲשָׂרָה<text:note text:id="ftn388" text:note-class="footnote"><text:note-citation>388</text:note-citation><text:note-body><text:p text:style-name="P358">כמו שמפריש מעשר דגן.</text:p></text:note-body></text:note>, עֲשָׂרָה <text:soft-page-break/>וְנָטַל אֶחָד, אֵין זֶה מַעֲשֵׂר<text:note text:id="ftn389" text:note-class="footnote"><text:note-citation>389</text:note-citation><text:note-body><text:p text:style-name="P357">שצריך להיות עשירי, ולא יכול להיות רק מעשר.</text:p></text:note-body></text:note>. רַבִּי יוֹסֵי בְּרַבִּי יְהוּדָה אוֹמֵר, הֲרֵי זֶה מַעֲשֵׂר<text:note text:id="ftn390" text:note-class="footnote"><text:note-citation>390</text:note-citation><text:note-body><text:p text:style-name="P359">גמ’ מדמה את זה לתנא שסובר שמעשר ניטל באומד ובמחשבה. <text:span text:style-name="T249">צריך ביאור מהו היחס של אותו שיטה לכאן, </text:span><text:span text:style-name="T250">שכאן אינו מפריש באומד ומחשבה, אלא יש בעיה אחרת.</text:span></text:p></text:note-body></text:note>, קָפַץ (אֶחָד) מִן הַמְּנוּיִין לְתוֹכָן<text:note text:id="ftn391" text:note-class="footnote"><text:note-citation>391</text:note-citation><text:note-body><text:p text:style-name="P360">ואינו יודע איזה הוא אותו אחד.</text:p></text:note-body></text:note>, הֲרֵי אֵלּוּ פְטוּרִין<text:note text:id="ftn392" text:note-class="footnote"><text:note-citation>392</text:note-citation><text:note-body><text:p text:style-name="P361">לא יכול לעשות שום אחד עשירי, כיון שאולי העשירי כבר פטור. כ"כ רע"ב. <text:span text:style-name="T251">לכאו’, כן הוא הדין אם אחד מן התשע כבר נמנה, שהוא פטור. כמו"כ, דורשים מ"עשירי" שכל שהוא ספק פטור. ע’ בתוס’</text:span><text:span text:style-name="T252">(שוב אמר’ תוס’ ראש) </text:span><text:span text:style-name="T251"><text:s/>בב"מ שדן ל"ל נאמר שבטל. יש שכ’ שאף שקובעים על פי רוב, אינו עשירי וודאי. </text:span><text:span text:style-name="T252">משמע שכבר נטל ממנו מעשר. אז, אם לא נטל ממנו מעשר, אלא יצאו במנין הראוי, לא היה פטור. גמ’ לא אומר כן, אלא אומר (בפשטות, בלי חולק) שלא צריך שהפריש, אלא פוטר במנין הראוי. </text:span><text:span text:style-name="T253">יש פשטים שסוברים שיש מד"א בגמ’ או סתמא בגמ’ שחולק ואומר שמנין הראוי לא פוטר. </text:span><text:span text:style-name="T254">אז, רע"ב מפרש כך, אף שאין הלכה כן.</text:span></text:p></text:note-body></text:note>. מִן הַמְעֻשָּׂרִים לְתוֹכָן<text:note text:id="ftn393" text:note-class="footnote"><text:note-citation>393</text:note-citation><text:note-body><text:p text:style-name="P362">שהם קדושים.</text:p></text:note-body></text:note>, כֻּלָּן יִרְעוּ עַד שֶׁיִּסְתָּאֲבוּ, וְיֵאָכְלוּ בְמוּמָן לַבְּעָלִים: </text:p>
      <text:p text:style-name="P109">ח<text:note text:id="ftn394" text:note-class="footnote"><text:note-citation>394</text:note-citation><text:note-body><text:p text:style-name="P27">משנה ח</text:p></text:note-body></text:note></text:p>
      <text:p text:style-name="P127">יָצְאוּ שְׁנַיִם כְּאֶחָד, מוֹנֶה אוֹתָן שְׁנַיִם שְׁנָיִם<text:note text:id="ftn395" text:note-class="footnote"><text:note-citation>395</text:note-citation><text:note-body><text:p text:style-name="P363">יש שרק גורסים "מונה אותם שנים.” אז, אומר שאם שנים יצאו, ומנה אותם לשנים. לגי’ שלנו, אומר שממשיך למנות כולם בשנים, ומונה כל שנים שיצאו לאחד, וכשעשירי יוצא, מונה אותם שנים לעשירי, והם מעשר על כל היוצאים.</text:p></text:note-body></text:note>. מְנָאָן אֶחָד, תְּשִׁיעִי וַעֲשִׂירִי מְקֻלְקָלִין<text:note text:id="ftn396" text:note-class="footnote"><text:note-citation>396</text:note-citation><text:note-body><text:p text:style-name="P364">לכאו’, ר"ל שקדושה חל עליהם, אבל לא קדושה גמורה. <text:span text:style-name="T255">לכן, לא יכול להקריב אותו לקרבן.</text:span></text:p></text:note-body></text:note><text:note text:id="ftn397" text:note-class="footnote"><text:note-citation>397</text:note-citation><text:note-body><text:p text:style-name="P365">רע"ב פי’ (ע’ ברש"י שיש שני לשונות) שמונה כל השנים אם יצאו שנים. אז, אם מנה רק אחת, נמצא שטעה, וקדושים בקדושמה מקולקלת, ולא קדושה גמורה. <text:span text:style-name="T256">אם רק מנה כאחד, נמצא שהיה העשירי נמנה לתשיעי, והיה האחת עשר נמנה לעשירי.</text:span></text:p></text:note-body></text:note>. יָצְאוּ תְּשִׁיעִי וַעֲשִׂירִי כְּאַחַת, תְּשִׁיעִי וַעֲשִׂירִי מְקֻלְקָלִין<text:note text:id="ftn398" text:note-class="footnote"><text:note-citation>398</text:note-citation><text:note-body><text:p text:style-name="P366">יש שלא גורסים אותו במשנה, אבל בוודאי מובא בגמ’, ואז דין הוא כן.</text:p></text:note-body></text:note><text:note text:id="ftn399" text:note-class="footnote"><text:note-citation>399</text:note-citation><text:note-body><text:p text:style-name="P367">דן גמ’ אם קרא להם תשיעי, עשירי, או תשיעי ועשירי. אם קרא תשיעי, הוא מעש"ב וחולין מעורבים. אם קרא עשירי, מעש"ב ושלמים שמעורבים.</text:p></text:note-body></text:note>. קָרָא לַתְּשִׁיעִי עֲשִׂירִי<text:note text:id="ftn400" text:note-class="footnote"><text:note-citation>400</text:note-citation><text:note-body><text:p text:style-name="P368">טעה במנין.</text:p></text:note-body></text:note> וְלָעֲשִׂירִי תְּשִׁיעִי וּלְאַחַד עָשָׂר עֲשִׂירִי<text:note text:id="ftn401" text:note-class="footnote"><text:note-citation>401</text:note-citation><text:note-body><text:p text:style-name="P369">רבי באר כולם בציור אחד. כן משמע.</text:p></text:note-body></text:note>, שְׁלָשְׁתָּן מְקֻדָּשִׁין<text:note text:id="ftn402" text:note-class="footnote"><text:note-citation>402</text:note-citation><text:note-body><text:p text:style-name="P372">דורשים מקראי שבתשיעי ואחד עשר, טעותו מקדש.</text:p></text:note-body></text:note>. הַתְּשִׁיעִי נֶאֱכָל בְּמוּמוֹ<text:note text:id="ftn403" text:note-class="footnote"><text:note-citation>403</text:note-citation><text:note-body><text:p text:style-name="P370">קדוש בקדושת מעש"ב, אבל לא הוקרב. (יש לו קדושה מקולקלת.)</text:p></text:note-body></text:note>, וְהָעֲשִׂירִי מַעֲשֵׂר<text:note text:id="ftn404" text:note-class="footnote"><text:note-citation>404</text:note-citation><text:note-body><text:p text:style-name="P371">הוא כשר ונקרב.</text:p></text:note-body></text:note><text:note text:id="ftn405" text:note-class="footnote"><text:note-citation>405</text:note-citation><text:note-body><text:p text:style-name="P372">דורשים שאף אילו לא קרא לה שם כלל, כיון שהוא עשירי, קדוש.</text:p></text:note-body></text:note><text:note text:id="ftn406" text:note-class="footnote"><text:note-citation>406</text:note-citation><text:note-body><text:p text:style-name="P374">ואם תאמר אם כן אף אם מנה שנים כאחד, יקדש עשירי בקדושה גמורה. <text:span text:style-name="T258">ראשונים מקשים כן. רש"י כ’ שאולי נקרב, ואינו ק’ מקולקלת. רע"ב לא כ"כ. </text:span><text:span text:style-name="T259">אז, מקולקל שבמשנה רק ר"ל שאפשר שיטעה אותו, שאולי לא יבין הדין. </text:span><text:span text:style-name="T260">מסתמא, לא ישאל לרב, שלא מבין שטעה. </text:span><text:span text:style-name="T261">גם מפרש שאולי רק נק’ בק’ גמורה אם פשוט שהעשירי הוא עשירי. אבל, בציור ראשונה, יצאו שנים כאחת, ולא כ"כ פשוט איזה הוא העשירי. </text:span><text:span text:style-name="T262">אמר’ שהוא סברה דחוקה. </text:span><text:span text:style-name="T263">(הומ"ל שהחילוק הוא שהוא מכיר שוהא יציאה עשירי, אלא שחושב שיאמר תשיעי כיון שאמר עשירי. אבל, לעיל, חושב שיציאה ראשונה היה נחשב אחד, ואז זה תשיעי.)</text:span></text:p></text:note-body></text:note>, וְאַחַד עָשָׂר קָרֵב שְׁלָמִים וְעוֹשֶׂה תְמוּרָה, דִּבְרֵי רַבִּי מֵאִיר. אָמַר רַבִּי יְהוּדָה, וְכִי יֵשׁ תְּמוּרָה<text:note text:id="ftn407" text:note-class="footnote"><text:note-citation>407</text:note-citation><text:note-body><text:p text:style-name="P373">נחשב כעין תמורה, כיון שעשה אותו מעשר, במקום הבהמה שהיא, באמת, מעשר. <text:span text:style-name="T257">בדר"כ תמורת מעשר לא נק’, אבל זה נקרב.</text:span></text:p></text:note-body></text:note> עוֹשָׂה תְמוּרָה. אָמְרוּ מִשּׁוּם רַבִּי מֵאִיר<text:note text:id="ftn408" text:note-class="footnote"><text:note-citation>408</text:note-citation><text:note-body><text:p text:style-name="P377">גמ’ בהוריות מזכיר למה נאמר לשון זה. ע"ש. <text:span text:style-name="T265">אחר זמן, לא אמרו אחרים, אלא "אמרו משום רבי מאיר.”</text:span></text:p></text:note-body></text:note>, אִלּוּ הָיָה תְמוּרָה, לֹא הָיָה קָרֵב<text:note text:id="ftn409" text:note-class="footnote"><text:note-citation>409</text:note-citation><text:note-body><text:p text:style-name="P375">שתמורת מעש"ב חלוק משאר צמורות, ולא נקרב.<text:span text:style-name="T264">(נלמד מבכור.)</text:span></text:p></text:note-body></text:note>.<text:note text:id="ftn410" text:note-class="footnote"><text:note-citation>410</text:note-citation><text:note-body><text:p text:style-name="P376">ר"י סובר שהוא תמורה, אלא שגזר הכ’ שנקרב.</text:p></text:note-body></text:note> קָרָא לַתְּשִׁיעִי עֲשִׂירִי וְלָעֲשִׂירִי עֲשִׂירִי וּלְאַחַד עָשָׂר עֲשִׂירִי, אֵין אַחַד עָשָׂר מְקֻדָּשׁ. זֶה הַכְּלָל, כֹּל שֶׁלֹּא נֶעֱקַר שֵׁם עֲשִׂירִי מִמֶּנּוּ, אֵין אַחַד עָשָׂר מְקֻדָּשׁ: </text:p>
      <text:p text:style-name="P1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Keter YG" svg:font-family="'Keter YG'" style:font-pitch="variable"/>
    <style:font-face style:name="Mekorot-Vilna" svg:font-family="Mekorot-Vilna" style:font-pitch="variable"/>
    <style:font-face style:name="Microsoft YaHei" svg:font-family="'Microsoft YaHei'" style:font-family-generic="system" style:font-pitch="variable"/>
    <style:font-face style:name="NSimSun" svg:font-family="NSimSun" style:font-family-generic="system" style:font-pitch="variable"/>
    <style:font-face style:name="Narkisim" svg:font-family="Narkisim" style:font-family-generic="swiss" style:font-pitch="variable"/>
    <style:font-face style:name="Noto Rashi Hebrew Medium" svg:font-family="'Noto Rashi Hebrew Medium'" style:font-pitch="variable"/>
    <style:font-face style:name="Shofar" svg:font-family="Shofar"/>
    <style:font-face style:name="Shofar1" svg:font-family="Shofar" style:font-adornments="Regular"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Shofar"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Shofar"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Shofar" style:font-family-complex="Shofar"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Shofar" style:font-family-complex="Shofar"/>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Shofar" style:font-family-complex="Shofar"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Shofar" style:font-family-complex="Shofar"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master-page-name="">
      <style:paragraph-properties fo:margin-left="0.6cm" fo:margin-right="0cm" fo:text-align="end" style:justify-single-word="false" fo:text-indent="-0.6cm" style:auto-text-indent="false" style:page-number="auto" text:number-lines="false" text:line-number="0" style:writing-mode="rl-tb"/>
      <style:text-properties fo:font-size="10pt" style:font-size-asian="10pt" style:font-name-complex="Shofar1" style:font-family-complex="Shofar" style:font-style-name-complex="Regular" style:font-pitch-complex="variable" style:font-size-complex="7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ListLabel_20_1" style:display-name="ListLabel 1" style:family="text">
      <style:text-properties fo:font-size="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writing-mode="rl-tb"/>
      <style:text-properties fo:font-weight="bold" officeooo:rsid="0013c3ce" officeooo:paragraph-rsid="0013c3ce" style:font-weight-asian="bold" style:font-name-complex="Keter YG" style:font-weight-complex="bold"/>
    </style:style>
    <style:page-layout style:name="Mpm1">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35cm" style:distance-before-sep="0.102cm" style:distance-after-sep="0.102cm" style:line-style="solid" style:adjustment="right" style:rel-width="60%"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כורת בקר</text:p>
      </style:head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2T07:25:53.730000000</meta:creation-date>
    <dc:date>2024-05-23T21:51:36.656000000</dc:date>
    <meta:editing-duration>P1DT18H22M7S</meta:editing-duration>
    <meta:editing-cycles>599</meta:editing-cycles>
    <meta:generator>LibreOffice/7.5.3.2$Windows_X86_64 LibreOffice_project/9f56dff12ba03b9acd7730a5a481eea045e468f3</meta:generator>
    <meta:document-statistic meta:table-count="0" meta:image-count="0" meta:object-count="0" meta:page-count="14" meta:paragraph-count="577" meta:word-count="12292" meta:character-count="63733" meta:non-whitespace-character-count="51903"/>
  </office:meta>
</office:document-meta>
</file>